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text-indent="0.847cm" style:auto-text-indent="false"/>
    </style:style>
    <style:style style:name="P2" style:family="paragraph" style:parent-style-name="Para_20_05">
      <style:paragraph-properties fo:text-align="center" style:justify-single-word="false"/>
    </style:style>
    <style:style style:name="P3" style:family="paragraph" style:parent-style-name="Para_20_11">
      <style:paragraph-properties fo:margin-left="0cm" fo:margin-right="0cm" fo:text-indent="0cm" style:auto-text-indent="false"/>
      <style:text-properties style:font-name="Verdana5" fo:font-size="22pt" style:font-size-asian="22pt" style:font-size-complex="22pt"/>
    </style:style>
    <style:style style:name="P4" style:family="paragraph" style:parent-style-name="Para_20_12">
      <style:paragraph-properties fo:margin-left="0cm" fo:margin-right="0cm" fo:text-indent="0cm" style:auto-text-indent="false"/>
      <style:text-properties style:font-name="Verdana5" fo:font-size="22pt" style:font-size-asian="22pt" style:font-size-complex="22pt"/>
    </style:style>
    <style:style style:name="P5" style:family="paragraph" style:parent-style-name="Para_20_11">
      <style:paragraph-properties fo:margin-left="0cm" fo:margin-right="0cm" fo:text-indent="0cm" style:auto-text-indent="false" fo:break-before="page"/>
      <style:text-properties style:font-name="Verdana5" fo:font-size="22pt" style:font-size-asian="22pt" style:font-size-complex="22pt"/>
    </style:style>
    <style:style style:name="P6" style:family="paragraph" style:parent-style-name="Para_20_05">
      <style:paragraph-properties fo:margin-left="0cm" fo:margin-right="2.54cm" fo:text-indent="0cm" style:auto-text-indent="fals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underline-style="none"/>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text-underline-style="solid" style:text-underline-width="auto" style:text-underline-color="font-color"/>
    </style:style>
    <style:style style:name="P13" style:family="paragraph" style:parent-style-name="Subtitle">
      <style:paragraph-properties fo:margin-top="0.706cm" fo:margin-bottom="0.706cm"/>
    </style:style>
    <style:style style:name="P14" style:family="paragraph" style:parent-style-name="Subtitle">
      <style:paragraph-properties fo:margin-top="0.706cm" fo:margin-bottom="0.706cm"/>
      <style:text-properties fo:font-weight="normal" style:font-weight-asian="normal" style:font-weight-complex="normal"/>
    </style:style>
    <style:style style:name="P15" style:family="paragraph" style:parent-style-name="Text_20_body" style:master-page-name="">
      <style:paragraph-properties fo:hyphenation-ladder-count="3" style:page-number="auto" fo:background-color="transparent" style:shadow="none">
        <style:background-image/>
      </style:paragraph-properties>
      <style:text-properties fo:hyphenate="true" fo:hyphenation-remain-char-count="2" fo:hyphenation-push-char-count="2"/>
    </style:style>
    <style:style style:name="P16" style:family="paragraph" style:parent-style-name="Text_20_body" style:master-page-name="">
      <style:paragraph-properties fo:hyphenation-ladder-count="49" style:page-number="auto"/>
      <style:text-properties fo:hyphenate="true" fo:hyphenation-remain-char-count="9" fo:hyphenation-push-char-count="9"/>
    </style:style>
    <style:style style:name="P17" style:family="paragraph" style:parent-style-name="Text_20_body" style:master-page-name="">
      <style:paragraph-properties fo:hyphenation-ladder-count="9" style:page-number="auto"/>
      <style:text-properties fo:hyphenate="true" fo:hyphenation-remain-char-count="9" fo:hyphenation-push-char-count="9"/>
    </style:style>
    <style:style style:name="P18" style:family="paragraph" style:parent-style-name="Para_20_05" style:master-page-name="MP0">
      <style:paragraph-properties fo:text-align="center" style:justify-single-word="false" style:page-number="auto" fo:break-before="page"/>
    </style:style>
    <style:style style:name="P19" style:family="paragraph" style:parent-style-name="Para_20_05" style:master-page-name="First_20_Page">
      <style:paragraph-properties fo:text-align="center" style:justify-single-word="false" style:page-number="1"/>
    </style:style>
    <style:style style:name="P20" style:family="paragraph" style:parent-style-name="Heading_20_3">
      <style:paragraph-properties fo:break-before="page"/>
    </style:style>
    <style:style style:name="P21" style:family="paragraph" style:parent-style-name="Heading_20_2">
      <style:paragraph-properties fo:break-before="page"/>
    </style:style>
    <style:style style:name="P22" style:family="paragraph" style:parent-style-name="Heading_20_1" style:master-page-name="Right_20_Page">
      <style:paragraph-properties style:page-number="3"/>
    </style:style>
    <style:style style:name="P23" style:family="paragraph" style:parent-style-name="Heading_20_1">
      <style:paragraph-properties fo:break-before="page"/>
    </style:style>
    <style:style style:name="P24" style:family="paragraph" style:parent-style-name="Heading_20_1" style:master-page-name="Index">
      <style:paragraph-properties style:page-number="auto"/>
    </style:style>
    <style:style style:name="P25" style:family="paragraph" style:parent-style-name="Оглавление_20_пользователя_20_2">
      <style:paragraph-properties>
        <style:tab-stops>
          <style:tab-stop style:position="10.802cm" style:type="right" style:leader-style="dotted" style:leader-text="."/>
        </style:tab-stops>
      </style:paragraph-properties>
    </style:style>
    <style:style style:name="P26"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27" style:family="paragraph" style:parent-style-name="Оглавление_20_пользователя_20_3">
      <style:paragraph-properties>
        <style:tab-stops>
          <style:tab-stop style:position="9.802cm" style:type="right" style:leader-style="dotted" style:leader-text="."/>
        </style:tab-stops>
      </style:paragraph-properties>
    </style:style>
    <style:style style:name="P28" style:family="paragraph" style:parent-style-name="Text_20_body" style:list-style-name="List_20_1"/>
    <style:style style:name="P29" style:family="paragraph" style:parent-style-name="Text_20_body" style:list-style-name="L1"/>
    <style:style style:name="P30" style:family="paragraph" style:parent-style-name="Text_20_body" style:list-style-name="L1">
      <style:text-properties style:text-underline-style="none"/>
    </style:style>
    <style:style style:name="P31" style:family="paragraph" style:parent-style-name="Text_20_body" style:list-style-name="L2"/>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style:text-underline-style="solid" style:text-underline-width="auto" style:text-underline-color="font-color"/>
    </style:style>
    <style:style style:name="P34" style:family="paragraph" style:parent-style-name="Text_20_body" style:list-style-name="List_20_1">
      <style:paragraph-properties fo:margin-left="0cm" fo:margin-right="0cm" fo:text-indent="0cm" style:auto-text-indent="false"/>
    </style:style>
    <style:style style:name="P35" style:family="paragraph" style:parent-style-name="Text_20_body" style:master-page-name="">
      <style:paragraph-properties fo:hyphenation-ladder-count="11" style:page-number="auto"/>
      <style:text-properties fo:hyphenate="true" fo:hyphenation-remain-char-count="9" fo:hyphenation-push-char-count="9"/>
    </style:style>
    <style:style style:name="T1" style:family="text">
      <style:text-properties style:language-complex="ru" style:country-complex="RU"/>
    </style:style>
    <style:style style:name="T2" style:family="text">
      <style:text-properties style:font-name="Calibri1" fo:font-size="14pt" style:font-size-asian="14pt" style:font-size-complex="14pt" style:language-complex="ru" style:country-complex="RU"/>
    </style:style>
    <style:style style:name="T3" style:family="text">
      <style:text-properties style:font-name="Verdana5" fo:font-size="14pt" style:font-size-asian="14pt" style:font-size-complex="14pt" style:language-complex="ru" style:country-complex="RU"/>
    </style:style>
    <style:style style:name="T4" style:family="text">
      <style:text-properties style:font-name="Verdana5" style:language-complex="ru" style:country-complex="RU"/>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line-through-style="none"/>
    </style:style>
    <style:style style:name="T13" style:family="text">
      <style:text-properties style:text-line-through-style="none" style:text-underline-style="none"/>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Default_20_Paragraph_20_Font"><text:span text:style-name="T2"/></text:span></text:p>
      <text:p text:style-name="P19"><text:span text:style-name="Default_20_Paragraph_20_Font"><text:span text:style-name="T3">Янина Каминская</text:span></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3"/></text:span></text:p>
      <text:p text:style-name="P2"><text:span text:style-name="Default_20_Paragraph_20_Font"><text:span text:style-name="T4"><text:s/></text:span></text:span></text:p>
      <text:p text:style-name="P4">Реквием по любви</text:p>
      <text:p text:style-name="P3">или</text:p>
      <text:p text:style-name="P3">мемуары о манипуляторе</text:p>
      <text:p text:style-name="P5"/>
      <text:h text:style-name="P22" text:outline-level="1"><text:bookmark-start text:name="Vviedieniie"/>Введение<text:bookmark-end text:name="Vviedieniie"/></text:h>
      <text:p text:style-name="Эпиграф_20__2b__20_автор">Опыт – дитя мысли, а мысль – дитя действия. Мы не можем изучать людей по книгам.</text:p>
      <text:p text:style-name="Эпиграф_20_-_20_автор">Бенджамин Дизраэли</text:p>
      <text:p text:style-name="Text_20_body">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Text_20_body">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Text_20_body">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Text_20_body"><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Text_20_body">Дамы и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Text_20_body">Согласны ли вы со следующими утверждениями?</text:p>
      <text:list xml:id="list4353767324156914011" text:style-name="List_20_1">
        <text:list-item>
          <text:p text:style-name="P28">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28">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28">Вам говорят, что вы совершаете ошибки, вы всегда виноваты, но не понимаете, в чем ваша вина;</text:p>
        </text:list-item>
        <text:list-item>
          <text:p text:style-name="P28">Вам кажется, что вы в одиночку несете всю или большую часть ответственности за совершаемые действия вашей пары;</text:p>
        </text:list-item>
        <text:list-item>
          <text:p text:style-name="P28">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list-item>
        <text:list-item>
          <text:p text:style-name="P28">Ваши чувства и настроение зависят от вашего партнера. Вы часто готовы промолчать, чтобы угодить ему;</text:p>
        </text:list-item>
        <text:list-item>
          <text:p text:style-name="P28">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28">Вам кажется, что ваш партнер не заинтересован вами, а мысли о том, что вас могут бросить приводят вас в ужас.</text:p>
        </text:list-item>
      </text:list>
      <text:p text:style-name="Text_20_body">Если вы согласны хотя бы с несколькими из этих утверждений, мне жаль — вы попали в клуб жертв психологического манипулирования.</text:p>
      <text:p text:style-name="Subtitle">* * *</text:p>
      <text:p text:style-name="Text_20_body">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были всего лишь 3 года, а не 20, когда психика покалечена настолько, что от человека ничего не остается, кроме тени.</text:p>
      <text:p text:style-name="Text_20_body">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Text_20_body"><text:soft-page-break/>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Text_20_body">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Text_20_body">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Text_20_body">— Ты переживаешь напрасно!</text:p>
      <text:p text:style-name="Text_20_body">Или:</text:p>
      <text:p text:style-name="Text_20_body">— Тебе нужно просто успокоиться!</text:p>
      <text:p text:style-name="Text_20_body">А если ваши отношения уже закончились, то вы, скорее всего, в отчаянии, но слышите:</text:p>
      <text:p text:style-name="Text_20_body">— Тебе нужно просто отпустить и забыть.</text:p>
      <text:p text:style-name="Text_20_body">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Text_20_body"><text:soft-page-break/>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 text:style-name="_30__20_Text">психопатией личности</text:span>.</text:p>
      <text:p text:style-name="Text_20_body"/>
      <text:p text:style-name="Quotations">«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Quotations"/>
      <text:p text:style-name="Text_20_body">В эт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т.д. Все эти понятия достаточно токсичны, неизлечимы и следуют шаблонно<text:soft-page-break/>му циклу: «идеализация — обесценивание — утилизация».</text:p>
      <text:p text:style-name="Text_20_body"><text:span text:style-name="_31__20_Text">Психопатия личности</text:span>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p>
      <text:p text:style-name="Text_20_body">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37529949" text:continue-numbering="true" text:style-name="List_20_1">
        <text:list-item>
          <text:p text:style-name="P28">Равнодушие. Пассивное отношение к чувствам других. Отсутствие сострадания. Неумение и неспособность оказывать поддержку.</text:p>
        </text:list-item>
        <text:list-item>
          <text:p text:style-name="P2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28">Отсутствие чувства вины и сожаления. Неспособность анализировать полученный опыт. Отрицание наказания. Отсутствие стыда.</text:p>
        </text:list-item>
        <text:list-item>
          <text:p text:style-name="P2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28"><text:soft-page-break/>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28">Неспособность выдерживать критику. Завышение собственных способностей и значимости. Самолюбие. Нарциссизм.</text:p>
        </text:list-item>
        <text:list-item>
          <text:p text:style-name="P28">Лень. Безынициативность. Однообразность. Отсутствие стремления из-за страха собственной неудачи.</text:p>
        </text:list-item>
        <text:list-item>
          <text:p text:style-name="P28">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34"><text:span text:style-name="Default_20_Paragraph_20_Font"><text:span text:style-name="T1"/></text:span></text:p>
        </text:list-item>
      </text:list>
      <text:p text:style-name="Цитата_20__2b__20_автор">«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Цитата_20__2b__20_автор">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text:soft-page-break/>мы и правила без малейшего чувства вины или сожаления.</text:p>
      <text:p text:style-name="Цитата_20__2b__20_автор">…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Цитата_20_-_20_автор">Американский психиатр-криминолог Харви Клекли, «Маска нормальности»</text:p>
      <text:p text:style-name="Text_20_body"><text:span text:style-name="Default_20_Paragraph_20_Font"><text:span text:style-name="T1"/></text:span></text:p>
      <text:p text:style-name="Subtitle"><text:span text:style-name="Default_20_Paragraph_20_Font"><text:span text:style-name="T1">* * *</text:span></text:span></text:p>
      <text:p text:style-name="Text_20_body">Сразу скажу, что я не психолог и не психиатр. Я не врач и это не диагноз. Это лично мое мнение основанное на огромном количестве совпадений. Один компетентный в этом вопросе человек (который знаком с главным персонажем) разъяснил мне поведение моего парня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Text_20_body"><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Text_20_body">Это моя история.</text:p>
      <text:p text:style-name="Text_20_body">Я буду бэкапить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Subtitle">* * *</text:p>
      <text:p text:style-name="Text_20_body">Для начала я попробую описать себя.</text:p>
      <text:p text:style-name="Text_20_body">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text:soft-page-break/>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Text_20_body">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Text_20_body">Потом я поняла, что все люди хотят быть счастливыми, но, в большинстве своем, делятся на два типа: кто добивается счастья сам и кто за счет других, делая их несчастными и нанося ущерб, будь то материальный, физический или психологический.</text:p>
      <text:p text:style-name="Text_20_body">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Text_20_body">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text:soft-page-break/>допущены ошибки в суждениях. И мне жаль. Если бы можно было вернуть время назад, то, как минимум, два таких своих решения я бы поменяла.</text:p>
      <text:p text:style-name="Text_20_body">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Text_20_body">Очень часто дралась. Всегда защищаясь или защищая. При этом я выбирала себе равных соперников, и слабаков среди них не было.</text:p>
      <text:p text:style-name="Text_20_body">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Text_20_body">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Text_20_body">Очень привязываюсь к людям, потом остро переживаю их нехватку или предательство.</text:p>
      <text:p text:style-name="Text_20_body">Ненавидела одиночество до недавнего времени и панически его боялась. Поэтому всегда были гости, вылаз<text:soft-page-break/>ки, поездки, большие коллективы и подвижный образ жизни.</text:p>
      <text:p text:style-name="Text_20_body">Верю в людей. Раньше это еще было доверие людям, но я и это переросла.</text:p>
      <text:p text:style-name="Text_20_body">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Text_20_body">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что такое — враг. И я убеждена, что человек всегда должен оставаться человеком.</text:p>
      <text:p text:style-name="Text_20_body">А еще раньше я была очень веселой, уверенной в себе, практически бесстрашной и волевой. Теперь наверстываю...</text:p>
      <text:p text:style-name="Text_20_body">Коротко, но далеко не все.</text:p>
      <text:p text:style-name="Subtitle">* * *</text:p>
      <text:p text:style-name="Text_20_body">А теперь давайте разберем «портрет» жертвы.</text:p>
      <text:p text:style-name="Text_20_body">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text:soft-page-break/>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Text_20_body">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Subtitle">* * *</text:p>
      <text:p text:style-name="Text_20_body">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Text_20_body">Приведу пример из истории, дабы у скептиков было меньше комментариев вроде:</text:p>
      <text:p text:style-name="Text_20_body">— Еще одна сопливая история сопливой девочки, которая сама все испортила и сама во всем виновата. Кто ей лекарь?!</text:p>
      <text:p text:style-name="Text_20_body">Вот отрывок из книги о лагерях смерти А. Чернявской «Психология господства и подчинения: Хрестоматия»:</text:p>
      <text:p text:style-name="Text_20_body"><text:soft-page-break/></text:p>
      <text:p text:style-name="Quotations">«...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6"><text:span text:style-name="Default_20_Paragraph_20_Font"><text:span text:style-name="T1"/></text:span></text:p>
      <text:p text:style-name="Text_20_body">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давление было специально разработанным <text:span text:style-name="_30__20_Text">методом</text:span>, с единственной целью — получить абсолютное повиновение.</text:p>
      <text:p text:style-name="Text_20_body">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Text_20_body">Ханна Арендт, политический теоретик и историк еврейского происхождения, в качестве корреспондента <text:soft-page-break/>провела анализ личности Эйхмана и «обстоятельств совершенных им преступлений».</text:p>
      <text:p text:style-name="Text_20_body"/>
      <text:p text:style-name="Цитата_20__2b__20_автор">«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Цитата_20_-_20_автор">Х. Арендт, «Банальность зла: Эйхман в Иерусалиме»</text:p>
      <text:p text:style-name="Text_20_body"/>
      <text:p text:style-name="Text_20_body">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Text_20_body">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Subtitle">* * *</text:p>
      <text:p text:style-name="Text_20_body">В 1966 году ученые Джонатан Фридман и Скотт Фрейзер доказали на практике, что влияние на человека, дабы получить от него желаемое, это не всегда дик<text:soft-page-break/>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Text_20_body">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Text_20_body">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Text_20_body">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Text_20_body">Я приведу пример.</text:p>
      <text:p text:style-name="Text_20_body">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text:soft-page-break/>зывает вам где выросли коровы и на каких лугах они паслись.</text:p>
      <text:p text:style-name="Text_20_body">Вы отметили, что сыр действительно вкусный, и уже было направились к колбасному ряду, как она предлагает вам <text:span text:style-name="_30__20_Text">купить</text:span>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Text_20_body">Объяснение этому лежит в теории когнитивной психологии. Когниция (<text:span text:style-name="T5">от лат.</text:span> <text:span text:style-name="T5">cognitio</text:span> — познание, <text:span text:style-name="T5">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37511409" text:continue-numbering="true" text:style-name="List_20_1">
        <text:list-item>
          <text:p text:style-name="P28">когнитивный консонанс — согласованность знаний и поведения;</text:p>
        </text:list-item>
        <text:list-item>
          <text:p text:style-name="P28">когнитивный диссонанс — противоречивость знаний и поведения.</text:p>
        </text:list-item>
      </text:list>
      <text:p text:style-name="Text_20_body">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Text_20_body">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text:soft-page-break/>другими словами, вам легче купить сыр, чем разбираться с собственными угрызениями совести.</text:p>
      <text:p text:style-name="Text_20_body">Итак, подошло время заканчивать это затянувшееся вступление и переходить к делу. Поехали.</text:p>
      <text:p text:style-name="Text_20_body">Говным гавно жили были...</text:p>
      <text:h text:style-name="P23" text:outline-level="1"><text:bookmark-start text:name="Glava_1__Eto_ieshchie_nie_koniets"/>Глава 1. Это еще не конец</text:h>
      <text:p text:style-name="Text_20_body"><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Text_20_body">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Text_20_body">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Text_20_body">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Text_20_body">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Text_20_body">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Text_20_body">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Text_20_body">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Text_20_body">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Text_20_body">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Text_20_body">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Text_20_body">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Text_20_body">Оно здесь, со мной, внутри меня, никуда не уходит и дарит спокойствие. Это было волшебно.</text:p>
      <text:p text:style-name="Text_20_body">Так я влюбилась.</text:p>
      <text:h text:style-name="P23" text:outline-level="1"><text:bookmark-start text:name="Glava_2__Tablietka"/>Глава 2. Таблетка</text:h>
      <text:p text:style-name="Эпиграф"><text:bookmark-end text:name="Glava_2__Tablietka"/>Если человек говорит красиво, то лжет он еще красивее.</text:p>
      <text:p text:style-name="Text_20_body">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Text_20_body">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Text_20_body">Так я и жила. Веселилась никому не в ущерб. И была счастлива.</text:p>
      <text:p text:style-name="Text_20_body">— У меня депресс!!!! Помоги! — пишу однажды мартовским днем другу, тому самому — общему.</text:p>
      <text:p text:style-name="Text_20_body"><text:soft-page-break/>— Да. Я тут. Излагай. Жалуйся.</text:p>
      <text:p text:style-name="Text_20_body">— Не жалей — подбодри, ты умеешь.</text:p>
      <text:p text:style-name="Text_20_body">— Хорошо сделаю. Только в каком собственно вопросе?</text:p>
      <text:p text:style-name="Text_20_body">— Весна. Я выходная. Сижу дома. Одна и ничего не делаю...</text:p>
      <text:p text:style-name="Text_20_body">— А не хочешь N. вызвонить? Он парень шабутной и весёлый...</text:p>
      <text:p text:style-name="Text_20_body">— Хочу...</text:p>
      <text:p text:style-name="Text_20_body">— Ну я его таки набрал и дозвонился. Он с удовольствием с тобой затусить рад бы. Набери его. Договоритесь...</text:p>
      <text:p text:style-name="Text_20_body">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Text_20_body">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Text_20_body">— Будешь много думать — сойдешь с ума...</text:p>
      <text:p text:style-name="Text_20_body">Но я постоянно думала. И — сходила с ума. Блин, как она была права!</text:p>
      <text:p text:style-name="Text_20_body">Мне всегда были интересны причины, того или иного поступка или события. Я думала, анализировала и пари<text:soft-page-break/>лась постоянно, хотя это просто надо отпустить и забыть, или наоборот — просто принять. Но нет. В моем случае это почему-то не работало.</text:p>
      <text:p text:style-name="Text_20_body">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Text_20_body">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Text_20_body">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Text_20_body">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Text_20_body">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Text_20_body"><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Text_20_body">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Subtitle">* * *</text:p>
      <text:p text:style-name="Text_20_body">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Text_20_body">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Text_20_body">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text:soft-page-break/>попадает, например, в новую компанию, где ведет себя слегка зажато, стесняется — нет.</text:p>
      <text:p text:style-name="Text_20_body">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Text_20_body">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Text_20_body">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Text_20_body">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Text_20_body"><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Вы обязательно заметите эту надменность, только чуть позже.</text:p>
      <text:p text:style-name="Text_20_body">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Text_20_body">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Text_20_body">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Text_20_body">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Text_20_body"><text:soft-page-break/>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Text_20_body">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Text_20_body">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Text_20_body">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Text_20_body">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Text_20_body"><text:soft-page-break/>Если вы дочитали до этих строк, то вы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Subtitle">* * *</text:p>
      <text:p text:style-name="Text_20_body">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Text_20_body">— А почему бы тебе с ним не попробовать? Хороший парень...</text:p>
      <text:p text:style-name="Text_20_body">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Subtitle"><text:soft-page-break/>* * *</text:p>
      <text:p text:style-name="Text_20_body">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Text_20_body">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Text_20_body">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Text_20_body">Они пришли под вечер. Я отметила, что она очень красивая и ухоженная. Я заметила между ними какое-то напряжение, и подумала, что они накануне, <text:span text:style-name="T5">в очередной </text:span><text:span text:style-name="T5">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Text_20_body"><text:soft-page-break/>Она держалась молодцом — была общительная, сразу же влилась нашу уже поддатую компанию, была естественной и вела себя просто...</text:p>
      <text:p text:style-name="Text_20_body">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6">Это еще один пунктик, на который нужно обратить особое внимание — е</text:span></text:span><text:span text:style-name="T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6"> Я еще вернусь к этой теме. Обязательно запомните этот момент.</text:span></text:span></text:p>
      <text:p text:style-name="Text_20_body">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Text_20_body">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Subtitle"><text:soft-page-break/>* * *</text:p>
      <text:p text:style-name="Text_20_body">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Text_20_body">— Если я приеду, то буду приставать...</text:p>
      <text:p text:style-name="Text_20_body">— Приезжай. — ответила я.</text:p>
      <text:p text:style-name="Text_20_body">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Text_20_body">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 text:style-name="_30__20_Text">Если</text:span> я приеду — <text:span text:style-name="_30__20_Text">то</text:span> буду приставать», прекрасно понимая, что мне и в голову не придет ему ответить что-то вроде: «А, да? Ну тогда не приезжай!»</text:p>
      <text:p text:style-name="Text_20_body">Либо так — либо так. А теперь смотрите чего он этим добился — <text:span text:style-name="_30__20_Text">я приняла решение</text:span>. Меня не спрашивали и не ставили перед выбором, меня поставили перед фак<text:soft-page-break/>том. Я бы сказала, что тот день положил начало его игре, но, на самом деле, его игра началась задолго до этого дня.</text:p>
      <text:p text:style-name="Text_20_body">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Text_20_body">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Text_20_body">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Text_20_body">— Хорошо, что тогда между нами ничего не было...</text:p>
      <text:p text:style-name="Text_20_body"><text:span text:style-name="T6">Оказалось, что он сошелся со своей девушкой. П</text:span><text:span text:style-name="_30__20_Text"><text:span text:style-name="T6">редыдущие его отношения на тот момент еще были</text:span></text:span><text:span text:style-name="T6">. Бесповоротно заканчивались, но еще были. И он уехал. На полгода.</text:span></text:p>
      <text:h text:style-name="P23" text:outline-level="1"><text:bookmark-start text:name="Glava_3__Ostaniesh_sia_"/>Глава 3. Останешься?<text:bookmark-end text:name="Glava_3__Ostaniesh_sia_"/></text:h>
      <text:p text:style-name="Text_20_body">Поздним весенним вечером зазвенел телефон. Новое сообщение:</text:p>
      <text:p text:style-name="Text_20_body">— Брожу по ночному городу. Думаю о тебе, вспоминаю...</text:p>
      <text:p text:style-name="Text_20_body">— Привет. — отвечаю я — Как жизнь?</text:p>
      <text:p text:style-name="Text_20_body">— Мы на маёвку собираемся. Приезжай.</text:p>
      <text:p text:style-name="Text_20_body">— Время? Место?</text:p>
      <text:p text:style-name="Text_20_body">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Text_20_body">— Я увидел ее с цветком и сказал себе: «Все, чувак, ты попал. Сопротивляться больше нет смысла...»</text:p>
      <text:p text:style-name="Text_20_body">Как романтично!</text:p>
      <text:p text:style-name="Text_20_body">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Text_20_body"><text:soft-page-break/>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Text_20_body">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Text_20_body">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Text_20_body">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Text_20_body">— Останешься?</text:p>
      <text:p text:style-name="Text_20_body">— Останусь. — ответила я.</text:p>
      <text:p text:style-name="Text_20_body">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Text_20_body"><text:soft-page-break/>Он спросил меня, останусь ли я, а своим «останусь» — я <text:span text:style-name="_30__20_Text">опять приняла решение</text:span>,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Text_20_body">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Text_20_body">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Это завуалированное странное внимание воспринимается жертвой, как «да». Жертва начинает строить отношения, еще не понимая, что делает это <text:span text:style-name="_30__20_Text">одна</text:span> и <text:span text:style-name="_30__20_Text">дл</text:span><text:span text:style-name="_30__20_Text">я него</text:span>.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Text_20_body">Меня никто не звал — я сама. То, что он мне задал вопрос именно в такой форме, свидетельствует о том, что он просто «умыл руки». Я приняла решение.</text:p>
      <text:p text:style-name="Text_20_body"><text:soft-page-break/>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Text_20_body">И да, оргазма не было.</text:p>
      <text:h text:style-name="P23" text:outline-level="1"><text:bookmark-start text:name="Glava_4__Zachiem_platit__bol_shie_"/>Глава 4. Зачем платить больше?<text:bookmark-end text:name="Glava_4__Zachiem_platit__bol_shie_"/></text:h>
      <text:p text:style-name="Text_20_body">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Text_20_body">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 text:style-name="_30__20_Text">себе</text:span> купил по пути ко мне, но всегда угощался. Моя мама как-то спросила: «А что он приносит? Конфеты, вино?...» Я ответила:</text:p>
      <text:p text:style-name="Text_20_body">— Ничего.</text:p>
      <text:p text:style-name="Text_20_body">— Как? Что, приходит с пустыми руками?!</text:p>
      <text:p text:style-name="Text_20_body">— Мам, ну мы же взрослые люди, все все понимают. К чему эта показуха?</text:p>
      <text:p text:style-name="Text_20_body"><text:soft-page-break/>Ох, как мама была права!</text:p>
      <text:p text:style-name="Text_20_body">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Text_20_body">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Text_20_body">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Text_20_body">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Text_20_body">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Text_20_body">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была правда...</text:p>
      <text:p text:style-name="Text_20_body">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Text_20_body">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Text_20_body">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Subtitle">* * *</text:p>
      <text:p text:style-name="Text_20_body">Первое время все было хорошо. Обнимая меня он часто говорил:</text:p>
      <text:p text:style-name="Text_20_body">— Блин, Каминская, я не могу поверить, что это ты!</text:p>
      <text:p text:style-name="Text_20_body">Мы дорвались друг к другу, мы не могли друг другом насладиться. Это было похоже на сказку! Но мне было <text:soft-page-break/>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Text_20_body">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Text_20_body">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Text_20_body">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Text_20_body">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Text_20_body">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Text_20_body"><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23" text:outline-level="1"><text:bookmark-start text:name="Glava_5__Introviert"/>Глава 5. Интроверт<text:bookmark-end text:name="Glava_5__Introviert"/></text:h>
      <text:p text:style-name="Эпиграф">Но одна лишь склонность к интроверсии не сделает из вас мыслителя.</text:p>
      <text:p text:style-name="Text_20_body">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Text_20_body">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Text_20_body">— Мы же живем вместе, что тебе еще надо?!</text:p>
      <text:p text:style-name="Text_20_body">Люди с нарциссическим расстройством личности очень поглощены идеей о собственной свободе от любых правил. Называя себя «интровертом», он лишь пытался <text:soft-page-break/>оправдать свое равнодушие, которое раньше хоть как-то скрывал, <text:span text:style-name="T5">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Text_20_body">Он ищет объяснение, почему, например, его иногда бесят окружающие люди, и находит их в дешевых статьях о <text:span text:style-name="T5">полюсах личности</text:span>. Он узнает себя в описании понятия «интроверт», и этот ответ его удовлетворяет.</text:p>
      <text:p text:style-name="Text_20_body">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Text_20_body">На свой вопрос «почему?» он искал ответы не в той области.</text:p>
      <text:p text:style-name="Text_20_body">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Text_20_body">Зато, если ему что-нибудь от меня надо — мы будем говорить до трех ночи, и ему наплевать, что я зеваю 20 раз в минуту и мне рано вставать на работу. Для него <text:soft-page-break/>это важно. Я не могла просто встать и уйти, как он обычно делал. Обидеть его, означало сделать себе же хуже, но об этом позже.</text:p>
      <text:p text:style-name="Text_20_body">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Text_20_body">— Ты же знаешь — я интроверт. Давай потом.</text:p>
      <text:p text:style-name="Subtitle">* * *</text:p>
      <text:p text:style-name="Text_20_body">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Text_20_body">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Text_20_body">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Text_20_body"><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Text_20_body">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Text_20_body">Не интроверт и не экстраверт. Не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Text_20_body">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Subtitle">* * *</text:p>
      <text:p text:style-name="Text_20_body">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Text_20_body">На фото крупным планом был изображен половой оральный акт. Все что было видно — это спрятанное от камеры мужское достоинство в устах девушки и ее русый локон, который скрывал часть ее лица.</text:p>
      <text:p text:style-name="Text_20_body"><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На мой вопрос: «Как это понимать?», он ответил, что это ничего не значит, и, как и всегда, замял эту тему так, <text:span text:style-name="T6">что </text:span><text:span text:style-name="_30__20_Text"><text:span text:style-name="T6">я даже не поняла, как он так просто ушел от объяснений</text:span></text:span><text:span text:style-name="T6">!</text:span></text:p>
      <text:p text:style-name="Text_20_body">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Так или иначе, его отношение и поведение тогда говорило мне о том, что <text:span text:style-name="_30__20_Text">со мной что-то не так</text:span>,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p>
      <text:p text:style-name="Text_20_body">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Что не так? Что-то во мне? Ну да, раз <text:span text:style-name="_30__20_Text">он</text:span>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Text_20_body"><text:soft-page-break/>И я задавала и задавала себе эти вопросы, не представляя даже куда смотреть, где искать на них ответы. И нашла — я недостаточно хороша для него<text:span text:style-name="_30__20_Text">, надо стараться стать лучше</text:span>. Для него.</text:p>
      <text:p text:style-name="Text_20_body">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Text_20_body">— У меня создается впечатление, будто тебе кроме секса и обнимашек больше ничего не нужно...</text:p>
      <text:p text:style-name="Text_20_body">Потом, в самый неожиданный для меня момент, особенно когда я чем-то занята, он вдруг изъявлял желание побыть вместе. Получив кучу комплиментов от милого после близости, я снова сталкивалась с его равнодушием в <text:span text:style-name="T5">этом </text:span><text:span text:style-name="T6">плане.</text:span></text:p>
      <text:p text:style-name="Text_20_body">Конечно меня это обижало, и я обижалась, но — <text:span text:style-name="T5">старалась</text:span>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 text:style-name="_30__20_Text">мне ничего не нужно</text:span>. Я же молчу.</text:p>
      <text:p text:style-name="Text_20_body">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Получается, что кто-то <text:span text:style-name="_30__20_Text">одна</text:span> из нас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text:p>
      <text:p text:style-name="Text_20_body">Виновата, наказана,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Text_20_body">— Мы же живем вместе, что тебе еще надо?!</text:p>
      <text:p text:style-name="Text_20_body">Или:</text:p>
      <text:p text:style-name="Text_20_body">— Ты же знаешь - я интроверт.</text:p>
      <text:p text:style-name="Text_20_body">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text:p>
      <text:p text:style-name="Text_20_body">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Subtitle">* * *</text:p>
      <text:p text:style-name="Text_20_body">У меня в руках был меч, но сражалась я с ветром, в то время, как мне устраивали засады на пути к отступле<text:soft-page-break/>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Text_20_body">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Text_20_body">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Text_20_body">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Text_20_body">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Subtitle">* * *</text:p>
      <text:p text:style-name="Text_20_body">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text:soft-page-break/>ние. Оказалось, замечаний мы тоже не любим и реагируем на них — обидой. А ведь я все еще не понимала, что происходит.</text:p>
      <text:p text:style-name="Text_20_body">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text:span text:style-name="T6">: «Ч</text:span><text:span text:style-name="_30__20_Text"><text:span text:style-name="T6">то со мной не так?»</text:span></text:span><text:span text:style-name="T6">.</text:span> Что-то выпало из моего внимания и я не понимала, что именно.</text:p>
      <text:p text:style-name="Text_20_body">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Text_20_body">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text:p>
      <text:p text:style-name="Text_20_body">И это не тот случай, когда он мне давал, а мне было мало. Он не давал ничего, и наказывал тогда, когда я просила хоть что-то.</text:p>
      <text:p text:style-name="Text_20_body">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Text_20_body"><text:soft-page-break/>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Text_20_body">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Text_20_body">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Subtitle">* * *</text:p>
      <text:p text:style-name="Text_20_body">Хочу заметить, что многие люди любят увлечься чем-то и побыть наедине с собой, и я тоже. Будь-то компьютерная игра или чтение книги, вышивание крестиком или прогулка наедине со своими мыслями...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oft-page-break/>Это нормально. Но когда это занятие отбирает <text:span text:style-name="_30__20_Text">все</text:span> свободное время, отношения перестают быть здоровыми и начинают приносить боль.</text:p>
      <text:p text:style-name="Text_20_body">Когда один из партнеров <text:span text:style-name="_30__20_Text">слишком часто</text:span>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p>
      <text:p text:style-name="Text_20_body">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text:p>
      <text:p text:style-name="Text_20_body">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Text_20_body">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text:p>
      <text:p text:style-name="Text_20_body"><text:soft-page-break/>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Text_20_body">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text:p>
      <text:p text:style-name="Text_20_body">Мои просьбы стали восприниматься в «штыки». Уже тогда он мог пообещать что-то сделать, но<text:span text:style-name="T6"> </text:span><text:span text:style-name="_30__20_Text"><text:span text:style-name="T6">не сдерживал свое слово в самый последний момент</text:span></text:span><text:span text:style-name="T6">.</text:span> Это порождало во мне ощущение, что меня обманули и вызывало чувство обиды, хоть он и красноречиво описывал причины.</text:p>
      <text:p text:style-name="Text_20_body">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 <text:span text:style-name="_30__20_Text">нас</text:span> были договоренности.</text:p>
      <text:p text:style-name="Text_20_body">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Text_20_body">Если в начале отношений я еще пыталась закрывать глаза на эти постоянные увиливания, то потом я стара<text:soft-page-break/>лась показать, что для меня это важно и что меня обижает, когда он «двигает» меня, освобождая время для, на самом деле, второстепенных дел.</text:p>
      <text:p text:style-name="Text_20_body">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Subtitle">* * *</text:p>
      <text:p text:style-name="Text_20_body">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text:p>
      <text:p text:style-name="Text_20_body">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Text_20_body">Мы выбираем жанры, характер развлечений и <text:span text:style-name="_30__20_Text">людей</text:span>,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p>
      <text:p text:style-name="Text_20_body">Мы выбираем сами, как нам реагировать, и эта реакция основывается как раз на ряде убеждений и принципов, которые формируют наши характеры.</text:p>
      <text:p text:style-name="Text_20_body"><text:soft-page-break/>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И вот тут стоит отметить, что понимание — это своего рода <text:span text:style-name="_30__20_Text">способность поставить себя на место другого</text:span>, что сразу дает объяснение поступкам и действиям. А схожесть облегчает этот процесс для обеих сторон.</text:p>
      <text:p text:style-name="Text_20_body">В моих отношениях было также — меня призывали понять, что обстоятельства изменились, и я ставила себя на его место. Но при этом, вызывали чувство вины, если я протестовала, что отбирало у меня возможность выбирать, как к этому относиться.</text:p>
      <text:p text:style-name="Text_20_body">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Text_20_body">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text:p>
      <text:p text:style-name="Text_20_body">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Text_20_body"><text:soft-page-break/>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Text_20_body">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Text_20_body">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Text_20_body">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Text_20_body">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Любой нормальный человек в отношениях — представляет им ценность, пытается их сохранить. Поэтому <text:soft-page-break/>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Text_20_body">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Text_20_body">В ходе разговора я получала свое «заслуженное»:</text:p>
      <text:p text:style-name="Text_20_body">— Что ты выдумываешь?</text:p>
      <text:p text:style-name="Text_20_body">Или:</text:p>
      <text:p text:style-name="Text_20_body">— Ты поражаешь меня своей иррациональностью!</text:p>
      <text:p text:style-name="Text_20_body">И шла в угол зализывать свои ранки и думать, как сделать так, чтоб теперь за эту иррациональность простили.</text:p>
      <text:p text:style-name="Text_20_body">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Text_20_body">Но и это было тактическим методом, который лишь «сбивал с толку», а приправа из мгновенных обвинений и упреков в непонимании лишь закрепляла его позицию <text:soft-page-break/>«жертвы», с которой не считаются. Мои чувства во внимание не принимались.</text:p>
      <text:p text:style-name="Text_20_body">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text:p>
      <text:p text:style-name="Text_20_body">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Subtitle">* * *</text:p>
      <text:p text:style-name="Text_20_body">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Text_20_body">Проведем параллель.</text:p>
      <text:p text:style-name="P7">Немногословность.</text:p>
      <text:p text:style-name="Text_20_body"><text:soft-page-break/>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7">Пунктуальность.</text:p>
      <text:p text:style-name="Text_20_body">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7">Педантичность.</text:p>
      <text:p text:style-name="Text_20_body">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Text_20_body">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Text_20_body">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text:soft-page-break/>счет и, как в этих случаях, часто все делал «на автомате». Так что, нет — педантизм ему не свойственен.</text:p>
      <text:p text:style-name="P7">Независимость в суждениях.</text:p>
      <text:p text:style-name="Text_20_body">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7">Сила воли.</text:p>
      <text:p text:style-name="Text_20_body">Если я правильно понимаю, то здесь речь идет о самодисциплине, способности преодолевать препятствия на пути к достижению своих целей.</text:p>
      <text:p text:style-name="Text_20_body">Цель: стать качком.</text:p>
      <text:p text:style-name="Text_20_body">Преодоление препятствий: покупка абонемента и дорогой брендовой спортивной сумки (стоимостью, как годовой абонемент).</text:p>
      <text:p text:style-name="Text_20_body">Достижение: спортивная сумка превратилась в дорожную, абонемент использовался лишь в течении месяца.</text:p>
      <text:p text:style-name="Text_20_body">Цель: стать водителем байка.</text:p>
      <text:p text:style-name="Text_20_body">Преодоление препятствий: ходил на курсы по вождению.</text:p>
      <text:p text:style-name="Text_20_body">Достижение: курсы не закончил.</text:p>
      <text:p text:style-name="Text_20_body">Этот список можно продолжить, но зачем, когда итак все ясно. </text:p>
      <text:p text:style-name="P7">Самоанализ.</text:p>
      <text:p text:style-name="Text_20_body"><text:soft-page-break/>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text:p>
      <text:p text:style-name="Text_20_body">Самоанализ подразумевает под собой поиск собственных ошибок для их решения, но наш герой был лишен способности увидеть свою неправоту в выборе собственного внешнего вида, как и образа мыслей и способа действий. Ведь это понятие не может стоять в одном ряду с ленью.</text:p>
      <text:p text:style-name="Subtitle">* * *</text:p>
      <text:p text:style-name="Text_20_body">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Text_20_body">Он уходит оттуда, где его не ценят. Он не способен смириться с непризнанностью. Поэтому цель, которую он себе поставил, как правило, не была достигнута, и, в его интерпретации — виноваты другие, помешали. Зачастую, речь идет о том человеке, который не оценил или занизил его способности.</text:p>
      <text:p text:style-name="Text_20_body">Итак, размышляя об этом уже сейчас, могу предположить, что именно тогда моя любовь к нему стала иллюзи<text:soft-page-break/>ей. Как известно, девушки влюбляются в отношение к себе, как и в моем случае, но, когда влюбленность переросла, любовь превратилась в зависимость.</text:p>
      <text:p text:style-name="Text_20_body">Я уже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Text_20_body"/>
      <text:p text:style-name="Quotations">«Большинство людей не видят ловушки, в которой находятся.»</text:p>
      <text:p text:style-name="Цитата_20_-_20_автор">Роберт Кийосаки</text:p>
      <text:p text:style-name="Text_20_body"/>
      <text:p text:style-name="Text_20_body">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Text_20_body">— Не мешай мне жить, женщина! — якобы в шутку, часто говорил он.</text:p>
      <text:p text:style-name="Text_20_body">Но, как мы знаем, в каждой шутке есть доля шутки, а остальное — правда.</text:p>
      <text:p text:style-name="Subtitle"><text:soft-page-break/>* * *</text:p>
      <text:p text:style-name="Text_20_body">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Text_20_body">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Text_20_body">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Text_20_body">Он часто фрилансил, но еще чаще — шпилил. Когда я предлагала провести время вместе, он напоминал мне, что интроверт, и продолжал заниматься своими делами.</text:p>
      <text:p text:style-name="Text_20_body">— Погуляй без меня. — говорил он.</text:p>
      <text:p text:style-name="Text_20_body">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Subtitle"><text:soft-page-break/>* * *</text:p>
      <text:p text:style-name="Text_20_body">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Text_20_body">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Text_20_body">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Text_20_body">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Text_20_body">И что мы видим — снова противоречия. «Почему ты не можешь провести время без меня!?» - «Как ты могла оставить меня одного!?»</text:p>
      <text:p text:style-name="Text_20_body">Но на самом деле ему нужно было оградить меня от какого-либо общения, дабы лишить меня любой попытки <text:soft-page-break/>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Subtitle">* * *</text:p>
      <text:p text:style-name="Text_20_body">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Text_20_body">Но в таком случае пары расходятся, а он держал меня возле себя и всегда возвращал, когда мне все надоедало и я от него уходила. Так что нет. Я склонна полагать, что ему это было нужно. Он утверждался за счет таких вот действий, за счет меня и моей любви.</text:p>
      <text:p text:style-name="Text_20_body">Да,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Text_20_body">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text:soft-page-break/>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Text_20_body">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Text_20_body">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23" text:outline-level="1"><text:bookmark-start text:name="Glava_6__Straziki"/>Глава 6. Стразики<text:bookmark-end text:name="Glava_6__Straziki"/></text:h>
      <text:p text:style-name="Text_20_body">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Text_20_body">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 перепрошивает, словом — делает все, чтоб было удобней пользоваться. И я, как вы понимаете, говорю не только о девайсах.</text:p>
      <text:p text:style-name="Text_20_body">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Text_20_body"><text:soft-page-break/>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Text_20_body">«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Text_20_body">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Text_20_body">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Text_20_body"><text:soft-page-break/>Таким образом он обеспечил себе мою зависимость от его мнения, и, как следствие — подготовил почву для новых манипуляций.</text:p>
      <text:p text:style-name="Text_20_body">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доверяешь ему, потому что это близкий тебе человек, который любит тебя...</text:p>
      <text:p text:style-name="Text_20_body">Я так тоже думала. Но все равно не могла понять, что такого в моих действиях, внешности не так, и почему на меня сыпятся постоянные замечания?</text:p>
      <text:p text:style-name="Text_20_body">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Text_20_body">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Subtitle">* * *</text:p>
      <text:p text:style-name="Text_20_body">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text:soft-page-break/>тут не перед кем. Глаза видели, что выбирали. И ты и тебя знают, как облупленного.</text:p>
      <text:p text:style-name="Text_20_body">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Text_20_body">— О боже! Что это?</text:p>
      <text:p text:style-name="Text_20_body">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Text_20_body">— Уже лучше.</text:p>
      <text:p text:style-name="Text_20_body">— Ну это уже куда не шло!..</text:p>
      <text:p text:style-name="Text_20_body">Или:</text:p>
      <text:p text:style-name="Text_20_body">— Нормально.</text:p>
      <text:p text:style-name="Text_20_body">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Text_20_body">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text:soft-page-break/>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Subtitle">* * *</text:p>
      <text:p text:style-name="Text_20_body">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Text_20_body">— Почему ты с ними общаешься?</text:p>
      <text:p text:style-name="Text_20_body">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Text_20_body">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Следующим этапом, как вы поняли, является <text:span text:style-name="_30__20_Text"><text:span text:style-name="T6">изоляция жертвы от ее привычного окружения</text:span></text:span><text:span text:style-name="T6">.</text:span>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Text_20_body"><text:soft-page-break/>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Text_20_body">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Text_20_body">— Либо тех, либо тех!</text:p>
      <text:p text:style-name="Text_20_body">— Но я хочу видеть всех в этот день! Это мой день. Это мои друзья...</text:p>
      <text:p text:style-name="Text_20_body">— Это плохая идея. Как ты себе это представляешь твоих и моих друзей вместе? Тебе надо выбрать!</text:p>
      <text:p text:style-name="Text_20_body">Хочу отметить, что речь не шла о том, чтобы пригласить моих друзей.</text:p>
      <text:p text:style-name="Text_20_body"/>
      <text:p text:style-name="Цитата_20__2b__20_автор">«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Цитата_20__2b__20_автор">Итак, заманите обольщаемого на свою территорию. Друзья, семья, повседневные рутинные обязанности дают чувство полной безопасности и уве<text:soft-page-break/>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Цитата_20_-_20_автор">В. Адамчик, «Манипулятор. Секреты успешной манипуляции человеком»</text:p>
      <text:p text:style-name="Text_20_body"/>
      <text:p text:style-name="Text_20_body">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Text_20_body">Жаль, что у автора не хватило мозгов и морали рассказать своим последователям, как быть достойным человеком и завоевывать людей своим достоинством и порядочностью, а не фальшью.</text:p>
      <text:p text:style-name="Subtitle">* * *</text:p>
      <text:p text:style-name="Text_20_body">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oft-page-break/><text:span text:style-name="_30__20_Text">Если</text:span> я приглашу, <text:span text:style-name="_30__20_Text">то</text:span> это повлечет дискомфорт. Это двойное послание —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text:p>
      <text:p text:style-name="Text_20_body">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Text_20_body">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Text_20_body">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Text_20_body">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Text_20_body"><text:soft-page-break/>Другими словами, при воспитании ребенка родители выдвигали сразу два одновременно невыполнимых или противоречивых послания:</text:p>
      <text:p text:style-name="Text_20_body">— Стой там — иди сюда.</text:p>
      <text:p text:style-name="Text_20_body">— Я приказываю тебе не выполнять моих приказов.</text:p>
      <text:p text:style-name="Text_20_body">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Subtitle">* * *</text:p>
      <text:p text:style-name="Text_20_body">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Text_20_body">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Text_20_body">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Text_20_body">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text:soft-page-break/>он меня обидел, отбирая право распоряжаться приглашенными в мой праздник, а потому, что он наверняка хотел меня поздравить.</text:p>
      <text:p text:style-name="Text_20_body">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Text_20_body">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Text_20_body">Я разревелась. Будучи уже на взводе от негативных мыслей, получить такую дозу счастья было слишком резким перепадом. Как из парки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Text_20_body">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Text_20_body">Харриет Брейкер идентифицировала этот способ манипулирования, как «положительное подкрепление». К нему относится:</text:p>
      <text:list xml:id="list37504913" text:continue-numbering="true" text:style-name="List_20_1">
        <text:list-item>
          <text:p text:style-name="P28"><text:soft-page-break/>похвала, поверхностное очарование, поверхностное сочувствие, чрезмерные извинения;</text:p>
        </text:list-item>
        <text:list-item>
          <text:p text:style-name="P28">деньги, одобрение, подарки;</text:p>
        </text:list-item>
        <text:list-item>
          <text:p text:style-name="P28">внимание, выражения лица, такое как притворный смех или улыбка;</text:p>
        </text:list-item>
        <text:list-item>
          <text:p text:style-name="P28">общественное признание.</text:p>
        </text:list-item>
      </text:list>
      <text:p text:style-name="Text_20_body">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text:p>
      <text:p text:style-name="Text_20_body">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Subtitle">* * *</text:p>
      <text:p text:style-name="Text_20_body">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Text_20_body">Но что он сделал потом? Он организовал поход на картинг, якобы в честь моего дня рождения. И пригласил <text:soft-page-break/>— своих друзей. Моих в списке приглашенных, конечно же, не было.</text:p>
      <text:p text:style-name="Text_20_body">Празднование дня рождения подразумевает под собой поздравления и пожелания, но этого не было. Было отчетливое ощущение, что ребята собрались просто весело покататься на машинках. Хотя нет. Было еще кое что.</text:p>
      <text:p text:style-name="Text_20_body">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Text_20_body">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23" text:outline-level="1"><text:bookmark-start text:name="Glava_7__Z____Zabota"/>Глава 7. З — Забота<text:bookmark-end text:name="Glava_7__Z____Zabota"/></text:h>
      <text:p text:style-name="Эпиграф">В пустой душе и в сердце эгоиста не может быть божественной любви.</text:p>
      <text:p text:style-name="Text_20_body">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Text_20_body">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Text_20_body">— Что-то ты бедненькая, тебе плохо? — спросила она.</text:p>
      <text:p text:style-name="Text_20_body">— Да, — ответила я, — иначе бы меня здесь не было.</text:p>
      <text:p text:style-name="Text_20_body">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text:soft-page-break/>Наши больницы не могут похвастаться оперативностью, т.к. я все еще ждала пока меня примет врач, когда пришли результаты.</text:p>
      <text:p text:style-name="Text_20_body">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Text_20_body">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Text_20_body">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Text_20_body">Меня отправили домой. Назначили лечение, прописали железосодержащую диету и сказали воздержаться от любых нагрузок на протяжении полугода.</text:p>
      <text:p text:style-name="Text_20_body">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Text_20_body"><text:soft-page-break/>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Text_20_body">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Text_20_body">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Text_20_body">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Text_20_body">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text:soft-page-break/>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Text_20_body">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Text_20_body">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Text_20_body">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Text_20_body">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Text_20_body">Потому, что он знал мне цену, но хотел подчинить меня. Еще какую-то неделю назад я зарабатывала <text:soft-page-break/>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Text_20_body">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Text_20_body">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13">* * *</text:p>
      <text:p text:style-name="Text_20_body">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Text_20_body">Пару раз я просила его о помощи и пыталась слегка распределить обязанности. Что-то вроде:</text:p>
      <text:p text:style-name="Text_20_body">— Мне так было бы приятно, если бы ты встретил меня с работы с ужином...</text:p>
      <text:p text:style-name="Text_20_body"><text:soft-page-break/>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то года.</text:p>
      <text:p text:style-name="Text_20_body">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Text_20_body">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13">* * *</text:p>
      <text:p text:style-name="Text_20_body">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Text_20_body">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Text_20_body">Я, на ходу, сняла свои прекрасные туфли, и мое платье стало вот прям совсем волочиться по полу. Я оступилась, наступила на подол, попыталась удержать равно<text:soft-page-break/>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Text_20_body">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Text_20_body">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Text_20_body">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Text_20_body">Он не был злым, или обиженным. Он не был растерянным или сильно занятым. Он. Просто. Перестал. Со. Мной. Разговаривать.</text:p>
      <text:p text:style-name="Text_20_body">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Text_20_body">Я испытывала страх, что это безразличие ко мне — свидетельство того, что он принял решение со мной <text:soft-page-break/>расстаться. Я была беспомощнее некуда. Физически и психологически.</text:p>
      <text:p text:style-name="Text_20_body">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Text_20_body">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Text_20_body">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Text_20_body">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Text_20_body">Не знаю как, но думаю, что в своей голове он как-то оправдывал свои действия. Могу предположить, что он посчитал правильным так себя вести, ведь я прови<text:soft-page-break/>нилась — сломала ногу, и была наказана за этот проступок.</text:p>
      <text:p text:style-name="Text_20_body">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Text_20_body">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Text_20_body">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Text_20_body">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Text_20_body"><text:soft-page-break/>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Text_20_body">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Text_20_body">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 text:style-name="_30__20_Text">только себе</text:span> и доедал последнее, что было в холодильнике.</text:p>
      <text:p text:style-name="Text_20_body">Чувство ущербности, которое переполняло меня, настолько обострилось, что я просто начала себя ненавидеть. Сейчас я была беспомощнее некуда.</text:p>
      <text:p text:style-name="Text_20_body">Но он был непреклонен в своем равнодушии ко мне. Я только сейчас понимаю, насколько несостоявшееся у него понятие человечности. Он оказался совершенно не <text:soft-page-break/>способным признать тот факт, что он черствый и бездушный. Он даже как-то назвал себя романтиком!..</text:p>
      <text:p text:style-name="Text_20_body">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Text_20_body">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Text_20_body">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13">* * *</text:p>
      <text:p text:style-name="Text_20_body">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Text_20_body"><text:soft-page-break/>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Text_20_body">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Text_20_body">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Text_20_body"/>
      <text:p text:style-name="Цитата_20__2b__20_автор">«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Цитата_20_-_20_автор">Личко А.Е., «Синдром неустойчивого поведения»</text:p>
      <text:p text:style-name="Text_20_body"/>
      <text:p text:style-name="Text_20_body">Итак, я с рюкзачком на костылях выходила каждый вечер в магазин, брала себе каких-то сосисок, потому что голодная, пива, чтоб уснуть, и сигарет.</text:p>
      <text:p text:style-name="Text_20_body"><text:soft-page-break/>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text:p>
      <text:p text:style-name="Text_20_body">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Text_20_body">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Text_20_body">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Text_20_body">— Я еду! — сказала она и приехала.</text:p>
      <text:p text:style-name="Text_20_body">Он сидел и играл с друзьями по сети. Подруга, не успев переступить порог, засучила рукава и тут же занялась наведением порядка...</text:p>
      <text:p text:style-name="Text_20_body">Что касается меня, то я уже все пережила и отпустила, но когда речь идет о моих близких, меня пропитывает злость и ненависть, ведь это чмо даже не поднялось <text:soft-page-break/>со стула, когда моя девочка на коленках мыла пол у него под ногами.</text:p>
      <text:p text:style-name="Text_20_body">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13">* * *</text:p>
      <text:p text:style-name="Text_20_body">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text:p>
      <text:p text:style-name="Text_20_body">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Text_20_body">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Text_20_body">Это сложно описать, но это было очень болезненно. Помимо того, что я совершенно не понимала, что происходит, я ощущала страх, абсолютное одиночество, горе и <text:soft-page-break/>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Text_20_body">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Text_20_body">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Text_20_body">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Text_20_body">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Text_20_body">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text:soft-page-break/>пива, и потом, если не передумаю, то просто сделаю это и дело с концом.</text:p>
      <text:p text:style-name="Text_20_body">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Text_20_body">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Text_20_body">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Text_20_body">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Text_20_body"><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Text_20_body">На утро он, естественно, поманил меня... Не извинениями, нет. Он просил меня вернуться потому, что не представляет жизни без меня и я ему нужна. И я верну<text:soft-page-break/>лась. Дура. Единственное, что я сделала — поставила ультиматум.</text:p>
      <text:p text:style-name="Text_20_body">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Text_20_body">«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Text_20_body">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Subtitle">* * *</text:p>
      <text:p text:style-name="Text_20_body">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Text_20_body">Я старалась быть умнее, мудрее, старалась сохранить отношения и не провоцировать конфликты, избегала по<text:soft-page-break/>стоянных выяснений отношений. Надеялась, что это поможет строить отношения и сделает нас счастливее.</text:p>
      <text:p text:style-name="Text_20_body">Это была моя ошибка, пожалуй самая горькая для меня, ведь в то время, как я <text:span text:style-name="T6">и</text:span><text:span text:style-name="_30__20_Text"><text:span text:style-name="T6">скала в себе причины</text:span></text:span><text:span text:style-name="T6"> наших разногласий, </text:span><text:span text:style-name="_30__20_Text"><text:span text:style-name="T6">он продолжал паразитировать</text:span></text:span><text:span text:style-name="T6"> на</text:span> моей к нему привязанности. Я строила отношения, в то время как он ими пользовался.</text:p>
      <text:h text:style-name="P23" text:outline-level="1"><text:bookmark-start text:name="Glava_8__Sama__kotik"/>Глава 8. Сама, котик<text:bookmark-end text:name="Glava_8__Sama__kotik"/></text:h>
      <text:p text:style-name="Text_20_body">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Text_20_body">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Text_20_body">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Text_20_body">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в то, что «такого больше не повто<text:soft-page-break/>рится». Это психологическое насилие, которое лишает жертву возможности донести абьюзеру свои переживания.</text:p>
      <text:p text:style-name="Text_20_body">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Text_20_body">«Я желаю тебе добра»,</text:p>
      <text:p text:style-name="Text_20_body">«Для тебя так будет лучше».</text:p>
      <text:p text:style-name="Text_20_body">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Subtitle">* * *</text:p>
      <text:p text:style-name="Text_20_body">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Text_20_body">— Я вчера ходил в кино.</text:p>
      <text:p text:style-name="Text_20_body">Мы едем в за город отдыхать, он скажет:</text:p>
      <text:p text:style-name="Text_20_body">— Я еду...</text:p>
      <text:p text:style-name="Text_20_body"><text:soft-page-break/>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 text:style-name="_30__20_Text">он</text:span>, и он красноречиво об этом расскажет, не упоминая обо мне.</text:p>
      <text:p text:style-name="Text_20_body">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 text:style-name="_30__20_Text">нас</text:span>, где я стояла на втором месте, а не в одной иерархии с ним. Я — дополнение.</text:p>
      <text:p text:style-name="Text_20_body">Еще раз повторю это противное <text:span text:style-name="T6">«</text:span><text:span text:style-name="_30__20_Text"><text:span text:style-name="T6">я до сих пор не понимаю</text:span></text:span><text:span text:style-name="T6">»</text:span>,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Text_20_body">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Text_20_body"><text:soft-page-break/>— Что, ручки из жопы? — при друзьях, да с такой радостью на лице, будто его ребенок сделал первые шаги.</text:p>
      <text:p text:style-name="P13">* * *</text:p>
      <text:p text:style-name="Text_20_body">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моих дня рождения.</text:p>
      <text:p text:style-name="Text_20_body">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Text_20_body">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Text_20_body">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Text_20_body">Да, я хотела семью, но у меня не было навязчивой идеи выйти замуж. На тот момент на моем счету было <text:soft-page-break/>три отвергнутых предложения. Хотела бы — вышла. Но мне важно знать за кого, ведь я собираюсь строить семью, а не просто проводить время...</text:p>
      <text:p text:style-name="Text_20_body">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Text_20_body">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Text_20_body">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Text_20_body">— Ого, ты что, предложение делаешь?</text:p>
      <text:p text:style-name="Text_20_body">Он засмеялся и ответил:</text:p>
      <text:p text:style-name="Text_20_body">— <text:span text:style-name="_30__20_Text">Конечно</text:span> нет! Мы тут запутались...</text:p>
      <text:p text:style-name="Text_20_body">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13"><text:soft-page-break/>* * *</text:p>
      <text:p text:style-name="Text_20_body">Часто его просьбы были провокацией и сопровождались:</text:p>
      <text:p text:style-name="Text_20_body">— Слабо? Ты сможешь!</text:p>
      <text:p text:style-name="Text_20_body">Откажись я, это означало бы, что я открыто призн<text:span text:style-name="_30__20_Text">а</text:span>юсь, что не смогу, хотя смогла бы, но просто не хочу. Ну и конечно — разочарование на его лице.</text:p>
      <text:p text:style-name="Text_20_body">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Text_20_body">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Text_20_body">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Text_20_body">Кстати, родители, хотите покалечить ребенку психику — говорите ему почаще: «Я думал, ты справишься»...</text:p>
      <text:p text:style-name="Text_20_body"><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Text_20_body">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Text_20_body">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Text_20_body">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 text:style-name="_30__20_Text">ты</text:span> на самом деле хочешь.</text:p>
      <text:p text:style-name="Text_20_body"><text:soft-page-break/>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Text_20_body">Но будьте готовы заплатить за эту его доброту... собой, потому именно себя вы лишитесь, возможно, раз и навсегда, если не начнете действовать.</text:p>
      <text:p text:style-name="Text_20_body">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13">* * *</text:p>
      <text:p text:style-name="Text_20_body">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Text_20_body">— Давай сама, котик. Я не хочу/занят/мне ничего нужно/там дождь/голова болит...</text:p>
      <text:p text:style-name="Text_20_body">Или его коронное:</text:p>
      <text:p text:style-name="Text_20_body">— Давай, но без меня...</text:p>
      <text:p text:style-name="Text_20_body">Не говоря уже о разных бытовых штуках, и плевать, мужская это работа по дому или женская. Это всегда «сама».</text:p>
      <text:p text:style-name="Text_20_body">Мне на ногу рухнул шкаф, который он отморозился разбирать, и даже не помог мне. Шкаф упал и сломал <text:soft-page-break/>мне два пальца на ноге (у меня было много переломов). А в больницу с этими двумя переломами я поехала... А? — Сама!</text:p>
      <text:p text:style-name="Text_20_body">— Ты что, сама не справишься? Я тебе такси вызову...</text:p>
      <text:p text:style-name="Text_20_body">Он был не на работе. Он вызвал мне машину и остался дома играть по сети с друзьями!</text:p>
      <text:p text:style-name="Text_20_body">А как дойти до такси?!</text:p>
      <text:p text:style-name="Text_20_body">Как выйти из такси и дойти до входа в больницу?!</text:p>
      <text:p text:style-name="Text_20_body">Дойти до регистратуры?!</text:p>
      <text:p text:style-name="Text_20_body">Найти кабинет врача?!</text:p>
      <text:p text:style-name="Text_20_body">Дойти до рентгена?!</text:p>
      <text:p text:style-name="Text_20_body">Обратно к врачу?!</text:p>
      <text:p text:style-name="Text_20_body">До такси?!</text:p>
      <text:p text:style-name="Text_20_body">До квартиры?!</text:p>
      <text:p text:style-name="Text_20_body">Учитывая ступеньки, двери?!..</text:p>
      <text:p text:style-name="Text_20_body">Это же нога, а не рука! Но зачем об этом думать?!</text:p>
      <text:p text:style-name="Text_20_body">— Ты же у меня баба сильная, справишься сама...</text:p>
      <text:p text:style-name="Text_20_body">«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Text_20_body">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text:soft-page-break/>в стопе, с поломанными пальцами можно передвигаться, только медленно и под обезболивающими.</text:p>
      <text:p text:style-name="Text_20_body">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Text_20_body">— Зачем ты вообще туда полезла!? Ты этим занималась, значит и виновата ты. Я же ничего не сделал!</text:p>
      <text:p text:style-name="Text_20_body">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Этот прием манипулирования называется <text:span text:style-name="_30__20_Text">виктимблейминг</text:span> — обвинение жертвы за произошедшее с ней несчастье. Он считал справедливым мое наказание за то, что я «туда полезла». Меня же никто не просил — <text:span text:style-name="_30__20_Text">это было моим решением</text:span>, это давало ему право освободить себя от ответственности за меня и заботы обо мне, ведь я получила, как он считал, по заслугам.</text:p>
      <text:p text:style-name="Text_20_body">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Text_20_body">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Text_20_body"><text:soft-page-break/>—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Text_20_body">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Text_20_body">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Text_20_body">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Text_20_body">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Text_20_body">Потом с новым другом я долго смеялась, рассказывая, как тот уродливый шкаф рухнул мне на ногу!</text:p>
      <text:p text:style-name="P13"><text:soft-page-break/>* * *</text:p>
      <text:p text:style-name="Text_20_body">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Text_20_body">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Text_20_body">— Автобусом?! Лучше бы ты мне не говорила!..</text:p>
      <text:p text:style-name="Text_20_body">Я потратила 4 часа на поиски. Я дошла до восьмой страницы гугла. Сделала несколько десятков звонков — а он остался недоволен!</text:p>
      <text:p text:style-name="Text_20_body">Из-за высокого роста, его ноги никуда не помещаются. Я не предусмотрела. Я виновата. Теперь он будет мучиться <text:span text:style-name="_30__20_Text">из-за меня</text:span>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p>
      <text:p text:style-name="Text_20_body">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Text_20_body">Я тщательно следила за тем, что говорю и одеваю, чтоб не нарваться на очередное замечание. А теперь еще усерднее хотела быть идеальной и делать все без<text:soft-page-break/>упречно, ведь надо же что-то делать со своими «недостатками»!</text:p>
      <text:p text:style-name="Text_20_body">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Text_20_body">— Спасибо, котик, все было очень вкусно/круто/весело...</text:p>
      <text:p text:style-name="Text_20_body">В такие редкие моменты я светилась от счастья и все умилялись и твердили, какая мы замечательная пара!</text:p>
      <text:p text:style-name="Text_20_body"/>
      <text:p text:style-name="Цитата_20__2b__20_автор">«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Цитата_20_-_20_автор">Ирина Мельниченко, «Мудаки и игра на публику»</text:p>
      <text:p text:style-name="Text_20_body"/>
      <text:p text:style-name="Subtitle">* * *</text:p>
      <text:p text:style-name="Text_20_body">Помню эти грандиозные скандалы, как всегда «из-за меня», после всех этих посиделок с друзьями. Каждый <text:soft-page-break/>раз, возвратившись домой, меня вдруг разрывало от обиды и негодования. Все было не так и я не могла объяснить, что именно.</text:p>
      <text:p text:style-name="Text_20_body">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Text_20_body">— Почему каждый раз после вечеринок мы с тобой опять ссоримся? — злился он.</text:p>
      <text:p text:style-name="Text_20_body">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Text_20_body">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Text_20_body">— Сама, котик...</text:p>
      <text:p text:style-name="Text_20_body">— Я интроверт и хочу побыть наедине с собой...</text:p>
      <text:p text:style-name="Text_20_body">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Text_20_body"><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Text_20_body">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Text_20_body">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Text_20_body">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Text_20_body">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Text_20_body"><text:soft-page-break/>— Да сколько же можно!? Тебе что, больше заняться нечем?</text:p>
      <text:p text:style-name="Text_20_body">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Text_20_body">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23" text:outline-level="1"><text:bookmark-start text:name="Glava_9__My_tak_obshchaiemsia"/>Глава 9. Мы так общаемся<text:bookmark-end text:name="Glava_9__My_tak_obshchaiemsia"/></text:h>
      <text:p text:style-name="Эпиграф_20__2b__20_автор">Скажи мне, кто твой друг и я скажу кто ты.</text:p>
      <text:p text:style-name="Эпиграф_20_-_20_автор">Еврипид</text:p>
      <text:p text:style-name="Text_20_body">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Text_20_body">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Text_20_body"/>
      <text:p text:style-name="Цитата_20__2b__20_автор">«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text:soft-page-break/>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Цитата_20_-_20_автор">Я.А. Волкова, «Деструктивное общение: к определению понятия»</text:p>
      <text:p text:style-name="Цитата_20_-_20_автор"><text:span text:style-name="_31__20_Text"/></text:p>
      <text:p text:style-name="Text_20_body">Его <text:span text:style-name="_30__20_Text">лучший друг</text:span>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p>
      <text:p text:style-name="Text_20_body">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Text_20_body">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Text_20_body">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Text_20_body">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Text_20_body">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Text_20_body">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Text_20_body">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Text_20_body"><text:soft-page-break/></text:p>
      <text:p text:style-name="Цитата_20__2b__20_автор">«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Цитата_20_-_20_автор">Я. А. Волкова, «Деструктивное общение в когнитивно-дискурсивнов аспекте»</text:p>
      <text:p text:style-name="Para_20_05"><text:line-break/><text:span text:style-name="Default_20_Paragraph_20_Font"><text:span text:style-name="T1"> </text:span></text:span></text:p>
      <text:p text:style-name="Text_20_body">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Text_20_body">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text:soft-page-break/>* * *</text:p>
      <text:p text:style-name="Text_20_body">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Text_20_body">Конечно, ключевым персонажем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гораздо меньшей степени.</text:p>
      <text:p text:style-name="Text_20_body">Однажды мы компанией праздновали Новый год. Сидим ночью, все уже порядком выпившие, и тут его лучший друг говорит:</text:p>
      <text:p text:style-name="Text_20_body">— Если на земле не останется ни одной <text:span text:style-name="_30__20_Text">бабы</text:span>, иметь первым мы будем тебя.</text:p>
      <text:p text:style-name="Text_20_body">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Text_20_body">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text:soft-page-break/>Вообще-то я тут сижу и слышу, как вы моего мужика поиметь хотите!» На что мне ответили:</text:p>
      <text:p text:style-name="Text_20_body">— Ну он же у нас самый красивый, вот его и пустим первым по кругу...<text:span text:style-name="Default_20_Paragraph_20_Font"><text:span text:style-name="T1"> </text:span></text:span></text:p>
      <text:p text:style-name="Text_20_body">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Text_20_body"/>
      <text:p text:style-name="Цитата_20__2b__20_автор">«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Цитата_20__2b__20_автор">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Цитата_20_-_20_автор">Я. А. Волкова, «Деструктивное общение в когнитивно-дискурсивном аспекте»</text:p>
      <text:p text:style-name="Para_20_05"><text:line-break/></text:p>
      <text:p text:style-name="Text_20_body">Позже, как и всегда, когда заходили подобного рода разговоры, а они заходили довольно часто, я аккуратно ему намекала, что это не правильно. И:</text:p>
      <text:p text:style-name="Text_20_body">— Неужели тебе нравятся такое общение!?</text:p>
      <text:p text:style-name="Text_20_body">Ответ всегда был один:</text:p>
      <text:p text:style-name="Text_20_body">— Ты слишком остро реагируешь. Мы так общаемся...</text:p>
      <text:p text:style-name="Text_20_body"><text:soft-page-break/>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Text_20_body">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Text_20_body">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Text_20_body">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Text_20_body">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text:soft-page-break/>представляет — понимала и поддерживала. И даже была рада.</text:p>
      <text:p text:style-name="Text_20_body">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13">* * *</text:p>
      <text:p text:style-name="Text_20_body">Вернемся к делу. Основных тем у них было несколько:</text:p>
      <text:list xml:id="list37501292" text:continue-numbering="true" text:style-name="List_20_1">
        <text:list-item>
          <text:p text:style-name="P28">Женские жопы;</text:p>
        </text:list-item>
        <text:list-item>
          <text:p text:style-name="P28">Как изменить девушке/жене и сделать так, чтоб об этом никто не узнал;</text:p>
        </text:list-item>
        <text:list-item>
          <text:p text:style-name="P28">Печальная история о том, как одна их общая подруга «дала» им всем, кроме одного, чем жестоко задела самолюбие оного;</text:p>
        </text:list-item>
        <text:list-item>
          <text:p text:style-name="P28">Размер мужского достоинства;</text:p>
        </text:list-item>
        <text:list-item>
          <text:p text:style-name="P28">HOTS;</text:p>
        </text:list-item>
        <text:list-item>
          <text:p text:style-name="P28">Ну и конечно — обсуждения отсутствующих за их спиной не в лучшей форме.</text:p>
        </text:list-item>
      </text:list>
      <text:p text:style-name="Text_20_body">Не могу не вспомнить ни одну пьянку, где бы они не оскорбляли за глаза. Естественно, когда они собирались все вместе — это было оскорблением в лицо. В моей го<text:soft-page-break/>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Text_20_body"/>
      <text:p text:style-name="Цитата_20__2b__20_автор">«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Я. А. Волкова, «Деструктивное общение в когнитивно-дискурсивнов аспекте»<text:span text:style-name="Default_20_Paragraph_20_Font"><text:span text:style-name="T1"> </text:span></text:span></text:p>
      <text:p text:style-name="Text_20_body"/>
      <text:p text:style-name="Text_20_body">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Text_20_body">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Text_20_body">Один из его лучших друзей многому его научил. Мой парень освоил целый род деятельности, благодаря этому другу, а тот, в свою очередь, не жадничал нужной информацией и учил всему, что знал, делясь новыми навыками.</text:p>
      <text:p text:style-name="Text_20_body"><text:soft-page-break/>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Text_20_body">—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Text_20_body">А этот друг поручался за него неоднократно. Его брали на высокооплачиваемые позиции без собеседований и тестовых заданий. Он бы не устроился туда потому, что, по его же словам — не дотягивает.</text:p>
      <text:p text:style-name="Text_20_body">Он говорит за его спиной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Text_20_body">Когда лучшие друзья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text:p>
      <text:p text:style-name="Text_20_body">Их чаты с выяснением отношений были похожи на лепет подростков, обсуждающих сколько у кого волос на лобке выросло. В общем дружба у них была грязная и <text:soft-page-break/>закончилась также грязно: кто кому сколько должен и «я столько для тебя сделал!»</text:p>
      <text:p text:style-name="P13">* * *</text:p>
      <text:p text:style-name="Text_20_body">Так вот, все это о <text:span text:style-name="_30__20_Text">ег</text:span><text:span text:style-name="_30__20_Text">о</text:span> окружении, именно о <text:span text:style-name="_30__20_Text">его</text:span>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 <text:span text:style-name="_30__20_Text">своим</text:span> друзьям он говорил:</text:p>
      <text:p text:style-name="Text_20_body">— Она неадекватная...</text:p>
      <text:p text:style-name="Text_20_body">И дальше по тексту, то <text:span text:style-name="_30__20_Text">нашим</text:span> друзьям говорилось все в другой форме:</text:p>
      <text:p text:style-name="Text_20_body">— Я ее люблю, но...</text:p>
      <text:p text:style-name="Text_20_body">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любит.</text:p>
      <text:p text:style-name="Text_20_body">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Банальная фраза: «Мы поругались» может произвести впечатление, что он жертва, особенно если приправить ее, сказав «снова» или «опять». Это закладывает в голо<text:soft-page-break/>ву людей мнение: «Она <text:span text:style-name="_30__20_Text">снова</text:span> что-то делает не так», то есть — постоянно что-то делает не так.</text:p>
      <text:p text:style-name="Text_20_body">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Text_20_body">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Text_20_body">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Text_20_body">«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Text_20_body"><text:soft-page-break/>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13">* * *</text:p>
      <text:p text:style-name="Text_20_body">Не могу не вставить пару слов о семье... Точнее — 4 слова:</text:p>
      <text:p text:style-name="Text_20_body">1. Все</text:p>
      <text:p text:style-name="Text_20_body">2. Друг</text:p>
      <text:p text:style-name="Text_20_body">3. Друга</text:p>
      <text:p text:style-name="Text_20_body">4. Ненавидят</text:p>
      <text:p text:style-name="Text_20_body">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Text_20_body">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Text_20_body"><text:soft-page-break/>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text:p>
      <text:p text:style-name="Text_20_body">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Text_20_body">Вся ситуация с его родными поменялась прямо пропорционально при последующем общении.</text:p>
      <text:p text:style-name="Text_20_body">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Text_20_body">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Text_20_body">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text:soft-page-break/>вит или музыка играет громко, что он не слышит свой телефон. Я заверила ее, что он перезвонит, как только увидит от нее пропущенные вызовы.</text:p>
      <text:p text:style-name="Text_20_body">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Text_20_body">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Text_20_body">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Text_20_body">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Text_20_body">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Text_20_body"><text:soft-page-break/>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Text_20_body">— Да перестань! Они же простые ребята — даже внимание не обратят...</text:p>
      <text:p text:style-name="Text_20_body">И я заплела косу.</text:p>
      <text:p text:style-name="Text_20_body">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Text_20_body">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Text_20_body">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Text_20_body"><text:soft-page-break/>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Text_20_body">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Text_20_body">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Text_20_body">— Мам, я сделал свой выбор, и не собираюсь менять это решение. Она нормальная! Ну что ты начинаешь?!</text:p>
      <text:p text:style-name="Text_20_body">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Text_20_body">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23" text:outline-level="1"><text:bookmark-start text:name="Glava_10__Eto_nie_ia"/>Глава 10. Это не я<text:bookmark-end text:name="Glava_10__Eto_nie_ia"/></text:h>
      <text:p text:style-name="Эпиграф_20__2b__20_автор">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Эпиграф_20__2b__20_автор">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text:span>Хайек Ф.</text:p>
      <text:p text:style-name="Text_20_body">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Text_20_body">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Text_20_body">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Text_20_body">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Text_20_body">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Text_20_body">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Text_20_body">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text:soft-page-break/>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Text_20_body">— Это не я.</text:p>
      <text:p text:style-name="Text_20_body">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Text_20_body">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 text:style-name="_30__20_Text">говорить</text:span> сколько угодно, но когда приходило время <text:span text:style-name="_30__20_Text">делать</text:span>, ему всегда что-то «мешало». Но чаще всего было:</text:p>
      <text:p text:style-name="Text_20_body"><text:soft-page-break/>— Обещал? Я этого не помню, а если я не помню, значит этого не было.</text:p>
      <text:p text:style-name="Text_20_body">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Text_20_body">Я не помню ни дня, чтоб он пришел домой вовремя, как и обещал. Всегда находились отговорки или он просто мог потерять счет времени.</text:p>
      <text:p text:style-name="Text_20_body">Когда дело касалось его работы, я просила его:</text:p>
      <text:p text:style-name="Text_20_body">— Не обещай, пока не будешь уверен.</text:p>
      <text:p text:style-name="Text_20_body">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Text_20_body">Каждый раз это было что-то «поважнее» данного мне обещания, и он не мог. При этом он никогда не просил прощения за несдержанное слово.</text:p>
      <text:p text:style-name="Text_20_body">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Text_20_body">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Text_20_body">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Text_20_body">Он никогда не виноват, а если вдруг его вина становится очевидной — это мелочь, которая не стоит внимания. Ему все сходило с рук.</text:p>
      <text:p text:style-name="P13">* * *</text:p>
      <text:p text:style-name="Text_20_body">Как-то я поехала в другой город. На похороны. Это был долгий путь и в целом очень тяжелая поездка. Меня не было две недели.</text:p>
      <text:p text:style-name="Text_20_body">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Text_20_body">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Text_20_body"><text:soft-page-break/>— Когда ты уже вернешься?</text:p>
      <text:p text:style-name="Text_20_body">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Text_20_body">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13">* * *</text:p>
      <text:p text:style-name="Text_20_body">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text:p>
      <text:p text:style-name="Text_20_body">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Text_20_body">Так было и со мной, когда я каждый вечер возвращалась домой. Изо дня в день к вечеру в квартире был срач. Куча пепла на подоконнике и под подоконником на <text:soft-page-break/>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Text_20_body">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Text_20_body">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Text_20_body">— Это не я...</text:p>
      <text:p text:style-name="Text_20_body">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Text_20_body">— Мне не обязательно стирать трусы каждый день!</text:p>
      <text:p text:style-name="Text_20_body">Мне приходилось просить его чистить уши, потому, что <text:span text:style-name="_30__20_Text">мне было стыдно</text:span>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p>
      <text:p text:style-name="Text_20_body"><text:soft-page-break/>Я сидела со спиртом и ватной палочкой, подавляя рвотные позывы, и делала все, что могла, чтобы его вид был более или менее опрятным.</text:p>
      <text:p text:style-name="Text_20_body">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Text_20_body">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Text_20_body">Он спал, ходил на природу, ходил по дому и на работу в одной и той же одежде, за месяц занашивая до дыр новые вещи, и на предложение:</text:p>
      <text:p text:style-name="Text_20_body">— Пойдем купим тебе что-нибудь новое.</text:p>
      <text:p text:style-name="Text_20_body">Он отвечал:</text:p>
      <text:p text:style-name="Text_20_body">— У меня все есть, мне ничего не надо.</text:p>
      <text:p text:style-name="Text_20_body">И ходил мятый и грязный, как бомж, а я просто не могла за этим уследить.</text:p>
      <text:p text:style-name="Text_20_body">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Это было еще одно чувство вины. Но в отличии от всех остальных, навязанных мне, это был стыд. <text:span text:style-name="_30__20_Text">Мне было стыдно</text:span> от того, я не справляюсь, как его девушка, и мой мужчина не выглаженный и не накрахмаленный, как я бы этого хотела.</text:p>
      <text:p text:style-name="Text_20_body">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Subtitle">* * *</text:p>
      <text:p text:style-name="Text_20_body">А вы знали, что <text:span text:style-name="_30__20_Text">неряшливость является одним из симптомов психического отклонения</text:span>?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Text_20_body">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Text_20_body">— Котик, поставь, пожалуйста кружку в раковину, можешь не мыть...</text:p>
      <text:p text:style-name="Text_20_body"><text:soft-page-break/>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Text_20_body">Вот так все просто. Этот способ манипуляцией чувством вины. Он строил из себя «жертву» после малейшего замечания, озвучивая это простой фразой:</text:p>
      <text:p text:style-name="Text_20_body">— Я не буду тебе ничего доказывать.</text:p>
      <text:p text:style-name="Text_20_body">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Text_20_body">— Это не я...</text:p>
      <text:p text:style-name="Text_20_body">— Если я этого не помню, значит этого не было.</text:p>
      <text:p text:style-name="Text_20_body">— Я имею право хранить молчание.</text:p>
      <text:p text:style-name="Text_20_body">— Я ничего не обещал.</text:p>
      <text:p text:style-name="P13">* * *</text:p>
      <text:p text:style-name="Text_20_body">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Text_20_body"><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Text_20_body">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Text_20_body">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Text_20_body">— Я ничего не помню. А, если я ничего не помню — значит этого не было. — улыбаясь, повторял он.</text:p>
      <text:p text:style-name="Text_20_body">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13">* * *</text:p>
      <text:p text:style-name="Text_20_body">Хочу включить в эту главу еще один пример в качестве описания очередного метода психологического насилия — насилие с помощью <text:span text:style-name="_30__20_Text">триггера</text:span>.</text:p>
      <text:p text:style-name="Text_20_body">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Text_20_body">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о смешная шутка.</text:p>
      <text:p text:style-name="Text_20_body">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Text_20_body">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Text_20_body">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Text_20_body">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Text_20_body"><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Text_20_body">Он упрекал меня в том, что я кричу на него просто так, что он не виноват в том, что когда-то кто-то пытался меня изнасиловать, и обижался на мою злость. Это ведь не он тогда напугал меня, а это простая банальная шутка...</text:p>
      <text:p text:style-name="P13">* * *</text:p>
      <text:p text:style-name="Text_20_body">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Text_20_body">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Text_20_body">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text:p>
      <text:p text:style-name="Text_20_body">Я была в шоке от такого спонтанного сообщения. Как говорится: «Ничто не предвещало беды..» и согласи<text:soft-page-break/>лась. Я сказала, что и сама не вижу смысла друг друга мучить. Спокойно так, без криков и истерик.</text:p>
      <text:p text:style-name="Text_20_body">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Text_20_body">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Text_20_body">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Text_20_body">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Text_20_body"/>
      <text:p text:style-name="Quotations">«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Quotations">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Quotations"><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Quotations">В судьбу я не верю, я верю только в свои силы. Если ты считаешь, что сил больше нет — я не вправе тебе ничего навязывать.»</text:p>
      <text:p text:style-name="Quotations"/>
      <text:p text:style-name="Text_20_body">«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7">У нас все прекрасно.</text:p>
      <text:p text:style-name="Text_20_body">Это ложь. У нас все плохо — мы постоянно ссоримся и вот решили расстаться.</text:p>
      <text:p text:style-name="Text_20_body"><text:span text:style-name="T9">Цель</text:span>: сбить с толку с первой фразы, которая совершенно противоречит сложившейся ситуации. Ведь мы приняли решение разорвать отношения.</text:p>
      <text:p text:style-name="P7">У нас отлично получается.</text:p>
      <text:p text:style-name="P10">Что получается? Жить? Строить семью? Делать друг-друга счастливыми? Заботиться друг о друге? Не понятно...</text:p>
      <text:p text:style-name="Text_20_body"><text:span text:style-name="T9">Цель</text:span>: внушить утверждение, что ошибок не было. Все идет по плану, как и должно быть.</text:p>
      <text:p text:style-name="P7">Нас любят. В нас верят.</text:p>
      <text:p text:style-name="Text_20_body">На первый взгляд ничего странного. Мы кому-то нравимся — это же хорошо. Но на самом деле это — <text:span text:style-name="_30__20_Text">триан</text:span><text:soft-page-break/><text:span text:style-name="_30__20_Text">гуляция</text:span> — метод, в котором манипуляторы оперируют чужими (а порой даже выдуманными) мнениями, приводя их, как аргументы, с которыми не поспоришь.</text:p>
      <text:p text:style-name="Text_20_body">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Text_20_body">Но его устраивало не то, что мы хорошая пара, ведь это не так — у нас слишком много проблем, а то, что мы создаем видимость хорошей пары.</text:p>
      <text:p text:style-name="Text_20_body">В этом утверждении он объединил нас в одно целое. Ты и я — мы пара, и нас — любят. То есть — и я хороший, и ты.</text:p>
      <text:p text:style-name="Text_20_body"><text:span text:style-name="T9">Цель</text:span>: утвердиться в позиции — я такой же хороший, как и ты, что отрицает — я плохой, я тебя обидел.</text:p>
      <text:p text:style-name="P7">Верю в тебя. Ты большая умница и нужно быть слепым, чтоб не заметить это.</text:p>
      <text:p text:style-name="Text_20_body">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Этот метод называется <text:span text:style-name="_30__20_Text">манипуляцией тщеславием (положительное подкрепление)</text:span>. Когда жертву хвалят, отмечая ее заслуги и достоинства — шанс получить желаемое увеличивается. Люди очень наивны и порой не понима<text:soft-page-break/>ют, что это не похвала, а наживка, которую они заглатывают без малейших сомнений и опасений.</text:p>
      <text:p text:style-name="Text_20_body"><text:span text:style-name="T9">Цель</text:span>: ввести в заблуждение похвалой, что ослабляет жертву в ее позиции сопротивления.</text:p>
      <text:p text:style-name="P7">Никто не говорил, что будет легко.</text:p>
      <text:p text:style-name="Text_20_body">И снова триангуляция, но уже более обобщающая. Смирись. Тебе никто не обещал, что все будет гладко. Будет сложно.</text:p>
      <text:p text:style-name="Text_20_body"><text:span text:style-name="T9">Цель</text:span>: внушить жертве, что сложности, которыми он ее изматывает — нормальны, оперируя тем, что все так живут.</text:p>
      <text:p text:style-name="P7">Я не согласен рушить все из-за какой-то фигни. Это несправедливо.</text:p>
      <text:p text:style-name="Text_20_body">Еще пару часов назад он сказал мне собирать вещи, а теперь несогласен все рушить...</text:p>
      <text:p text:style-name="Text_20_body">Это не просьба не рушить и не раскаяние в своих ошибках. Это констатация факта несогласия, которая не несет в себе попыток все исправить. Плюс к этому <text:span text:style-name="_30__20_Text">манипуляция чувством вины</text:span> — он надевает маску «жертвы» обвиняет меня в несправедливости моих действий.</text:p>
      <text:p text:style-name="Text_20_body"><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7">Я не верну назад всех гадостей, которые тебе пришлось услышать.</text:p>
      <text:p text:style-name="Text_20_body">Он не чувствует свою вину за сказанное и демонстрирует это, иначе бы он сказал: «Жаль, что не могу вер<text:soft-page-break/>нуть...», но при этом он жалеет жертву за услышанное: «Тебе пришлось».</text:p>
      <text:p text:style-name="Text_20_body"><text:span text:style-name="T9">Цель</text:span>: сбить с толку жалостью к жертве, не сожалея о сказанном.</text:p>
      <text:p text:style-name="P7">Все мои попытки отстраниться, уйти, сбежать это страх и бессилие.</text:p>
      <text:p text:style-name="Text_20_body"><text:span text:style-name="_30__20_Text">Манипуляция жало</text:span><text:span text:style-name="_30__20_Text">стью</text:span> — посмотри, как мне страшно!</text:p>
      <text:p text:style-name="Text_20_body"><text:span text:style-name="T9">Цель</text:span>: вызвать жалость, сострадание и понимание, что притупляет желание жертвы дать отпор и стоять на своем.</text:p>
      <text:p text:style-name="P7">Да, это все описывается простой фразой — «я люблю тебя».</text:p>
      <text:p text:style-name="Text_20_body">Контрольный выстрел в голову — признание. Якобы — ведь это не обращение, если вы заметили.</text:p>
      <text:p text:style-name="Text_20_body">Фраза «я тебя люблю» взята в кавычки, как цитата неизвестного автора. Это не признание жертве. Иначе бы это звучало так, например: «Я просто тебя люблю и ничего не могу с собой поделать...».</text:p>
      <text:p text:style-name="Text_20_body"><text:span text:style-name="T9">Цель</text:span>: ввести в заблуждение завуалированным признанием, дабы ослабить попытки жертвы к сопротивлению.</text:p>
      <text:p text:style-name="P7">Любящий человек способен делать глупости.</text:p>
      <text:p text:style-name="Text_20_body">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Text_20_body"><text:span text:style-name="T9">Цель</text:span>: попытка оправдаться за счет общепринятого мнения.</text:p>
      <text:p text:style-name="P7"><text:soft-page-break/>Если ты поймешь, что история заканчивается здесь — да будет так.</text:p>
      <text:p text:style-name="Text_20_body"><text:span text:style-name="T9">Цель</text:span><text:span text:style-name="T10">:</text:span> заставить жертву нести ответственность, демонстрируя свое смирение.</text:p>
      <text:p text:style-name="P7">В судьбу я не верю, я верю только в свои силы.</text:p>
      <text:p text:style-name="Text_20_body">Он верит в свои силы, но он их не использует. Это очередная констатация факта, которая не несет в себе обещаний и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Text_20_body">Цель: сбить с толку завуалированным обманчивым утверждением — я прилагаю все усилия.</text:p>
      <text:p text:style-name="P7">Если ты считаешь, что сил больше нет — я не вправе тебе ничего навязывать.</text:p>
      <text:p text:style-name="Text_20_body">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Text_20_body"><text:span text:style-name="T9">Цель</text:span>: либо заставить жертву признать, что она слаба, либо заставить доказать, что это не так.</text:p>
      <text:p text:style-name="Text_20_body">Итак, что у нас получается:</text:p>
      <text:p text:style-name="Text_20_body"/>
      <text:p text:style-name="Quotations">«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Quotations"><text:soft-page-break/>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Quotations">Соглашаясь на мою провокацию, ты нарушает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Quotations">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Quotations">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text:p>
      <text:p text:style-name="Quotations">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Quotations">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Quotations"><text:soft-page-break/>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text:p>
      <text:p text:style-name="Quotations">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Quotations">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Quotations">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Quotations">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Quotations"/>
      <text:p text:style-name="Text_20_body">Впечатляет, не правда ли? Я не зря включила это письмо именно в эту главу. Ведь все, что там описано можно сказать этими тремя словами: «это не я».</text:p>
      <text:h text:style-name="P23" text:outline-level="1"><text:bookmark-start text:name="Glava_11__Trio"/>Глава 11. Трио<text:bookmark-end text:name="Glava_11__Trio"/></text:h>
      <text:p text:style-name="Text_20_body">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Text_20_body">— Лучшая измена та, о которой никто ничего не знает!</text:p>
      <text:p text:style-name="Text_20_body">И обсуждали они это при мне и при своих девушках и женах. Я человек не ревнивый, так что я отшучивалась, мол:</text:p>
      <text:p text:style-name="Text_20_body">— Буду знать! Спасибо, что сказали...</text:p>
      <text:p text:style-name="Text_20_body">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Text_20_body">— И, будь уверен, я это сделаю...</text:p>
      <text:p text:style-name="Text_20_body">Я думаю, что именно это его останавливало — моя готовность поступить так же. Как-то он спросил у меня, что я сделаю, если узнаю, что он мне изменил.</text:p>
      <text:p text:style-name="Text_20_body">—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Text_20_body">И я действительно не знала. Теперь знаю, но тогда — нет...</text:p>
      <text:p text:style-name="Text_20_body">Бывало, идем по улице, а он такой:</text:p>
      <text:p text:style-name="Text_20_body">— Смотри, какая жопа!</text:p>
      <text:p text:style-name="Text_20_body">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Text_20_body"/>
      <text:p text:style-name="Цитата_20__2b__20_автор">«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Цитата_20__2b__20_автор">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Цитата_20_-_20_автор">Шейнов В. П., «Скрытое управление человеком»</text:p>
      <text:p text:style-name="P6"><text:soft-page-break/><text:span text:style-name="Default_20_Paragraph_20_Font"><text:span text:style-name="T1"><text:s/></text:span></text:span></text:p>
      <text:p text:style-name="Text_20_body">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Text_20_body">— Смотри какая спинка... И куртка у него классная, надо и тебе такую купить...</text:p>
      <text:p text:style-name="Text_20_body">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Text_20_body">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14">* * *</text:p>
      <text:p text:style-name="Text_20_body">Постепенно его намеки и акцентирование внимания на удовлетворении его больного либидо переросли в новую тему — «трио».</text:p>
      <text:p text:style-name="Text_20_body">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text:p>
      <text:p text:style-name="Text_20_body"><text:soft-page-break/>Конечно, я говорила в шутку, но старалась, чтоб прозвучало это, как можно убедительнее. Так смешно вспоминать! Он делал такие глаза, мол:</text:p>
      <text:p text:style-name="Text_20_body">—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Text_20_body">Не, ну вы поняли? А я значит представляю! Насчет третьей девочки он говорил, что даже прикасаться к ней не будет:</text:p>
      <text:p text:style-name="Text_20_body">— Я просто на вас посижу посмотрю...</text:p>
      <text:p text:style-name="Text_20_body">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text:p>
      <text:p text:style-name="Text_20_body">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Text_20_body">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Text_20_body">Что тут сказать? Любила — безумно. Боготворила — да. Дорожила — да. Но не ревнивая я!</text:p>
      <text:p text:style-name="Text_20_body"><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Text_20_body">Он надеялся, что я настолько сильно его люблю, что не брошу его из-за «такой мелочи», как измена. Он знал, что останется безнаказанным, но он ошибался.</text:p>
      <text:p text:style-name="Text_20_body">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Text_20_body">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 text:style-name="_30__20_Text">пользуются, но при этом не бросают</text:span>. И факт измены ее идеализированного мучителя уходит на второй план, лишь бы он оставался рядом и не рвал отношения с жертвой.</text:p>
      <text:p text:style-name="Text_20_body">На этой стадии жертва много раз слышала:</text:p>
      <text:p text:style-name="Text_20_body"><text:soft-page-break/>— Да кому ты нужна, кроме меня?! — и понимала, что и правда, ведь в ней столько недостатков! Она ведь постоянно в чем-то виновата...</text:p>
      <text:p text:style-name="Text_20_body">— Ты без меня ничто! — слушала она, опуская голову, понимая, что ее неуверенность в себе и забитое чувство самодостаточности делает ее таковой.</text:p>
      <text:p text:style-name="Text_20_body">—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Text_20_body">Список можно продолжать.</text:p>
      <text:p text:style-name="Text_20_body">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Text_20_body">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В процессе <text:span text:style-name="_30__20_Text">отмены</text:span>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p>
      <text:p text:style-name="Text_20_body"><text:soft-page-break/>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Text_20_body">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Subtitle">* * *</text:p>
      <text:p text:style-name="Text_20_body">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Text_20_body">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Text_20_body">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Text_20_body"><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Text_20_body">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Text_20_body">Я знала, что ему хорошо, и мне было хорошо. В эмоциональном плане. На уровне чувств. Искренне...</text:p>
      <text:p text:style-name="Text_20_body">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Text_20_body">— Да! Мне нравятся женские жопы. Я хожу и смотрю на женские жопы. В мире три миллиарда людей, и из них даже бабы любят смотреть на женские жопы...</text:p>
      <text:p text:style-name="Text_20_body">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Text_20_body">Жопы. Ну, конечно — жопы! Ведь кроме этого он мало что видит в девушке. Он смотрит на человека, как шакал на кусок мяса. Не сказать, что он озабоченный, но ход <text:soft-page-break/>мыслей понятен — все дамы воспринимаются как вещи. А нужна ему эта вещь или нет — зависит от жопы.</text:p>
      <text:h text:style-name="P23" text:outline-level="1"><text:bookmark-start text:name="Glava_12__Nie_noi"/>Глава 12. Не ной<text:bookmark-end text:name="Glava_12__Nie_noi"/></text:h>
      <text:p text:style-name="Text_20_body">Если со всеми остальными недостатками я могла смириться, то с одним я мириться не хотела. По быту — да. Я задавала себе вопросы:</text:p>
      <text:p text:style-name="Text_20_body">— Я могу с этим жить? — Да.</text:p>
      <text:p text:style-name="Text_20_body">—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Text_20_body">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Text_20_body">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Text_20_body">— Не ной.</text:p>
      <text:p text:style-name="Text_20_body">— Мне неинтересно это слушать.</text:p>
      <text:p text:style-name="Text_20_body"><text:soft-page-break/>— Это ты виновата, это ты допустила.</text:p>
      <text:p text:style-name="Text_20_body">— Разберись с этим сама...</text:p>
      <text:p text:style-name="Text_20_body">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Text_20_body">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Text_20_body">— А я тут при чем?!</text:p>
      <text:p text:style-name="Text_20_body">Или:</text:p>
      <text:p text:style-name="Text_20_body">— Почему я должен это выслушивать?!</text:p>
      <text:p text:style-name="Text_20_body">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Text_20_body">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Text_20_body">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потеряла возможность с ним познакомиться и узнать какой он.</text:p>
      <text:p text:style-name="Text_20_body">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Text_20_body">— Я сейчас выключу, если ты не успокоишься! Хватит нюни распускать — это же просто фильм!</text:p>
      <text:p text:style-name="Text_20_body">И я под честное слово, обещая больше не плакать, глушила в себе позывы разрыдаться от всей горечи, которая меня переполняла, только чтоб не злить мило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Subtitle"><text:s/>* * *</text:p>
      <text:p text:style-name="Text_20_body">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Text_20_body">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text:soft-page-break/>Но, если его проблему мы обсуждали и «обсасывали», то я, заводя речь о своих траблах, слышала:</text:p>
      <text:p text:style-name="Text_20_body">— Хватит ныть! Соберись, тряпка!</text:p>
      <text:p text:style-name="Text_20_body">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13">* * *</text:p>
      <text:p text:style-name="Text_20_body">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Text_20_body">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Text_20_body">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Text_20_body"><text:soft-page-break/>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Text_20_body">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Text_20_body">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Text_20_body">Я ему рассказывала, что, в принципе-то, ничего делать и не надо, — подойти и обнять, всего-то делов.</text:p>
      <text:p text:style-name="Text_20_body">—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Text_20_body"><text:soft-page-break/>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Text_20_body">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Text_20_body">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text:p>
      <text:p text:style-name="Text_20_body">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14">* * *</text:p>
      <text:p text:style-name="Text_20_body">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Он берет стакан, набирает воды, запивает таблетку и просто <text:span text:style-name="_30__20_Text">бросает</text:span> стакан в раковину, в которой лежит еще не помытая посуда! Этот жест повествовал, стало быть, о невыносимой головной боли, и на мой вопрос: «Зачем ты <text:soft-page-break/>кинул стакан в раковину?» он ответил, что не понимал, что делает из-за очень сильной головной боли.</text:p>
      <text:p text:style-name="Text_20_body">А сейчас вспоминаем мои походы с рюкзачком на костылях за сосисками, и, заодно, — шкаф и: «Ты что, сама не доедешь?»</text:p>
      <text:p text:style-name="Text_20_body">Ну конечно! Это же головная боль! Что может быть хуже?!</text:p>
      <text:p text:style-name="Subtitle">* * *</text:p>
      <text:p text:style-name="Text_20_body">О его проблемах дома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Все с его слов.</text:p>
      <text:p text:style-name="Text_20_body">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Text_20_body">— Тебе что совсем наплевать на мои проблемы?! ВОТ ТАК ВСЕГДА! Иди спи. Главное, чтоб тебе было хорошо...</text:p>
      <text:p text:style-name="Text_20_body">И я сидела, куняла, но слушала, потому, что я ему нужна, ему тяжело и для него это важно, и — я его лю<text:soft-page-break/>блю... А со своими проблемами разбиралась сама. И всегда это сопровождалось его «заботливым»:</text:p>
      <text:p text:style-name="Text_20_body">— Хватит ныть! Соберись, тряпка!</text:p>
      <text:p text:style-name="Text_20_body">Он игнорировал мои просьбы о помощи, плюс я сверху получала кучу упреков за то, что расстраиваюсь. Он говорил, что не хочет это слушать, что <text:span text:style-name="_30__20_Text">ему это неинтересно</text:span>, говорил, что <text:span text:style-name="_30__20_Text">я выношу ему мозг</text:span>. Он поучительно наваливал, что мне нужно меняться и быть сильной, и всегда показывал спину, обвиняя меня в сверхчувствительности.</text:p>
      <text:p text:style-name="Text_20_body">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Text_20_body">Даже сейчас мне говорят друзья, когда уже весь это ад закончился:</text:p>
      <text:p text:style-name="Text_20_body">— Ты же девочка, ты должна быть слабой... (в понимании женственности).</text:p>
      <text:p text:style-name="Text_20_body">У меня один ответ:</text:p>
      <text:p text:style-name="Text_20_body">— Я не могу себе этого позволить!</text:p>
      <text:p text:style-name="Text_20_body">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Text_20_body"><text:soft-page-break/>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Text_20_body">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text:p>
      <text:p text:style-name="Text_20_body">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Text_20_body">Мне нравится решать проблемы. Я отчасти люблю проблемы. Я воспринимаю это, как возможности к самосовершенствованию. Это делает нас живыми, что ли...</text:p>
      <text:p text:style-name="Text_20_body">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Text_20_body">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Text_20_body"><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Text_20_body">Так что пора бы взять себя в руки и перестать ныть!..</text:p>
      <text:h text:style-name="P23" text:outline-level="1"><text:bookmark-start text:name="Glava_13__Nieadiekvatnaia"/>Глава 13. Неадекватная<text:bookmark-end text:name="Glava_13__Nieadiekvatnaia"/></text:h>
      <text:p text:style-name="Эпиграф_20__2b__20_автор">Если вдруг вы стали для кого-то плохим, значит много хорошего было сделано для этого человека!</text:p>
      <text:p text:style-name="Эпиграф_20_-_20_автор">Фаина Раневская</text:p>
      <text:p text:style-name="Text_20_body">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Text_20_body">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Text_20_body">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11">Он проделал очень много работы за всю свою жизнь. И вот одна из них.</text:p>
      <text:p text:style-name="Text_20_body">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Text_20_body">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Text_20_body">— Я никогда не говорил это!</text:p>
      <text:p text:style-name="Text_20_body">И вот вы начинаете сомневаться в том, что слышали.</text:p>
      <text:p text:style-name="Text_20_body">— Тебе кажется, что ты переживаешь!</text:p>
      <text:p text:style-name="Text_20_body">И вы сомневаетесь, что ваши переживания реальны.</text:p>
      <text:p text:style-name="Text_20_body">— С тобой что-то в последнее время происходит... Это не усталость, нет. Может нервный срыв?</text:p>
      <text:p text:style-name="Text_20_body">И вы сомневаетесь в том, что с вами все в порядке.</text:p>
      <text:p text:style-name="Text_20_body">— Это была не твоя идея, а моя...</text:p>
      <text:p text:style-name="Text_20_body">И вы сомневаетесь в своей памяти.</text:p>
      <text:p text:style-name="Text_20_body">Даже такое распространенное выражение, как «делать из мухи слона», является прекрасным примером <text:soft-page-break/>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Text_20_body">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Text_20_body">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Text_20_body">— Ну не говорил, так не говорил...</text:p>
      <text:p text:style-name="Subtitle">* * *</text:p>
      <text:p text:style-name="Text_20_body">Знаете, я не просто так пишу об этом. Это описание моей жизни на протяжении нескольких лет. <text:span text:style-name="_30__20_Text">Психоз порождает психоз.</text:span> Патологическое стремление моего парня к доминантному покровительству, является психозом, который вводил меня в состояние ненормальности.</text:p>
      <text:p text:style-name="Text_20_body">Например, он ясно давал понять, что он имеет право на свободу действий. Он четко расписывал по слогам <text:soft-page-break/>каждый раз, что для него важен его собственный комфорт. И это здорово, Да? Мы <text:span text:style-name="_30__20_Text">все</text:span> имеем право на свободу действий. Согласны? Ключевое слово — «все»!</text:p>
      <text:p text:style-name="Text_20_body">Он так не считал. <text:span text:style-name="_30__20_Text">Он</text:span> имел право, а мое право отрицалось, что проявлялось в его неспособности идти на уступки и компромиссы, в отвержении им моих переживаний и эмоций.</text:p>
      <text:p text:style-name="Text_20_body">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Text_20_body">Он будет биться головой о стену после тяжелого телефонного разговора, но упрекнет меня в оплакивании моего отца.</text:p>
      <text:p text:style-name="Text_20_body">Он прав, и будет утверждать, что я на самом деле с ним согласна.</text:p>
      <text:p text:style-name="Text_20_body">— Ты преувеличиваешь — не болит у тебя ничего, ведь так?</text:p>
      <text:p text:style-name="Text_20_body">И я в замешательстве.</text:p>
      <text:p text:style-name="Text_20_body">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Text_20_body"><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Text_20_body">Этот полный непонимания процесс стартует с сопротивления и отторжения:</text:p>
      <text:p text:style-name="Text_20_body">— Как же так? Я же слышала!</text:p>
      <text:p text:style-name="Text_20_body">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Text_20_body">— Я снова все напутала.</text:p>
      <text:p text:style-name="Text_20_body"/>
      <text:p text:style-name="Цитата_20__2b__20_автор">«Для того чтобы сидеть в клетке, не всегда нужны прутья.»</text:p>
      <text:p text:style-name="Цитата_20_-_20_автор">Рональд Дэвид Лэйнг, «Политика семьи»</text:p>
      <text:p text:style-name="Text_20_body"/>
      <text:p text:style-name="Text_20_body">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Text_20_body">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text:soft-page-break/>действительности — был длительной стратегией по развитию моей неадекватности.</text:p>
      <text:p text:style-name="Text_20_body">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Text_20_body">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Text_20_body">Я доказывала и доказывала:</text:p>
      <text:p text:style-name="Text_20_body">— Но ведь было же!</text:p>
      <text:p text:style-name="Text_20_body">Но мне повторяли и повторяли:</text:p>
      <text:p text:style-name="Text_20_body">— Да что ты опять придумываешь?! Тебе что, драмы не хватает?</text:p>
      <text:p text:style-name="Text_20_body">Мне было трудно понять... Да что там, мне было сложно представить, что меня специально вводят в эти заблуждения, сбивают с толку...</text:p>
      <text:p text:style-name="Text_20_body">Самым, на мой взгляд, убедительным было не то, <text:span text:style-name="T5">что</text:span> он говорил, а то, <text:span text:style-name="T5">как</text:span> он это говорил. Уверенная подача и его взгляд, в котором читалось: «Это ты сейчас серьезно говоришь?!» — как разряды током.</text:p>
      <text:p text:style-name="Text_20_body">В случае моей непреклонности, он, обычно, использовал контрманевр. Ты уверена? — На тебе разряд! — Ах ты настаиваешь?</text:p>
      <text:p text:style-name="Text_20_body"><text:soft-page-break/>— Ты так говоришь, потому, что тебе на меня наплевать!</text:p>
      <text:p text:style-name="Text_20_body">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Text_20_body">— Ты неадекватная, я не собираюсь продолжать с тобой разговор!</text:p>
      <text:p text:style-name="Text_20_body">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Text_20_body">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Text_20_body">Я перепробовала все, но ничего не действовало. Он стоял на своем так убедительно, что в какой-то момент я прогибалась и верила <text:span text:style-name="T5">ему</text:span>, а не собственным глазам/ушам/ощущениям.</text:p>
      <text:p text:style-name="Text_20_body">Конечно, каждый такой разговор заканчивался его обидой, злостью, недовольством и/или молчанием. Свои<text:soft-page-break/>ми намеками и сомнениями он плавно подводил меня к бешенству, а потом заявлял:</text:p>
      <text:p text:style-name="Text_20_body">— С тобой невозможно разговаривать. Поговорим, когда ты успокоишься!</text:p>
      <text:p text:style-name="Text_20_body">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Text_20_body">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Text_20_body">В процессе такого прессинга, он мог вспомнить о какой-то прошлой ситуации, например:</text:p>
      <text:p text:style-name="Text_20_body">— Ты уже так вела себя на той неделе.</text:p>
      <text:p text:style-name="Text_20_body">Но при моей попытке оправдаться, и сказать, что в той ситуации были те же причины, например:</text:p>
      <text:p text:style-name="Text_20_body">— Потому что тогда, как и сегодня, ты меня перебивал и не давал мне сказать...</text:p>
      <text:p text:style-name="Text_20_body">Я тут же получала «подзатыльник»:</text:p>
      <text:p text:style-name="Text_20_body">— Почему ты постоянно возвращаешься к старым конфликтам!?</text:p>
      <text:p text:style-name="Text_20_body">Что вводило меня в еще большее заблуждение, ведь он же сам вспомнил о той прошлой ситуации!</text:p>
      <text:p text:style-name="Text_20_body">Ну и конечно:</text:p>
      <text:p text:style-name="Text_20_body">— Поговорим, когда ты успокоишься!</text:p>
      <text:p text:style-name="Text_20_body"><text:soft-page-break/>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Text_20_body">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Text_20_body">Не 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Text_20_body">Поэтому он использовал пассивную агрессию, которую распознать очень сложно. Дипломатия такая. Не было отрытых оскорблений или унижений. Он, как бы, ничего <text:span text:style-name="T5">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Subtitle">* * *</text:p>
      <text:p text:style-name="Text_20_body">Но на что стоило обратить тогда свое внимание?</text:p>
      <text:p text:style-name="Text_20_body"><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Text_20_body">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Text_20_body">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Text_20_body">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Text_20_body">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Text_20_body">Поначалу, я объясняла это себе, как «минутку слабости», недоразумение, недопонимание. В общем, оправ<text:soft-page-break/>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Text_20_body">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Text_20_body">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Text_20_body">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Text_20_body">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Text_20_body">Наказаний было несколько. Помимо того, что он демонстративно отстранялся — молчание и внушение мне <text:soft-page-break/>чувства вины было очень-очень болезненным. Он уходил. И для меня наступал полный кошмар!</text:p>
      <text:p text:style-name="Text_20_body">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Text_20_body">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Text_20_body">— Да все считают, что ты неадекватная!</text:p>
      <text:p text:style-name="Text_20_body">Или:</text:p>
      <text:p text:style-name="Text_20_body">— Все знают, что ты истеричка!</text:p>
      <text:p text:style-name="Text_20_body">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13">* * *</text:p>
      <text:p text:style-name="Text_20_body">Вот реальный тому пример. В последнюю нашу поездку в другой город мы всю дорогу ругались, обсуждая <text:span text:style-name="_30__20_Text">замявшийся накануне конфликт</text:span>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p>
      <text:p text:style-name="Text_20_body"><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Text_20_body">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Text_20_body">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Text_20_body">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5">выглядеть</text:span> сумасшедшей.</text:p>
      <text:p text:style-name="Text_20_body">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Text_20_body">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text:soft-page-break/>ступления и никаких преимуществ. Оставалось лишь повторять:</text:p>
      <text:p text:style-name="Text_20_body">— Мне это неприятно! Как ты не понимаешь?!</text:p>
      <text:p text:style-name="Text_20_body">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Text_20_body">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Text_20_body">Ему было откровенно неприятно мое присутствие, и он рассказывал мне об этом всю дорогу. Как можно быть таким жестоким?!...</text:p>
      <text:p text:style-name="Text_20_body">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Text_20_body">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Text_20_body">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text:soft-page-break/>солютно спокоен, когда на моих глазах еще слезы не высохли!</text:p>
      <text:p text:style-name="Text_20_body">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Text_20_body"/>
      <text:p text:style-name="Цитата_20__2b__20_автор">«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Цитата_20__2b__20_автор">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Ирина Мельниченко, «Мудаки и игра на публику»</text:p>
      <text:p text:style-name="Цитата_20_-_20_автор"><text:span text:style-name="Default_20_Paragraph_20_Font"><text:span text:style-name="T1"><text:s/></text:span></text:span></text:p>
      <text:p text:style-name="Subtitle">* * *</text:p>
      <text:p text:style-name="Text_20_body">Я полностью потеряла контроль над собой, своими эмоциями, своим восприятием <text:span text:style-name="T5">всего</text:span>. Я совершенно запуталась в своих чувствах, но правильнее будет сказать — меня совершенно запутали.</text:p>
      <text:p text:style-name="Text_20_body">Он постоянно отрицал мою любовь, заставляя меня ее доказывать. Открыла рот, значит не любишь. Говоришь, <text:soft-page-break/>что я провинился — не любишь. Пытаешься заставить меня сдержать обещание — не любишь.</text:p>
      <text:p text:style-name="Text_20_body">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Text_20_body">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text:p>
      <text:p text:style-name="Text_20_body">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Text_20_body">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Text_20_body">Как правило, расхождение во мнениях для манипулятора — еще один повод обвинить свою жертву в иррациональности и тупости. Ведь только его мнение самое <text:soft-page-break/>правильное. Попытки заставить его хотя бы выслушать меня оборачивались провалом. И наказанием.</text:p>
      <text:p text:style-name="Text_20_body">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13">* * *</text:p>
      <text:p text:style-name="Text_20_body">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Text_20_body">Наши общие друзья пригласили нас в гости.</text:p>
      <text:p text:style-name="Text_20_body">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Text_20_body">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Text_20_body">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Text_20_body"><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Text_20_body">— Я на полчасика. — сказал он мне примерно в 3 часа дня в ответ на мое удивление. </text:p>
      <text:p text:style-name="Text_20_body">А домой пришел в полночь. Потом я узнаю, почему он не взял меня с собой. Но об этом чуть позже.</text:p>
      <text:p text:style-name="Text_20_body">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Text_20_body">И вот брожу я по району — звонит:</text:p>
      <text:p text:style-name="Text_20_body">— Я уже дома. А ты где? - по голосу было понятно, что он улыбается.</text:p>
      <text:p text:style-name="Text_20_body">— Я гуляю.</text:p>
      <text:p text:style-name="Text_20_body">Бросает трубку. Прям просто кладет трубку!</text:p>
      <text:p text:style-name="Text_20_body">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Text_20_body">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Text_20_body">Как-то он с друзьями пошел в бар выпить пива, что было редкостью. Я помню, что он позвонил, сказать, что <text:soft-page-break/>вечер хороший, пиво вкусное, сидят болтают. Сам позвонил. Я попросила дать трубку бармену и сказала:</text:p>
      <text:p text:style-name="Text_20_body">—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Но речь о том, что сейчас мы <text:span text:style-name="_30__20_Text">договорились</text:span>!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p>
      <text:p text:style-name="Text_20_body">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Text_20_body">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Text_20_body">— Помнишь, утром коту вкололи лекарство?</text:p>
      <text:p text:style-name="Text_20_body">— Помню.</text:p>
      <text:p text:style-name="Text_20_body">— Помнишь, как ты собирался по делам, и мы договорились, что ты меня наберешь и узнаешь, как обстоят дела и, если все хорошо, то я поеду с тобой?</text:p>
      <text:p text:style-name="Text_20_body"><text:soft-page-break/>— Помню. Мы договорились, что ты останешься дома с котом, потому, что не можешь его оставить больного одного дома.</text:p>
      <text:p text:style-name="Text_20_body">— Да, но с небольшой поправкой — пока не буду уверена в том, что лекарство подействовало, и ему легче.</text:p>
      <text:p text:style-name="Text_20_body">— Я тебя неправильно понял...</text:p>
      <text:p text:style-name="Text_20_body">— А что конкретно ты не так понял? Тебе нужно было просто набрать меня, когда ты освободишься и узнать, пойду я с тобой или нет?</text:p>
      <text:p text:style-name="Text_20_body">— Я подумал, что если коту плохо, то ты никуда не пойдешь.</text:p>
      <text:p text:style-name="Text_20_body">— Но мы договорились, что если ему станет лучше, то я пойду. Было?</text:p>
      <text:p text:style-name="Text_20_body">— Было.</text:p>
      <text:p text:style-name="Text_20_body">— Так почему ты не позвонил?</text:p>
      <text:p text:style-name="Text_20_body">— Я тебя не так понял...</text:p>
      <text:p text:style-name="Text_20_body"/>
      <text:p text:style-name="Цитата_20__2b__20_автор">«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Цитата_20__2b__20_автор">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Цитата_20_-_20_автор"><text:soft-page-break/>С. А. Зелинский, «Психотехнологии гипнотического манипулирования сознанием»</text:p>
      <text:p text:style-name="Text_20_body"/>
      <text:p text:style-name="Text_20_body">И эта техника прекрасно прослеживается здесь:</text:p>
      <text:p text:style-name="Text_20_body"><text:span text:style-name="T6">— Помнишь, мы договорились, что ты меня наберешь и узнаешь, как обстоят дела и, </text:span><text:span text:style-name="_30__20_Text"><text:span text:style-name="T6">если все хорошо, то я поеду</text:span></text:span><text:span text:style-name="T6"> с тобой? — говорю я.</text:span></text:p>
      <text:p text:style-name="Text_20_body">— Помню. Мы договорились, что ты <text:span text:style-name="_30__20_Text">останешься дома</text:span> с котом, потому, что не можешь его оставить больного одного дома. — отвечают мне.</text:p>
      <text:p text:style-name="Text_20_body">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Text_20_body">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Text_20_body">Я это видела и не сдавалась, пытаясь все же прояснить ход его мыслей. Я видела это его спокойствие, знаете, такое наигранное, которое твердило:</text:p>
      <text:p text:style-name="Text_20_body">—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Text_20_body">И после каждого его ответа, он так смотрел на меня с недоумением, мол: «Ты уже все? На взводе? Нет? Ну я <text:soft-page-break/>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Text_20_body">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Text_20_body">По мелочи, да? А воздействовало это, как пытка фашистов каплей воды на лоб. Его целью было вывести меня из себя. Я же не железная! Этот его кофе был последней каплей.</text:p>
      <text:p text:style-name="Text_20_body">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Text_20_body">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Text_20_body">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Text_20_body"><text:soft-page-break/>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Text_20_body">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Text_20_body">Он снимал и повторял:</text:p>
      <text:p text:style-name="Text_20_body">— О, какая молодец! И после этого ты будешь говорить, что ты нормальная? Давай-давай, продолжай!</text:p>
      <text:p text:style-name="Text_20_body">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Text_20_body">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Text_20_body">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Text_20_body"><text:soft-page-break/>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Text_20_body">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Text_20_body">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Text_20_body">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Text_20_body">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23" text:outline-level="1"><text:bookmark-start text:name="Glava_14__Vozhak"/>Глава 14. Вожак<text:bookmark-end text:name="Glava_14__Vozhak"/></text:h>
      <text:p text:style-name="Эпиграф_20__2b__20_автор">Для неверных нет любви, для порочных нет радости.</text:p>
      <text:p text:style-name="Эпиграф_20_-_20_автор">Мария Корелли, «Скорбь Сатаны»</text:p>
      <text:p text:style-name="Text_20_body">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Text_20_body">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Text_20_body">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Text_20_body">— Так легче переносить такой напряженный график, — говорил он мне.</text:p>
      <text:p text:style-name="Text_20_body"><text:soft-page-break/>Дома его не было и я снова за ним заскучала.</text:p>
      <text:p text:style-name="Text_20_body">— Выдели хоть выходные для меня! — просила я.</text:p>
      <text:p text:style-name="Text_20_body">— Хотя бы день!</text:p>
      <text:p text:style-name="Text_20_body">— Хотя бы вечер!..</text:p>
      <text:p text:style-name="Text_20_body">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Друга. Конечно, ненависть была взаимной, ведь я отвлекаю его ценного раба от работы.</text:p>
      <text:p text:style-name="Text_20_body">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Text_20_body">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 на износ.</text:p>
      <text:p text:style-name="Text_20_body">Вместо моего парня домой возвращалось его тело. Всегда в состоянии опьянения, всегда злое и уставшее.</text:p>
      <text:p text:style-name="Text_20_body">— Тебе нужно отдохнуть! — твердила я уже через неделю такого графика.</text:p>
      <text:p text:style-name="Text_20_body">Но мне ясно давали понять, что у меня нет права голоса. Я должна была сидеть и молчать. И, как всегда — ждать. Несомненно он попал под влияние своего Друга. Тот умел убеждать, как и мой благоверный меня — давя на слабые места.</text:p>
      <text:p text:style-name="Text_20_body"><text:soft-page-break/>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Text_20_body">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Text_20_body">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Text_20_body">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Text_20_body">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Text_20_body">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Text_20_body">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Text_20_body"><text:soft-page-break/>— Я съем кусочек пиццы и домой. — сказал он мне в 9 вечера.</text:p>
      <text:p text:style-name="Text_20_body">А домой вернулся под утро.</text:p>
      <text:p text:style-name="Text_20_body">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Text_20_body">Во всех случаях, где была третья сторона — он выбирал третью сторону, отодвигая меня на второй план и мне это в край надоело!</text:p>
      <text:p text:style-name="Text_20_body">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Text_20_body">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13">* * *</text:p>
      <text:p text:style-name="Text_20_body">На работу я поехала от сестры. Здесь нужно обратить внимание на последовательность событий, которые будут происходить дальше. Это важно.</text:p>
      <text:p text:style-name="Text_20_body">Он позвонил днем и предложил вечером поговорить и обсудить наши проблемы. Сам! Первый раз! Я этому приятно удивилась, так как это было совершенно нехарак<text:soft-page-break/>терно для него. Очередной подвох, которого я не заметила.</text:p>
      <text:p text:style-name="Text_20_body">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Text_20_body">Он взял листок бумаги и спросил меня, сколько у меня пунктов. Я ответила — семь. Он что-то написал, и отложил в сторону. Еще один ловкий ход.</text:p>
      <text:p text:style-name="Text_20_body">Открыв мою писанину, он мгновенно разозлился:</text:p>
      <text:p text:style-name="Text_20_body">— Все не так! Я ожидал совсем другого! Ты все неправильно сделала!</text:p>
      <text:p text:style-name="Text_20_body">— А что конкретно тебя не устраивает — манера письма?</text:p>
      <text:p text:style-name="Text_20_body">— Здесь просто — все не так!!!</text:p>
      <text:p text:style-name="Text_20_body">Да. Вместо того, чтобы обратить внимание на то, <text:span text:style-name="_30__20_Text">что</text:span> написано — он же сам предложил, он обратил внимание на то, <text:span text:style-name="_30__20_Text">как</text:span>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p>
      <text:p text:style-name="Text_20_body">Потом он преподнес мне свой список. Точно не помню формулировку, но смысл был такой:</text:p>
      <text:p text:style-name="Text_20_body">1) У меня</text:p>
      <text:p text:style-name="Text_20_body">2) Идеальная</text:p>
      <text:p text:style-name="Text_20_body"><text:soft-page-break/>3) Девушка</text:p>
      <text:p text:style-name="Text_20_body">4) Которую</text:p>
      <text:p text:style-name="Text_20_body">5) Я очень</text:p>
      <text:p text:style-name="Text_20_body">6) Сильно</text:p>
      <text:p text:style-name="Text_20_body">7) Люблю</text:p>
      <text:p text:style-name="Text_20_body">Понимаете, да? Этим он выставил меня той самой «вечно всем недовольной стервой». Типа мне все не так, а он всем доволен, значит проблемы во мне.</text:p>
      <text:p text:style-name="Text_20_body">Через несколько минут он уничтожил мою психику ко всем чертям.</text:p>
      <text:p text:style-name="Text_20_body">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Text_20_body">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Text_20_body">В самом начале моего повествования были такие слова:</text:p>
      <text:p text:style-name="Text_20_body"/>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text:s/></text:span></text:span></text:p>
      <text:p text:style-name="Text_20_body"><text:soft-page-break/>Именно к этим словам он прицепился. Именно на них обсуждение закончилось.</text:p>
      <text:p text:style-name="Text_20_body">Тут очень важный момент. Что бы понять всю суть этого конфликта, нужно представить себе все, что я сейчас опишу.</text:p>
      <text:p text:style-name="Text_20_body">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Нужно отметить, что <text:span text:style-name="_30__20_Text">я его таким никогда не видела</text:span>. У него были «шальные» глаза и он просто агрессивно накинулся на меня с вопросами, но не дал ответить ни на один из них.</text:p>
      <text:p text:style-name="Text_20_body">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Text_20_body">Я не успевала за ним. За ходом мысли. Я не успевала реагировать на этот поток агрессии, что меня и сбило с толку — я не понимала, что ее вызвало.</text:p>
      <text:p text:style-name="Text_20_body">«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9"/>
      <text:p text:style-name="Цитата_20__2b__20_автор">«Манипулятор в данном случае стремится после озвучивания какой-либо информации — спешно <text:soft-page-break/>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Цитата_20__2b__20_автор">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Цитата_20__2b__20_автор">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Цитата_20_-_20_автор">С. А. Зелинский, «Методы, приемы и способы манипуляций. (Современные психотехнологии манипулирования)»</text:p>
      <text:p text:style-name="Text_20_body"/>
      <text:p text:style-name="Text_20_body">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Text_20_body"><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Text_20_body">На удивление для самой себя я была спокойна, даже слишком. Но, как оказалось — это был еще один тактический ход.</text:p>
      <text:p text:style-name="Text_20_body"/>
      <text:p text:style-name="Цитата_20__2b__20_автор">«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Цитата_20__2b__20_автор">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Цитата_20_-_20_автор">С. А. Зелинский, «Методы, приемы и способы манипуляций. (Современные психотехнологии манипулирования)»</text:p>
      <text:p text:style-name="Text_20_body"/>
      <text:p text:style-name="Text_20_body">Когда я спокойным тоном попросила его расслабиться и не перебивать меня, мол, мы ведь разговариваем.</text:p>
      <text:p text:style-name="Text_20_body"><text:soft-page-break/>— Я не собираюсь с тобой ссориться, — сказала я. — Мы же хотим помириться! А ты обращаешься со мной, как с шавкой, и затыкаешь мне рот.</text:p>
      <text:p text:style-name="Text_20_body">Он просто вышел из комнаты...</text:p>
      <text:p text:style-name="Text_20_body">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Text_20_body">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Text_20_body">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Text_20_body">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Text_20_body">Это были самые странные и страшные минуты наших отношений.</text:p>
      <text:p text:style-name="Text_20_body">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Text_20_body"><text:soft-page-break/>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Text_20_body">Он побежал к окну.</text:p>
      <text:p text:style-name="Text_20_body">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Text_20_body">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Text_20_body">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Text_20_body">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Text_20_body">— Помогите! Кто-нибудь! Помогите!</text:p>
      <text:p text:style-name="Text_20_body">Каково же было мое удивление, когда я увидела под окнами — Жену его «странного» Друга. Она стояла и <text:soft-page-break/>ждала его под подъездом! Ночью. Я продолжала кричать:</text:p>
      <text:p text:style-name="Text_20_body">— Помогите! Кто-нибудь! Я не знаю, что мне делать! Он сейчас упадет! Я не удержу...</text:p>
      <text:p text:style-name="Text_20_body">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Text_20_body">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Text_20_body">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Text_20_body">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Text_20_body">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Text_20_body">Я билась в душевных конвульсиях от его действий. Тогда он уничтожил меня, растоптал мою психику своим <text:soft-page-break/>уходом и тем, что спрятался за спины защитников-друзей. Но и это еще не все.</text:p>
      <text:p text:style-name="Text_20_body">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Text_20_body">Я не подумала:</text:p>
      <text:p text:style-name="Text_20_body"><text:s/>— Что же мне делать? Я знаю! Нужно содрать татуировку, чтоб он не напоминала мне о нем!</text:p>
      <text:p text:style-name="Text_20_body">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Text_20_body">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Text_20_body">Потом он вернулся. Не один — он привел своих друзей посмотреть на все это шоу. Я была еще «жива», и меня нужно было «добить».</text:p>
      <text:p text:style-name="Text_20_body">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Text_20_body"><text:soft-page-break/>— Что ты с ним сделала? — спрашивали они. — Он сказал, что ты взбесилась, что ты кричала, что он хотел уйти, а ты не пускала...</text:p>
      <text:p text:style-name="Text_20_body">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Subtitle">* * *</text:p>
      <text:p text:style-name="Text_20_body">Вся эта ситуация — свидетельство того, что адекватности в наших отношениях нет. Но была одна маленькая несостыковка — Жена Друга под нашими окнами.</text:p>
      <text:p text:style-name="Text_20_body">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Text_20_body">Итак, ему нужны были доказательства своих жалоб и он все спланировал. Он, впервые <text:span text:style-name="_30__20_Text">сам</text:span> <text:span text:style-name="_30__20_Text">позвонил</text:span> мне и <text:span text:style-name="_30__20_Text">сам предложил</text:span> поговорить, хотя <text:span text:style-name="_30__20_Text">всегда</text:span> отлынивал от любых выяснений отношений.</text:p>
      <text:p text:style-name="Text_20_body">Это был <text:span text:style-name="T5">первый раз</text:span>, когда он проявил инициативу и решил расставить все точки над «i». Да. Он заморочился и выстроил целый план по моему «устранению».</text:p>
      <text:p text:style-name="Text_20_body">Весь разговор занял не больше 2-3-х минут, а ведь она уже ждала под окнами! До начала разговора он вызвонил ее со словами — «забери меня отсюда», конечно <text:soft-page-break/>—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Text_20_body">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Text_20_body">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Text_20_body">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Text_20_body">Много ума не надо, чтобы <text:span text:style-name="T5">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Text_20_body">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Text_20_body"><text:soft-page-break/>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Text_20_body">Это как с тем кофе, что я вылила под ноги. На записи видно, что я не в себе, но причины такого поведения никто не зафиксировал...</text:p>
      <text:p text:style-name="Text_20_body">Дальше, как мы знаем, я сама все сделала, а именно — сломала ключ. Он прекрасно знал, что Жена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Text_20_body">Попытка выйти в окно была очень убедительной, а я — очень наивной, ведь это было не более, не менее, чем заранее отрепетированное шоу.</text:p>
      <text:p text:style-name="Text_20_body">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Text_20_body">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Text_20_body">Пока я сидела и кромсала себе руку, не отдавая отсчет своим действиям, они отпаивали его, бедного, валерьянкой. Он, скорее всего, красноречиво описывал весь <text:soft-page-break/>тот ад, который произошел дома. Конечно, в своем рассказе поменяв местами стороны:</text:p>
      <text:p text:style-name="Text_20_body">Я — агрессор. Он жертва.</text:p>
      <text:p text:style-name="Text_20_body">Я кричу — он страдает.</text:p>
      <text:p text:style-name="Text_20_body">Он хочет уйти — я не пускаю.</text:p>
      <text:p text:style-name="Text_20_body">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Text_20_body">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Text_20_body">Они заслужили увидеть это зрелище. Они ведь выслушали столько его жалоб! Сколько было сказано обвинений в мой адрес!</text:p>
      <text:p text:style-name="Text_20_body">Блюдо готово — уважаемые гости, прошу к столу!</text:p>
      <text:p text:style-name="Text_20_body">Он привел свидетелей для подтверждения всех своих жалоб и застал меня — в <text:span text:style-name="_30__20_Text">Совершенно Неадекватном Состоянии</text:span>.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p>
      <text:p text:style-name="Text_20_body">Он прятался за их спинами от меня, как от зверя, насилию которого он больше не может противостоять... и его защищали. Все, как он и запланировал.</text:p>
      <text:p text:style-name="P13"><text:soft-page-break/>* * *</text:p>
      <text:p text:style-name="Text_20_body">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Text_20_body">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Text_20_body">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Text_20_body">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Text_20_body">Уборос, который поедает свой хвост. Это — бесконечный цикл, который невозможно было остановить. По крайней мере, мне это было не под силу.</text:p>
      <text:p text:style-name="Text_20_body">Все, что я могу сказать, это спасибо! Вспоминая все это и понимая, я говорю спасибо, потому что именно <text:soft-page-break/>осознание того, что меня использовали и убило все чувства.</text:p>
      <text:p text:style-name="Text_20_body">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23" text:outline-level="1"><text:bookmark-start text:name="Glava_15__Ad"/>Глава 15. Ад<text:bookmark-end text:name="Glava_15__Ad"/></text:h>
      <text:p text:style-name="Эпиграф_20__2b__20_автор">И, улыбаясь, мне ломали крылья,</text:p>
      <text:p text:style-name="Эпиграф_20__2b__20_автор">Мой хрип порой похожим был на вой,</text:p>
      <text:p text:style-name="Эпиграф_20__2b__20_автор">И я немел от боли и бессилья</text:p>
      <text:p text:style-name="Эпиграф_20__2b__20_автор">И лишь шептал: «Спасибо, что живой».</text:p>
      <text:p text:style-name="Эпиграф_20_-_20_автор">А. Высоцкий</text:p>
      <text:p text:style-name="Text_20_body">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Text_20_body">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Text_20_body">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Text_20_body">Начала брать уроки гитары. Я завела дневник и старалась описать все мысли, что были в моей голове. Вот первая запись:</text:p>
      <text:p text:style-name="Text_20_body"/>
      <text:p text:style-name="Quotations">«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Text_20_body"/>
      <text:p text:style-name="Text_20_body">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Text_20_body">«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Text_20_body">Это не перелом, не головная боль... Эта боль не сравнить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Text_20_body">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Text_20_body">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Text_20_body">Алкоголь. Алкоголь — да. Он притуплял ее на какое-то время, и даже 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Text_20_body">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Text_20_body">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Text_20_body"><text:soft-page-break/>Так, как я вела всегда активный образ жизни, когда жир «ушел», моя фигура была похожа на комплекцию взрослеющего жилистого мальчика.</text:p>
      <text:p text:style-name="P13">* * *</text:p>
      <text:p text:style-name="Text_20_body">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Text_20_body">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Text_20_body">— Забери меня, рак, я больше не хочу жить...</text:p>
      <text:p text:style-name="Text_20_body">Было адски больно, будто меня сжигали заживо.</text:p>
      <text:p text:style-name="Text_20_body">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Text_20_body">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Text_20_body">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Text_20_body">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Text_20_body">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Text_20_body">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Text_20_body">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Text_20_body">Потом, спустя некоторое время, когда я поняла, что не вернусь к нему, я разобрала и подключила свой компьютор. И обнаружила, что мне на мессенджер прислал сообщение его это странный лучший друг. И очень удивилась, ведь мы ненавидели друг друга.</text:p>
      <text:p text:style-name="Text_20_body"><text:soft-page-break/>На этом череда моих удивлений не закончилась, ибо открыв чат с ним, я поняла, что сообщение это было адресовано не мне, а моему мучителю.</text:p>
      <text:p text:style-name="Text_20_body">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Text_20_body">Его друг писал ему,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13">* * *</text:p>
      <text:p text:style-name="Text_20_body">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Text_20_body">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Text_20_body">То есть получается, он привел ее как раз тогда, когда она стала свободна. Как раз тогда, когда наши отношения переживали сложный период. До этого 3 года я <text:soft-page-break/>лишь знала о ее существовании, а он, в свою очередь, под разными предлогами, «все никак не мог нас познакомить».</text:p>
      <text:p text:style-name="Text_20_body">Запомните этот момент. Я позже объясню, к чему я веду.</text:p>
      <text:p text:style-name="Text_20_body">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Text_20_body">— А где тот браслет, который я тебе подарила?</text:p>
      <text:p text:style-name="Text_20_body">Он ответил, что не помнит, и что, скорее всего, потерял его.</text:p>
      <text:p text:style-name="Text_20_body">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Text_20_body">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Text_20_body">Человеком она оказалась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text:p>
      <text:p text:style-name="Text_20_body">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Text_20_body"><text:soft-page-break/>Я очень захотела посмотреть ему в глаза. Отчетливо помню, что это желание появилось у меня сразу после прочтения той переписки.</text:p>
      <text:p text:style-name="Text_20_body">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Text_20_body">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text:p>
      <text:p text:style-name="Text_20_body">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Text_20_body">Я была в ее глазах загнанным зверем, и, стало быть, моя любовь была настолько сильной, что со стороны пугала.</text:p>
      <text:p text:style-name="Text_20_body">О чем она думала? Думала, что я захочу его порезать так же, как порезала себе руку? Я держала его всем своим весом, чтоб он, нидайбог не упал, не поранился, не разбился, пробы придти и поранить? Где логика?</text:p>
      <text:p text:style-name="Text_20_body">Я брала выходные на работе, когда у него температура была 38, и носила ему чайки, бегала в аптеку, вызы<text:soft-page-break/>вала врачей... Ведь я должна, как мне внушили, о нем заботиться. Не о нас, а о нем.</text:p>
      <text:p text:style-name="Text_20_body">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Text_20_body">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Text_20_body">Тогда она обыскивала зависимое слабое безвольное ничтожество, которое отчаянно хотело заслужить милость хозяина.</text:p>
      <text:p text:style-name="Text_20_body">Тщательно осмотрев меня, она его позвала.</text:p>
      <text:p text:style-name="P13">* * *</text:p>
      <text:p text:style-name="Text_20_body">Вспоминаю и улыбаюсь! Вот это мастерство! Сначала он не хотел выходить ко мне. Он боялся меня. Но согласился, конечно же, не без условий.</text:p>
      <text:p text:style-name="Text_20_body">О нет, он не обыскал меня — это уже сделала Жена е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Text_20_body"><text:soft-page-break/>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Text_20_body">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Text_20_body">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Text_20_body">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Text_20_body">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Text_20_body"/>
      <text:p text:style-name="Text_20_body">И я ждала. Изо дня в день я ждала, пока он наконец не поймет, пока его «не знаю» не превратится в «да» <text:soft-page-break/>или «нет». Опять ждала. Это ожидание было настолько напряженным для меня, что я просто сходила с ума.</text:p>
      <text:p text:style-name="Text_20_body">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Text_20_body">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Text_20_body">— Больше я не допущу такой ошибки!</text:p>
      <text:p text:style-name="Text_20_body">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Text_20_body">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Text_20_body">— Он любит! Я спрашивала, и он не сказал «нет»!!!</text:p>
      <text:p text:style-name="Text_20_body">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Subtitle"><text:soft-page-break/>* * *</text:p>
      <text:p text:style-name="Text_20_body">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Text_20_body">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Text_20_body">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Text_20_body">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23" text:outline-level="1"><text:bookmark-start text:name="Glava_16__Nosce_te_ipsum"/>Глава 16. Nosce te ipsum<text:bookmark-end text:name="Glava_16__Nosce_te_ipsum"/></text:h>
      <text:p text:style-name="Text_20_body">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Text_20_body">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Text_20_body"><text:span text:style-name="T5">Случайно</text:span> проболтался?..</text:p>
      <text:p text:style-name="Text_20_body">Понимая, сколько времени ему идти, я мигом вызвала такси и поехала к нему.</text:p>
      <text:p text:style-name="Text_20_body">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 text:style-name="_30__20_Text">показалось</text:span>.</text:p>
      <text:p text:style-name="Text_20_body">Я ждала его еще примерно час, выходила на общий балкон покурить и выглядывала его. Что-то дернуло меня выйти на улицу. Сидеть в подъезде ночью мне на<text:soft-page-break/>доело и я вышла покурить. Так как ключей от подъезда у меня уже не было, пришлось гулять по двору.</text:p>
      <text:p text:style-name="Text_20_body">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Text_20_body">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Text_20_body">Таксист оказался приятным человеком и очень неравнодушным, несмотря на молодой возраст. Я спросила его, не спешит ли он:</text:p>
      <text:p text:style-name="Text_20_body">— Мне нужно с кем-нибудь поговорить...</text:p>
      <text:p text:style-name="Text_20_body">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Text_20_body">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Text_20_body">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Text_20_body">И вот он мне говорит:</text:p>
      <text:p text:style-name="Text_20_body">— А это не он идет?</text:p>
      <text:p text:style-name="Text_20_body">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Text_20_body">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Text_20_body">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Text_20_body">Забавно, ведь позже у меня получится свести все эти обстоятельства в одну целую картину. Всему ведь есть объяснение, не так ли?</text:p>
      <text:p text:style-name="Text_20_body">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Text_20_body"><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Text_20_body">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Text_20_body">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Text_20_body">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Text_20_body">Попробую сформулировать мысли, которые тогда орудовали в моей голове:</text:p>
      <text:p text:style-name="Text_20_body">— Я очень его люблю. Я хочу быть с ним. Я хочу, чтоб мы были счастливы вместе. Я не хочу, чтобы он страдал, но не знаю как это сделать...</text:p>
      <text:p text:style-name="Text_20_body">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Text_20_body"><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Text_20_body">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Text_20_body">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Text_20_body">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Text_20_body">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Text_20_body"><text:soft-page-break/>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Text_20_body">Он безжалостно «добивал» мою психику, втаптывая меня в землю огромным молотом своих издевательств.</text:p>
      <text:p text:style-name="Text_20_body">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Text_20_body">—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Text_20_body">Он высказал свою уверенность в том, что в этом случае между нами не может ничего быть, и — попросил уйти. Ба-бах.</text:p>
      <text:p text:style-name="P13">* * *</text:p>
      <text:p text:style-name="Text_20_body">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Text_20_body">Я курила на балконе и смотрела вниз осознавая, что единственное, чего я хочу — чтоб все это наконец за<text:soft-page-break/>кончилось. В ту ночь я поняла, что на грани. Боль не стихает и становится только хуже, и сил больше нет.</text:p>
      <text:p text:style-name="Text_20_body">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Text_20_body">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Text_20_body">К слову, я понимала это, но сидеть спокойно не могла, меня трусило изнутри, заставляя качаться, и я не могла остановиться.</text:p>
      <text:p text:style-name="Text_20_body">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Text_20_body">—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Text_20_body">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Text_20_body"><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Text_20_body">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Text_20_body">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Text_20_body">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Text_20_body">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Text_20_body">Я очень переживала. Раньше психологов я видела только в кино, и это были какие-то комедийные сцены. Другими словами, я совершенно не представляла, как <text:soft-page-break/>все пройдет, с чего мне начать и что говорить. Но оказалось, что я попала на самого настоящего профессионала.</text:p>
      <text:p text:style-name="Text_20_body">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Text_20_body">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Text_20_body">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23" text:outline-level="1"><text:bookmark-start text:name="Glava_17__Ia_vsie_ponial"/>Глава 17. Я все понял<text:bookmark-end text:name="Glava_17__Ia_vsie_ponial"/></text:h>
      <text:p text:style-name="Text_20_body">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Text_20_body">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Text_20_body">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Text_20_body">Я не понимала, что это могло значить:</text:p>
      <text:p text:style-name="Text_20_body">— Я хочу провести с тобой ночь, но тебе это вряд ли понравится.</text:p>
      <text:p text:style-name="Text_20_body">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Text_20_body">На сообщение я ответила, что не девочка на побегушках и не прибегу по первому зову.</text:p>
      <text:p text:style-name="Text_20_body"><text:soft-page-break/>— Тебе что, потрахаться не с кем? — спросила я его.</text:p>
      <text:p text:style-name="Text_20_body">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Text_20_body">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Text_20_body">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 text:style-name="_30__20_Text">ждала</text:span>.</text:p>
      <text:p text:style-name="Text_20_body">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Text_20_body">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Text_20_body">Завязался разговор. Я отметила про себя, будто разговариваю с незнакомым мне человеком. Сейчас я это могу объяснить, ведь он на самом деле слишком резко и <text:soft-page-break/>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Text_20_body">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Text_20_body">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Text_20_body">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Text_20_body">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Text_20_body">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е... Он сказал, что «влюбился в меня заново». И я растаяла.</text:p>
      <text:p text:style-name="Text_20_body">Наивная, я была уверена, что победила. Не могу представить, как он был доволен видеть это. Еще один тактический ход — сделать так, чтоб я поверила в собствен<text:soft-page-break/>ную значимость, чтобы потом снова попытаться лишить меня ее.</text:p>
      <text:p text:style-name="Text_20_body">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Text_20_body">«Раньше тебя любить было не за что, а теперь есть за что». Ну ведь правильно же? Смысл именно такой получается?</text:p>
      <text:p text:style-name="Text_20_body">В следующих главах я уделю больше времени таким расшифровкам, разъяснениям и описанию возможных путей развития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Text_20_body">— Ты очень хорошо выглядишь.</text:p>
      <text:p text:style-name="Text_20_body">— Я очень за тобой соскучился.</text:p>
      <text:p text:style-name="Text_20_body">— Я рад, что ты согласилась со мной встретиться.</text:p>
      <text:p text:style-name="Text_20_body">Все это свидетельствовало о том, что он тоже рад — и я была рада вдвойне. Он спросил меня, чем я занимаюсь, и я начала перечислять:</text:p>
      <text:p text:style-name="Text_20_body">—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Text_20_body">— А по вторникам? — спросил он.</text:p>
      <text:p text:style-name="Text_20_body"><text:soft-page-break/>— А по вторникам я хожу на сеансы к психологу...</text:p>
      <text:p text:style-name="Text_20_body">Он был удивлен. Я видела на его лице — радость. Тогда я еще, по наивности своей, объясняла это тем, что он рад за <text:span text:style-name="T5">меня</text:span>, что я решила избавиться от своего недуга — чрезмерной эмоциональности.</text:p>
      <text:p text:style-name="Text_20_body">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Text_20_body">Хорошая, симпатичн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поднял свою ничтожную самооценку за мой счет.</text:p>
      <text:p text:style-name="Text_20_body">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Text_20_body">Крючок, который я вырвала с мясом еще несколько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23" text:outline-level="1"><text:bookmark-start text:name="Glava_18__A_zachiem_vam_Ona_"/>Глава 18. А зачем вам Она?<text:bookmark-end text:name="Glava_18__A_zachiem_vam_Ona_"/></text:h>
      <text:p text:style-name="Text_20_body">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Text_20_body">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Text_20_body">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Text_20_body">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хватить.</text:p>
      <text:p text:style-name="Text_20_body">Я переживала, правда. Любимый демонстрировал мне свое желание все исправить, а я искренне на все это велась. И — была несказанно счастлива.</text:p>
      <text:p text:style-name="Text_20_body">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Text_20_body">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Text_20_body">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Text_20_body">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Text_20_body">Мы здороваемся с ним, проходим в кабинет, и тут я уже «намылилась» уходить, дабы оставить их наедине, но доктор сказал мне:</text:p>
      <text:p text:style-name="Text_20_body">— Останьтесь, Яна...</text:p>
      <text:p text:style-name="Text_20_body">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Text_20_body">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Text_20_body">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Text_20_body">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Text_20_body">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Text_20_body">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Text_20_body">Ну и конечно, при этом он нежно, успокаивающе поглаживал мою руку, слегка приобняв, не останавливался в своем повествовании.</text:p>
      <text:p text:style-name="Text_20_body">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Text_20_body">И тут милый вспомнил о той самой ночи, когда я резала себе руку. Он не мог этого видеть, ведь Жена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Text_20_body">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Text_20_body"><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Text_20_body">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Text_20_body">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Text_20_body">— А скажите мне, пожалуйста, зачем вам Яна?</text:p>
      <text:p text:style-name="Text_20_body">— В смысле «зачем мне Яна»?</text:p>
      <text:p text:style-name="Text_20_body">— Судя по вашему рассказу, Яна очень плохая, обижает вас и неправильно себя ведет. Так зачем она вам?</text:p>
      <text:p text:style-name="Text_20_body">— Потому, что я ее люблю... — ответил мой милый, и я расплылась в улыбке.</text:p>
      <text:p text:style-name="Text_20_body">— Я знала! — думала я. — Я была уверена, что он любит. Как же можно вот так все закончить, ведь мы столько пережили!</text:p>
      <text:p text:style-name="Text_20_body">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Text_20_body"><text:soft-page-break/>Но это были вполне обоснованные беспристрастные попытки доктора научными методами позволить человеку открыться.</text:p>
      <text:p text:style-name="Text_20_body">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Text_20_body">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Text_20_body">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Text_20_body">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Text_20_body">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Text_20_body"><text:soft-page-break/>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Text_20_body">— С вами все в полном порядке, — сказал он, — но вот Его я бы хотел видеть.</text:p>
      <text:p text:style-name="Text_20_body">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Text_20_body">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Text_20_body">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Text_20_body">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Text_20_body"><text:soft-page-break/>Он всячески давал мне понять, с кем я имею дело, но профессионализм запрещает делать это напрямую.</text:p>
      <text:h text:style-name="P23" text:outline-level="1"><text:bookmark-start text:name="Glava_19__Ia_podumaiu"/>Глава 19. Я подумаю<text:bookmark-end text:name="Glava_19__Ia_podumaiu"/></text:h>
      <text:p text:style-name="Text_20_body">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Text_20_body">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Text_20_body">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Text_20_body">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Text_20_body">К тому же, в этот период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Text_20_body"><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Text_20_body">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Text_20_body">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Text_20_body">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Text_20_body">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Text_20_body">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Text_20_body"><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Text_20_body">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Text_20_body">И вот я стою и рыдаю от счастья. Он спрашивает меня, выйду ли я за него. Я говорю: «Я подумаю...», как в своей заветной мечте...</text:p>
      <text:p text:style-name="Text_20_body">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Text_20_body">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Text_20_body">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Text_20_body">Конечно, все были на эмоциях и пошли курить. Мы собираемся на террасе, я трепещу от счастья, мы закуриваем и я спрашиваю...</text:p>
      <text:p text:style-name="Text_20_body"><text:soft-page-break/>— Котик, а когда ты принял такое решение — на мне жениться?</text:p>
      <text:p text:style-name="Text_20_body">—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Text_20_body">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Text_20_body">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Text_20_body">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Text_20_body">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Text_20_body">а) мне это не нравится;</text:p>
      <text:p text:style-name="Text_20_body">б) это ненормально.</text:p>
      <text:p text:style-name="Text_20_body">Очень помню тот день и ту эмоцию. Могу ее описать, как будто бы у меня включился инстинкт самосохране<text:soft-page-break/>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Text_20_body">Что тут скажешь — к сестре уже так просто не сбежишь. И я стала думать головой, а не слепым любящим сердцем.</text:p>
      <text:p text:style-name="Text_20_body">Я невеста. Это непривычно!</text:p>
      <text:p text:style-name="Text_20_body">— Ну и когда же мы поженимся? — спросила я.</text:p>
      <text:p text:style-name="Text_20_body">— Давай летом. — предложил он.</text:p>
      <text:p text:style-name="Text_20_body">Отличная идея.</text:p>
      <text:p text:style-name="Text_20_body">Я не знаю, как мы вообще до лета дожили.</text:p>
      <text:h text:style-name="P23" text:outline-level="1"><text:bookmark-start text:name="Glava_20__Mien_shie_niuansov"/>Глава 20. Меньше нюансов<text:bookmark-end text:name="Glava_20__Mien_shie_niuansov"/></text:h>
      <text:p text:style-name="Text_20_body">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Text_20_body">К нам в очередной раз пришла в гости Жена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Text_20_body">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Text_20_body">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Text_20_body">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Text_20_body">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Text_20_body">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Text_20_body">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Text_20_body">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Text_20_body">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Text_20_body">— Так будет легче при разводе — меньше нюансов. — сказал он мне.</text:p>
      <text:p text:style-name="Text_20_body"><text:soft-page-break/>Я не выдержала и сказала, что если он хочет «подстраховаться», то пусть составляет сам этот договор, но чтоб моего имени там не было:</text:p>
      <text:p text:style-name="Text_20_body">—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Text_20_body">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Text_20_body">Он был взбешен. Я потом горько поплатилась за эту свою «выходку». Завтра меня начнут выгонять из дома.</text:p>
      <text:p text:style-name="Subtitle">* * *</text:p>
      <text:p text:style-name="Text_20_body">У меня сохранилась переписка, где на следующий день он идет на попятную — забирает свои слова обратно:</text:p>
      <text:p text:style-name="Text_20_body">— ...Я не хотел никогда никаких бумажек. Вчера это был просто разговор, из которого ты нашифровала.</text:p>
      <text:p text:style-name="Text_20_body">—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Text_20_body"><text:soft-page-break/>—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Text_20_body">— Меня такое отношение мягко говоря не устраивает! Что-то ты часто уходишь от своих сказанных слов! С аргументом — я ляпнул не подумав...</text:p>
      <text:p text:style-name="Text_20_body">—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 Если бы этот разговор был <text:span text:style-name="_30__20_Text">до</text:span> твоего предложения — сказала бы!</text:p>
      <text:p text:style-name="Text_20_body">— Поэтому я не понимаю, почему ты так упорно ее пытаешься пропихнуть. Когда причина не в этом.</text:p>
      <text:p text:style-name="Text_20_body">— Короче, хватит. Мне надоело. Мне тут работать надо... — попыталась я закончить этот бред.</text:p>
      <text:p text:style-name="Text_20_body">Что мы видим?</text:p>
      <text:p text:style-name="P7">Я не хотел никогда никаких бумажек.</text:p>
      <text:p text:style-name="Text_20_body">Он пытается убедить меня в том, что я услышала не то, что услышала.</text:p>
      <text:p text:style-name="P7">Но думать, что я всерьез намерен с тобой договор заключать это плохая причина... Когда причина не в этом.</text:p>
      <text:p text:style-name="Text_20_body">Пытается внушить мне, что есть какая-то другая причина, чтоб заставить меня оправдываться и доказывать, <text:soft-page-break/>что никакой «другой» причины нет. Хорошая попытка съехать с темы.</text:p>
      <text:p text:style-name="P7">Вчера это был просто разговор, из которого ты нашифровала.</text:p>
      <text:p text:style-name="Text_20_body">Он пытается внушить мне, что я ненормальная, выдумываю то, чего на самом деле не было.</text:p>
      <text:p text:style-name="P7">Думал проснется — может дойдет.</text:p>
      <text:p text:style-name="Text_20_body">Обвинение в тупости: до тебя не доходит, ведь ты тупая.</text:p>
      <text:p text:style-name="P7">Скажет, чет реально мне пригорело. А нет. Набрала аргументов и говна на лопате на! Главное что ты права.</text:p>
      <text:p text:style-name="Text_20_body">Обвинение в иррациональности, тупости, конфликтности, необоснованности в суждениях. Ну и, конечно, маска «жертвы»: поливаешь меня говном.</text:p>
      <text:p text:style-name="P7">Главное, что ты права.</text:p>
      <text:p text:style-name="Text_20_body">Двойной смысл, который «кричит» о том, что я не права, осуждает в иррациональности.</text:p>
      <text:p text:style-name="P7">А чего ты не сказала «нет», мне чисто интересно? Дай угадаю. Ты про бумажки не знала?</text:p>
      <text:p text:style-name="Text_20_body">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7">Дурацкие разговоры были всегда.</text:p>
      <text:p text:style-name="Text_20_body">Его прокол — признание того, что дурацкие разговоры с ним были всегда, но уверенность, с которой он это го<text:soft-page-break/>ворит, свидетельствует о том, что он недоволен тем, что я с этими дурацкими разговорами еще не смирилась.</text:p>
      <text:p text:style-name="P7">Поэтому я не понимаю, почему ты так упорно ее пытаешься пропихнуть.</text:p>
      <text:p text:style-name="Text_20_body">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13">* * *</text:p>
      <text:p text:style-name="Text_20_body">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Text_20_body">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Text_20_body">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Text_20_body">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text:soft-page-break/>детище не правильно работает — все еще сопротивляется. Ведь мы уже знаем, что <text:span text:style-name="_30__20_Text">причины</text:span> подобных моих действий его не интересуют.</text:p>
      <text:p text:style-name="Text_20_body">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Text_20_body">— Когда вещи заберешь? — пишет он в тот же день.</text:p>
      <text:p text:style-name="Text_20_body">— Сегодня, — отвечаю я, на что он отвечает:</text:p>
      <text:p text:style-name="Text_20_body">— Целую в шею...</text:p>
      <text:p text:style-name="Text_20_body">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Text_20_body">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Text_20_body">Тогда меня очень поддержала Жена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Text_20_body"><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Text_20_body">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Text_20_body">За то, что вернулась к нему, когда он переступал через меня две недели после операции.</text:p>
      <text:p text:style-name="Text_20_body">Когда от говорил со мной о измене и пытался склонить меня к трио.</text:p>
      <text:p text:style-name="Text_20_body">Из-за того, что я на протяжении трех лет просила у него прощение за его жестокое обращение со мной...</text:p>
      <text:p text:style-name="Text_20_body">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Text_20_body">В тот день я шла с работы домой, понимая, что снова иду в ад. У меня при себе были лекарства. Жена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Text_20_body">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Text_20_body"><text:soft-page-break/>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23" text:outline-level="1"><text:bookmark-start text:name="Glava_21__Byt__chiestnym_ochien__lieghko"/>Глава 21. Быть честным очень легко!<text:bookmark-end text:name="Glava_21__Byt__chiestnym_ochien__lieghko"/></text:h>
      <text:p text:style-name="Эпиграф">Утверждение любит подтверждение.</text:p>
      <text:p text:style-name="Цитата_20__2b__20_автор">«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Para_20_05"><text:line-break/><text:span text:style-name="Default_20_Paragraph_20_Font"><text:span text:style-name="T1"> </text:span></text:span></text:p>
      <text:p text:style-name="Text_20_body">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Text_20_body"><text:soft-page-break/>Да, у него отменная память. Еще он любит фильм «Святые из трущоб». В самом начале первой части звучат такие слова:</text:p>
      <text:p text:style-name="Text_20_body"/>
      <text:p text:style-name="Цитата_20__2b__20_автор">«Мы все должны бояться злых людей. Но есть другое зло, которого мы должны бояться еще больше. Это зло — равнодушие хороших людей.»</text:p>
      <text:p text:style-name="Цитата_20_-_20_автор">Х/Ф «Святые из Бундока»</text:p>
      <text:p text:style-name="Text_20_body"/>
      <text:p text:style-name="Text_20_body">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Text_20_body">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Text_20_body">Он говорит то, что в этот момент выгоднее всего сказать, и получает свою награду — признание в нем достойного человека окружающими.</text:p>
      <text:p text:style-name="Text_20_body">Мо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Text_20_body"><text:soft-page-break/>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Text_20_body">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Text_20_body">Проблема его провала в том, что он не заботится о завтрашнем дне. Ему важно быть уважаемым здесь и сейчас.</text:p>
      <text:p text:style-name="Text_20_body">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Subtitle"><text:soft-page-break/>* * *</text:p>
      <text:p text:style-name="Text_20_body">Жена друга... Не могу о ней не вспомнить, ведь она оказалась ключевым персонажем в этой истории.</text:p>
      <text:p text:style-name="Text_20_body">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Text_20_body">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Text_20_body">—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Text_20_body">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Text_20_body">Когда я ее увидела, то поняла о чем все говорили. Ее состояние и правда было плачевным, при чем в прямом <text:soft-page-break/>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Text_20_body">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Text_20_body">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Text_20_body">—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Text_20_body">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Text_20_body">В общем, мы разобщались и начали дружить. Как-то мы втроем сидели у нас, как всегда о чем-то общались и она мне говорит, мол:</text:p>
      <text:p text:style-name="Text_20_body">— Давай завтра созвонимся и обсудим (уже не помню что)...</text:p>
      <text:p text:style-name="Text_20_body"><text:soft-page-break/>— Давай, — отвечаю я, — только ты мой номер сначала из черного списка удали, а потом и созвонимся...</text:p>
      <text:p text:style-name="Text_20_body">И тут я увидела ее <text:span text:style-name="T6">Л</text:span><text:span text:style-name="_30__20_Text"><text:span text:style-name="T6">ицо</text:span></text:span><text:span text:style-name="T6">...</text:span> Она совершенно не понимала, о чем я говорю. А мой суженый сидел на полу на подушках, пафосно так курил, и на выдохе так сказал:</text:p>
      <text:p text:style-name="Text_20_body">— Это я тебя заблокировал у нее на телефоне.</text:p>
      <text:p text:style-name="Text_20_body">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Text_20_body">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Text_20_body">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Text_20_body">Ему было невыгодно, чтобы мы поддерживали связь, ведь тогда бы я узнала, как, по его словам он «познаёт себя». Но об этом позже.</text:p>
      <text:p text:style-name="Text_20_body">Ему и это сошло с рук, ведь он снова, как и всегда, когда был неправ, одевал маску «жертвы». По его словам, он тогда не знал, что со мной делать, ведь я была <text:soft-page-break/>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Text_20_body">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Text_20_body">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Text_20_body">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13">* * *</text:p>
      <text:p text:style-name="Text_20_body">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Text_20_body"><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text:p>
      <text:p text:style-name="Text_20_body">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Text_20_body">Но это оказалось очередным увиливанием, ведь, когда он получил свои деньги, то я услышала следующее:</text:p>
      <text:p text:style-name="Text_20_body">— «Ведьмак 3» вышел, а у меня комп не тянет. Мне нужна новая видеокарта, оперативная память, монитор другой хочу...</text:p>
      <text:p text:style-name="Text_20_body">Он перечислял и перечислял.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Text_20_body">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Text_20_body"><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13">* * *</text:p>
      <text:p text:style-name="Text_20_body">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Text_20_body">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Text_20_body">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Text_20_body">Как раз в вечер перед отъездом, у нас в профилактических целях отключили горячую воду. Так, как Жена Друга жила в соседнем доме, она любезно разрешила мне принять душ у нее.</text:p>
      <text:p text:style-name="Text_20_body">И вот сижу я с ней на ее кухне, голова замотана полотенцем, размышляю в слух о том, как я счастлива и о том, как все, вроде бы, хорошо складывается, что мы <text:soft-page-break/>много чего обсудили и простили друг друга за все. И тут она говорит:</text:p>
      <text:p text:style-name="Text_20_body">— Да, мать, ты такая сильная! Я бы так не смогла...</text:p>
      <text:p text:style-name="Text_20_body">—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Text_20_body">— Я бы не смогла простить, но ты молодец!</text:p>
      <text:p text:style-name="Text_20_body">— Что простить?</text:p>
      <text:p text:style-name="Text_20_body">— Ну, он ведь трахал двух баб...</text:p>
      <text:p text:style-name="Text_20_body">Она продолжала что-то говорить, а я «застряла» на этой фразе. Даже не знаю сколько времени прошло, когда я спросила:</text:p>
      <text:p text:style-name="Text_20_body">— Что значит — трахал двух баб?</text:p>
      <text:p text:style-name="Text_20_body">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Text_20_body">Я посмотрела на нее. Она, такая маленькая, потрепанная жизнью, сидела и смотрела на мена такими испуганно-удивленными глазами... Она не знала.</text:p>
      <text:p text:style-name="Text_20_body">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Text_20_body"><text:soft-page-break/>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Text_20_body">— Рассказывай. Рассказывай все!</text:p>
      <text:p text:style-name="Text_20_body">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Text_20_body">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Text_20_body">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13">* * *</text:p>
      <text:p text:style-name="Text_20_body">Ох, я узнала еще кое что в тот вечер от нее. И это был еще один удар. Я поняла, что живу с предателем, жестоким человеком. А именно вот, что я узнала.</text:p>
      <text:p text:style-name="Text_20_body">Помните, я упоминала о том, что ее муж жил у моего благоверного, когда тот меня выгнал из дома? Друг <text:soft-page-break/>воспользовался свободным койко-местом и сменил локацию под видом «мне надо обо всем подумать».</text:p>
      <text:p text:style-name="Text_20_body">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Text_20_body">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Text_20_body">В то время, как ее муж призывал ее успокоиться, убеждал, что все это временно, что он просто устал и ему нужно время отдохнуть, он закрутил роман с сотрудницей. У большинства женщин очень развита интуиция.</text:p>
      <text:p text:style-name="Text_20_body">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Text_20_body">— Все в порядке;</text:p>
      <text:p text:style-name="Text_20_body">— Ты себе накручиваешь;</text:p>
      <text:p text:style-name="Text_20_body">— Ты придумываешь драму на пустом месте;</text:p>
      <text:p text:style-name="Text_20_body">— Ты паришься без причины...</text:p>
      <text:p text:style-name="Text_20_body">— и так далее по тексту выше/ниже — стандартные фразочки.</text:p>
      <text:p text:style-name="Text_20_body">То есть она оказалась на дне того самого когнитивного диссонанса — несостыковки чувств и переживаний с <text:soft-page-break/>ощущениями и наблюдениями. Она видела, что что-то не то, но не могла объяснить, что именно.</text:p>
      <text:p text:style-name="Text_20_body">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Text_20_body">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Text_20_body">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Text_20_body">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Text_20_body">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Text_20_body">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text:soft-page-break/>щил с уговорами, с красноречивым описанием ее состояния и ее желания наладить со мной общение.</text:p>
      <text:p text:style-name="Text_20_body">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Text_20_body">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Text_20_body">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Text_20_body">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13">* * *</text:p>
      <text:p text:style-name="Text_20_body">Стоит ли говорить, как я была удивлена, разочарована? Я не знаю, как вам передать это чувство — глубоко<text:soft-page-break/>го разочарования. Он знал. Он сказал мне, что знает, но не сказал, что это тайна.</text:p>
      <text:p text:style-name="Text_20_body">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Text_20_body">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Text_20_body">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Text_20_body">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Text_20_body">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Text_20_body"><text:soft-page-break/>Не могу удержаться и не продублировать его любимую цитату:</text:p>
      <text:p text:style-name="Text_20_body"/>
      <text:p text:style-name="Цитата_20__2b__20_автор">«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Text_20_body"/>
      <text:p text:style-name="Text_20_body">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Text_20_body">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Text_20_body">Ее муж отрицал ее эмоции, мой парень, будучи ее другом, отрицал ее эмоции. Она сама, из-за навязанного <text:soft-page-break/>ощущения, что ее чувства безосновательны — отрицала свои эмоции. И кипела внутри. И не знала, что со всем этим делать. Это был ее кошмар.</text:p>
      <text:p text:style-name="Text_20_body">Наши с ней ситуации похожи, и несложно объяснить и это — ее муж и мой будущий муж — лучшие друзья. Не исключено, что они это все спланировали и отрабатывали каждый на своей бабе...</text:p>
      <text:p text:style-name="P13">* * *</text:p>
      <text:p text:style-name="Text_20_body">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Text_20_body">— Что с тобой? — спросил он, когда заметил, что со мной что-то не так.</text:p>
      <text:p text:style-name="Text_20_body">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Text_20_body">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Text_20_body"><text:soft-page-break/>— И что тебе приснилось? — спросил он.</text:p>
      <text:p text:style-name="Text_20_body">— Мне приснилось, что ты меня обманываешь... — я взяла себя в руки и посмотрела ему прямо в глаза. Я хотела увидеть реакцию и увидела.</text:p>
      <text:p text:style-name="Text_20_body">— В смысле «обманываю»? Что я тебе изменил?</text:p>
      <text:p text:style-name="Text_20_body">— Да, — ответила я, — с темноволосой девочкой.</text:p>
      <text:p text:style-name="Text_20_body">— Прекрати, это всего лишь сон, нам пора собираться. Не накручивай себе.</text:p>
      <text:p text:style-name="Text_20_body">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Text_20_body">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 text:style-name="_30__20_Text">посмеялся</text:span>, обнял меня и попытался успокоить, мол — это всего лишь сон.</text:p>
      <text:p text:style-name="Text_20_body">— Это тебе в голову солнышко припекло...</text:p>
      <text:p text:style-name="Text_20_body">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Text_20_body">Он применил тактику «положительного подкрепления» — заботился обо мне и проявлял внимание, думая, что я, как и было всегда, растаю. Тогда я <text:soft-page-break/>была уверена, что это чувство вины. И была права в одном — он оказался виноватым передо мной, но испытывать это чувство ему не свойственно.</text:p>
      <text:p text:style-name="Text_20_body">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Subtitle">* * *</text:p>
      <text:p text:style-name="Text_20_body">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Text_20_body">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text:p>
      <text:p text:style-name="Text_20_body">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Text_20_body"><text:soft-page-break/>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лишить его этой возможности.</text:p>
      <text:p text:style-name="Text_20_body">Несколько минут он упрашивал меня выключить диктофон, потом сдался, со словами:</text:p>
      <text:p text:style-name="Text_20_body">— Хрен с тобой — записывай... Ты вокруг меня плетешь какую-то западню...</text:p>
      <text:p text:style-name="Text_20_body">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Text_20_body">— Есть ли что-то, что я должна знать, как твоя девушка, как твоя будущая жена? То, что может в будущем причинить мне боль?</text:p>
      <text:p text:style-name="Text_20_body">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Text_20_body">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Text_20_body">Вот несколько его реплик:</text:p>
      <text:p text:style-name="Text_20_body"><text:soft-page-break/>— Я очень часто задумывался о том, что мне одиноко и мне хотелось бы с кем-нибудь переспать, <text:span text:style-name="T5">но эти попытки не увенчались успехом</text:span>. Назовем это так...</text:p>
      <text:p text:style-name="Text_20_body">«Назовем это так». Как? Попытки? А они все-таки были? Не увенчались успехом? С чьей стороны? На что мне ответили:</text:p>
      <text:p text:style-name="Text_20_body">— Ну, тут не бывает почти. Либо было, либо не было, и под <text:span text:style-name="_30__20_Text">было</text:span> можно интерпретировать какую бы то ни было близость в виде: поцелуйчиков, обнимашечек, ну не знаю, массаж — раньше это тоже считалось...</text:p>
      <text:p text:style-name="Text_20_body">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Text_20_body">—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Text_20_body">«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text:soft-page-break/>диктофона. В этой реплике он применяет сразу три приема.</text:p>
      <text:p text:style-name="Text_20_body"><text:span text:style-name="T7">Признание</text:span> — хотел потрахаться. Что звучит довольно честно, да?</text:p>
      <text:p text:style-name="Text_20_body"><text:span text:style-name="T7">Попытка оправдаться</text:span> — мужская полигамность. Что сразу избавляет его от чувства вины.</text:p>
      <text:p text:style-name="Text_20_body"><text:span text:style-name="T7">Попытка навесить ярлык</text:span>, скрытый упрек — ревность. Мимо — я не ревнивая.</text:p>
      <text:p text:style-name="Text_20_body">Сказал правду, прикрыл ее общественным мнением и тут же упрекнул меня, завуалированно внушая мне, что я просто ревную.</text:p>
      <text:p text:style-name="P13">* * *</text:p>
      <text:p text:style-name="Text_20_body">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p text:style-name="Text_20_body">— Мне было стыдно от мысли о том, что эта информация может докатиться до нее... — сказал он.</text:p>
      <text:p text:style-name="Text_20_body">А ведь это лишь пятая минута разговора! Да, это всё цитаты записи. Без преувеличений и неточностей — все как есть.</text:p>
      <text:p text:style-name="Text_20_body"><text:soft-page-break/>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 text:style-name="_30__20_Text">относится к ней лучше, чем ко мне</text:span>. Он продемонстрировал мне контраст его чувств ко мне и его чувств к ней — более глубокое уважение.</text:p>
      <text:p text:style-name="Text_20_body">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Text_20_body">Вот диалог с его другом, к которому он обратился за советом по ухаживанию за ней:</text:p>
      <text:p text:style-name="Text_20_body">— Я тонко намекну, так сказать. И либо намек будет услышан, либо нет. — пишет он.</text:p>
      <text:p text:style-name="Text_20_body">— А ты рассматривал вариант, что тебя просто попробуют, а потом скажут, что это было так — просто для души отдохнуть?</text:p>
      <text:p text:style-name="Text_20_body">— Это невозможный вариант. Я склонен считать, что мы хорошо друг друга понимаем. И такой расклад (<text:span text:style-name="T5">дружеский секс — </text:span><text:span text:style-name="_30__20_Text"><text:span text:style-name="T5">примеч. авт.</text:span></text:span>) — это просто абсурд. Тут <text:soft-page-break/>либо дружить, либо больше. А дружеский секс — это явно не та идея, которая тут уместна. Фу. Даже думать о такой не хочу.</text:p>
      <text:p text:style-name="Text_20_body">Давайте разберем его текст.</text:p>
      <text:p text:style-name="P7">«Я тонко намекну, так сказать. И либо намек будет услышан, либо нет.»</text:p>
      <text:p text:style-name="Text_20_body">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7">«Я склонен считать, что мы хорошо друг друга понимаем.»</text:p>
      <text:p text:style-name="Text_20_body">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7">«И такой расклад — это просто абсурд.»</text:p>
      <text:p text:style-name="Text_20_body">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7">«Тут либо дружить, либо больше. А дружеский секс — это явно не та идея, которая тут уместна. Фу. Даже думать о такой не хочу.»</text:p>
      <text:p text:style-name="Text_20_body"><text:soft-page-break/>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 text:style-name="_30__20_Text">Либо — </text:span><text:span text:style-name="_30__20_Text">либо</text:span>,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p>
      <text:p text:style-name="Text_20_body">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Text_20_body">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Text_20_body">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Subtitle"><text:soft-page-break/>* * *</text:p>
      <text:p text:style-name="Text_20_body">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Text_20_body">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Text_20_body">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Text_20_body">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Text_20_body">То есть, простыми словами его посыл:</text:p>
      <text:p text:style-name="Text_20_body">— Мне было стыдно от мысли о том, что эта информация может докатиться до нее...</text:p>
      <text:p text:style-name="Text_20_body">Будет звучать так:</text:p>
      <text:p text:style-name="Text_20_body"/>
      <text:p text:style-name="Quotations">«Она меня понимает, а ты нет. Я не хочу втягивать ее в наши разборки и ты не должна этого делать. Она поддержала меня, в то время как ты му<text:soft-page-break/>чила меня своим поведением. Тебе не стоит обвинять ее в том, что она оказалась рядом, когда ты причинила мне боль.</text:p>
      <text:p text:style-name="Quotations">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
      <text:p text:style-name="Text_20_body">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Text_20_body">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Text_20_body">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Text_20_body">А теперь давайте вспомним хронологию:</text:p>
      <text:p text:style-name="P7">Знакомство.</text:p>
      <text:p text:style-name="Text_20_body">Он познакомил меня со своей бывшей девушкой, незадолго, как расстаться с ней.</text:p>
      <text:p text:style-name="Text_20_body">И меня со своей Университетской Подругой он познакомил, когда у нас все стало очень плохо, а именно за две недели, как выгнать меня из дома.</text:p>
      <text:p text:style-name="P7">Длительность отношений.</text:p>
      <text:p text:style-name="Text_20_body">Они встречались около трех лет.</text:p>
      <text:p text:style-name="Text_20_body"><text:soft-page-break/>Мы встречались почти три года.</text:p>
      <text:p text:style-name="P7">Процесс замены.</text:p>
      <text:p text:style-name="Text_20_body">В тот день, когда мы впервые поцеловались, но потом оказалось, что его отношения еще не закончены.</text:p>
      <text:p text:style-name="Text_20_body">Когда мы разошлись, он подбивал клинья к своей подруге, в то время, как мне говорил, что не может меня забыть и все еще любит.</text:p>
      <text:p text:style-name="P7">Возвращение.</text:p>
      <text:p text:style-name="Text_20_body">Со своей бывшей девушкой он сошелся примерно через два месяца после расставания, поняв, что со мной ничего не будет.</text:p>
      <text:p text:style-name="Text_20_body">И меня он бросил меня, а через два месяца, получив отказ своей подруги, вернулся ко мне.</text:p>
      <text:p text:style-name="P7">Длительное общение.</text:p>
      <text:p text:style-name="Text_20_body">Я знала его почти 10 лет, перед тем, как у нас завязались отношения.</text:p>
      <text:p text:style-name="Text_20_body">И его Подруга знает его с университета, то есть уже более/около 10-ти лет.</text:p>
      <text:p text:style-name="P7">Маска жертвы.</text:p>
      <text:p text:style-name="Text_20_body">Я знала его, как хорошего парня, которому попалась «не та» девушка, и жалела его.</text:p>
      <text:p text:style-name="Text_20_body">Я не удивлюсь, если его подруга знает меня, как человека, который делал его несчастным. И — жалеет его.</text:p>
      <text:p text:style-name="P7">Обработка.</text:p>
      <text:p text:style-name="Text_20_body">К сожалению, не смотря на то, что мы лично знакомы с его Университетской подругой и даже дружили, на ее <text:soft-page-break/>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Text_20_body">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Text_20_body">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Text_20_body">Я не удивлюсь, если они сейчас вместе, и все, что она знает о моих с ним отношениях, это то, что я «неадекватная» и мне «только обнимашки и нужны»...</text:p>
      <text:p text:style-name="Text_20_body">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Text_20_body">Ни она, ни я, никто не виноват. И в целом, в этой книге нет виновных. Все по-своему правы. У каждого своя <text:soft-page-break/>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Text_20_body">Я очень упертая. Я всегда ищу ответы и часто нахожу их. Сейчас я пишу эту книгу и веду, своего рода, расследование того, что произошло со мной. И, как видно, я очень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13">* * *</text:p>
      <text:p text:style-name="Text_20_body">Вернемся к нашему разговору.</text:p>
      <text:p text:style-name="Text_20_body">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Text_20_body">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Text_20_body"><text:soft-page-break/>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 Не имеет никакого значения, кто принял решение (<text:span text:style-name="T5">разойтись — </text:span><text:span text:style-name="_30__20_Text"><text:span text:style-name="T5">прим. авт.</text:span></text:span>)... — сказал он, искренне считая, что это достойный аргумент. Но я уже все понимала.</text:p>
      <text:p text:style-name="Text_20_body">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Text_20_body">— Давай мы договоримся, что мы не будем спорить о том, чья боль сильнее... — ответил он.</text:p>
      <text:p text:style-name="Text_20_body">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Text_20_body">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text:soft-page-break/>я не имею никаких инструментов, которые способны были бы повлиять на тебя...</text:p>
      <text:p text:style-name="Text_20_body">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Text_20_body">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Text_20_body">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Text_20_body">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Text_20_body">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Text_20_body">Мутно, непонятно... Это надоедает. И, если бы я была не такой настойчивой в своем желании все объяснить себе — я бы смирилась. Но смириться с чем? Что я ста<text:soft-page-break/>раюсь быть идеальной, но с каждым днем, с каждой новой ссорой я была еще более виноватой и еще более неправой, еще хуже и тупее?.. Я не согласна с этим.</text:p>
      <text:p text:style-name="Text_20_body">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7">«Смысл в отсутствии авторитета...»</text:p>
      <text:p text:style-name="Text_20_body">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 text:style-name="_30__20_Text">сама</text:span>.</text:p>
      <text:p text:style-name="Text_20_body">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7">«Мое отношение к тебе является частью моего отношения к миру...»</text:p>
      <text:p text:style-name="Text_20_body">Тут поспорить не с чем. Все, кто его окружают — лишь декорации, как и я. Инструменты для достижения его целей.</text:p>
      <text:p text:style-name="Text_20_body"><text:soft-page-break/>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Text_20_body">У всех в его жизни была своя <text:span text:style-name="T5">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7">«Какая-то ответственность, забота, но не в абсолюте, а в той степени, в которой я это делаю...»</text:p>
      <text:p text:style-name="Text_20_body">«Какая-то...» забота в целях манипулирования. «Какая-то...» забота на публике, «Какая-то...» забота в целях контроля, в целях самоутверждения и выгоды...</text:p>
      <text:p text:style-name="Text_20_body"><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7">«Я абсолютно безоружен в разговоре с тобой»</text:p>
      <text:p text:style-name="Text_20_body">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text:soft-page-break/>прикидываясь жертвой агрессора. Я делала свой ход, а ему нечем было бить... Но каждый раз я попадала в засаду его интриг, и проигрывала.</text:p>
      <text:p text:style-name="P7">«Я не имею никаких инструментов, которые способны были бы повлиять на тебя...»</text:p>
      <text:p text:style-name="Text_20_body">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13">* * *</text:p>
      <text:p text:style-name="Text_20_body">Идем дальше.</text:p>
      <text:p text:style-name="Text_20_body">— Моя позиция очень проста — я ничего такого не делал. — сказал он в ходе разговора.</text:p>
      <text:p text:style-name="Text_20_body">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записать это все на диктофон.</text:p>
      <text:p text:style-name="Text_20_body">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Text_20_body"><text:soft-page-break/>—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Text_20_body">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Text_20_body">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Text_20_body">Представьте только его разочарование! Он меня бросает, чтобы «найти себя». Мы, как бы не вместе, что дает ему полное право творить все что угодно, заручившись собственной свободой.</text:p>
      <text:p text:style-name="Text_20_body">При этом всем он держит меня возле себя, говоря мне о любви и о заботе обо мне. Другими словами, делает все, чтобы я себя свободной не считала. Не найдя подходящую партию для замены, он возвращается ко мне.</text:p>
      <text:p text:style-name="Text_20_body">Он искренне удивлен, с чего это меня интересуют его действия во время нашего расставания. Понимаете? Он совершенно не видит своей вины.</text:p>
      <text:p text:style-name="Text_20_body"/>
      <text:p text:style-name="Text_20_body"><text:soft-page-break/>— Я тебе могу так сказать, в свою очередь, что я, как бы, в очередной раз убеждаюсь в том, что <text:span text:style-name="_30__20_Text">быть честным очень легко</text:span>!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Text_20_body">Моя любимая!</text:p>
      <text:p text:style-name="Text_20_body">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Text_20_body">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Мы видим, что он верит в то, что честен. Он говорит об этом спокойно, ровно, размеренно и без угрызений совести: «Б<text:span text:style-name="_30__20_Text">ыть честным очень </text:span><text:span text:style-name="_30__20_Text">легко</text:span>!». В то время, как я уже достаточно знаю, чтобы понимать — он лжет.</text:p>
      <text:p text:style-name="P13">* * *</text:p>
      <text:p text:style-name="Text_20_body">—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Text_20_body"><text:soft-page-break/>— Я счастлива, когда все открыто, все прозрачно, но ты начинаешь защищаться, хотя на тебя никто не нападает...</text:p>
      <text:p text:style-name="Text_20_body">—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Text_20_body">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Text_20_body"/>
      <text:p text:style-name="Quotations">«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Quotations">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Quotations"/>
      <text:p text:style-name="Text_20_body">Едем дальше.</text:p>
      <text:p text:style-name="Text_20_body">— Мои действия абсолютно ясны. Я честен перед законом. — сказал он.</text:p>
      <text:p text:style-name="Text_20_body">О чем говорит эта фраза? Она не дает никаких объяснений. Но, если присмотреться, то можно увидеть, что он имел в виду — измена и подобное вышеописанное поведение <text:span text:style-name="T5">не карается законом</text:span>. Ни зависть, ни ложь... </text:p>
      <text:p text:style-name="Text_20_body"><text:soft-page-break/>Понимаете? Он считает, что <text:span text:style-name="_30__20_Text">это</text:span>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p>
      <text:p text:style-name="Text_20_body">Дальше он начинает намекать на то, что я завела этот разговор, потому что нашла другого:</text:p>
      <text:p text:style-name="Text_20_body">— В моем, как бы, мире человек застрахован от этого (<text:span text:style-name="T5">от подобных разговоров и вопросов. — </text:span><text:span text:style-name="_30__20_Text"><text:span text:style-name="T5">примеч. авт.</text:span></text:span>)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 text:style-name="T5">лучше чем я</text:span>, и возможно, ты его даже уже нашла...</text:p>
      <text:p text:style-name="Text_20_body">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Text_20_body">Попробую расшифровать эту реплику:</text:p>
      <text:p text:style-name="Text_20_body"/>
      <text:p text:style-name="Quotations">«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Text_20_body"/>
      <text:p text:style-name="Text_20_body"><text:soft-page-break/>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Text_20_body">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Text_20_body">В завершение вставлю еще один его спич. Без объяснений:</text:p>
      <text:p text:style-name="Text_20_body">— Я осознал одну простую истину — я не имею кредита доверия, и не имею... как это называется.... слово такое хорошее.... Авторитета в твоих глазах...</text:p>
      <text:p text:style-name="Text_20_body">И в качестве нашего диалога:</text:p>
      <text:p text:style-name="Text_20_body">— Ты понимаешь, что существует определенная ответственность, которая, извини, ложится на твои плечи, — говорит он мне.</text:p>
      <text:p text:style-name="Text_20_body">— Какого рода ответственность? — спрашиваю я.</text:p>
      <text:p text:style-name="Text_20_body">— Доверие.</text:p>
      <text:p text:style-name="Text_20_body">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Text_20_body">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13"><text:soft-page-break/>* * *</text:p>
      <text:p text:style-name="Text_20_body">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Text_20_body">Я вышла спокойной и удовлетворенной из этого разговора. Но стоило мне выключить диктофон, как его поведение стало буйным и агрессивным.</text:p>
      <text:p text:style-name="Text_20_body">Я уже легла спать, когда он стал бить двери, швырять какие-то предметы, явно обращая мое внимание на свое недовольство.</text:p>
      <text:p text:style-name="Text_20_body">Сначала я подумала, что просто он что-то уронил, но когда увидела, что это просто нездоровые психи, вышла к нему и <text:span text:style-name="_30__20_Text">снова включила диктофон</text:span>!</text:p>
      <text:p text:style-name="Text_20_body">Он потерял самообладание, в то время как я была непоколебима. Я вам даже ничего говорить не буду. Он сам все скажет:</text:p>
      <text:p text:style-name="Text_20_body">— Все ох*енно! Главное, что хорошо тебе! Вот это самое главное! — он почти плакал.</text:p>
      <text:p text:style-name="Text_20_body">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Text_20_body">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text:soft-page-break/>меньше всего хочется, чтоб мне было хорошо». И подтекст — запрет: «Тебе нельзя идти спать, ты должна извиниться за свое поведение»...</text:p>
      <text:p text:style-name="Text_20_body">— Я не могу с этим спокойно, смириться. — причитал он.</text:p>
      <text:p text:style-name="Text_20_body">—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Text_20_body">Вы понимаете? Нет? Попробую перефразировать:</text:p>
      <text:p text:style-name="Text_20_body"/>
      <text:p text:style-name="Quotations">«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Quotations">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Quotations">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Quotations"/>
      <text:p text:style-name="Text_20_body">Вот еще несколько его реплик:</text:p>
      <text:p text:style-name="Text_20_body"><text:soft-page-break/>— Я теперь не могу спать из-за этого. Ты хочешь, чтоб я тебе начал какие-то претензии высказывать? У меня нет никаких претензий!</text:p>
      <text:p text:style-name="Text_20_body">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Text_20_body">— Мне нечего тебе сейчас ответить. Меня это бесит то, что я живу в мире, где мне задают такие вопросы!</text:p>
      <text:p text:style-name="Text_20_body">Беда-печаль. Какой жестокий мир! Моя попытка прояснить для себя ситуацию — жестокость по отношению к нему. И он несчастен.</text:p>
      <text:p text:style-name="Text_20_body">— Ну, раз ты такой счастливый человек, который знает, как себя успокоить в таких ситуациях (<text:span text:style-name="T5">его реакция на то, что я легла спать — </text:span><text:span text:style-name="_30__20_Text"><text:span text:style-name="T5">примеч. авт.</text:span></text:span>) — я несчастный, и я не знаю, как мне себя успокоить в таких ситуациях. <text:span text:style-name="_30__20_Text">И уж точно не лицезрением тебя, спокойно спящей и получившей все свои ответы на свои вопросы</text:span>!!!</text:p>
      <text:p text:style-name="Text_20_body">У него горе — мне хорошо. «<text:span text:style-name="_30__20_Text">И уж точно не лицезрением тебя, спокойно спящей</text:span>» - говорит о том, 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p>
      <text:p text:style-name="Text_20_body">—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Text_20_body"><text:soft-page-break/>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Text_20_body">— Ой... не надо из меня клеить обиженного. Я не обижен! Я взбешен! Я в ярости!!!...</text:p>
      <text:p text:style-name="Text_20_body">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23" text:outline-level="1"><text:bookmark-start text:name="Glava_22__Gori_v_adu"/>Глава 22. Гори в аду<text:bookmark-end text:name="Glava_22__Gori_v_adu"/></text:h>
      <text:p text:style-name="Эпиграф">Весна покажет кто где срал.</text:p>
      <text:p text:style-name="Text_20_body">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Text_20_body">Бессмысленно, как по мне, скрывать ложь. Поверьте моему горькому опыту — дерьмо всегда всплывает. На то оно и дерьмо.</text:p>
      <text:p text:style-name="Text_20_body">Как это было.</text:p>
      <text:p text:style-name="Text_20_body">Я решила прибраться. Я люблю это делать под свою любимую музыку. Можно поорать и так веселее. Но у меня не было колонок.</text:p>
      <text:p text:style-name="Text_20_body">Я решила поставить музыку и села за компьютер жениха. Так как наши отношения изначально <text:span text:style-name="T5">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Text_20_body"><text:soft-page-break/>Вся моя музыка лежит на одном ресурсе. Я зашла на свою страницу через его профайл, но не увидела там нужной ссылки.</text:p>
      <text:p text:style-name="Text_20_body">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Text_20_body">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Text_20_body">— А ты сегодня в парадном белье?...</text:p>
      <text:p text:style-name="Text_20_body">Как бы так выразиться без матов, чтобы в полной мере передать мое... удивление? Я очень оооочень очень <text:span text:style-name="_30__20_Text">удивилась</text:span> и была прям в шоке! Но их чат не открыла.</text:p>
      <text:p text:style-name="Text_20_body">Моей целью не было найти что-то. Я слишком самодостаточная, чтобы рыться в чужих переписках. А тут такое.</text:p>
      <text:p text:style-name="Text_20_body">Я напомню, что разговор, который я записала на диктофон был в среду, а сегодня — четверг. Я набираю любимого:</text:p>
      <text:p text:style-name="Text_20_body">— Привет, слушай, я тут с твоего компа хотела музыку свою поставить и кое-что увидела. А кто такая ТТ (<text:span text:style-name="T5">инициалы той барышни</text:span>)?</text:p>
      <text:p text:style-name="Text_20_body">— Ой, да я ее еще с университета знаю, — сказал он и его ответ сопровождался нервными смешками, — а что?</text:p>
      <text:p text:style-name="Text_20_body"><text:soft-page-break/>— Она тебе сообщение прислала: «А ты сегодня в парадном белье?» Это как понимать?</text:p>
      <text:p text:style-name="Text_20_body">— Ой! Да ты можешь вообще все прочитать, — он был растерян, и, по видимому, это первое, что пришло в его голову. В его глупую голову.</text:p>
      <text:p text:style-name="Text_20_body">Команда «газы» дана. Я открываю их чат и читаю...</text:p>
      <text:p text:style-name="Text_20_body">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Text_20_body">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Text_20_body">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Text_20_body">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Text_20_body">По датам было видно, что почти неделю назад, когда мы ехали отдыхать палатками, она предлагала ему <text:soft-page-break/>встретиться и он сожалел, что не в городе. Он говорил мне:</text:p>
      <text:p text:style-name="Text_20_body">— Что ты придумываешь?! Ты что шуток не понимаешь?</text:p>
      <text:p text:style-name="Text_20_body">— У тебя есть пару минут, чтобы поменять все пароли... — мне надоело церемониться.</text:p>
      <text:p text:style-name="Text_20_body">Я начала рыть. И нарыла.</text:p>
      <text:p text:style-name="Text_20_body">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Text_20_body">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Text_20_body">Мне нужно было немного. Просто еще что-то, чтоб я понимала, что это не единичный случай.</text:p>
      <text:p text:style-name="Text_20_body">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Text_20_body"><text:soft-page-break/>Нашла, уже для Жены Друга, доказательство его предательства, с датами и отослала ей скриншоты, в то время, как он ночевал у нее, ведь я не пустила его домой.</text:p>
      <text:p text:style-name="Text_20_body">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Ох, боюсь я, эта книга станет началом новых разборок. Но мне все равно. <text:span text:style-name="_30__20_Text">Я готова ответить за все сказанное здесь</text:span>.</text:p>
      <text:p text:style-name="Text_20_body">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13">* * *</text:p>
      <text:p text:style-name="Text_20_body">Ко мне зашла сестра в гости, как раз когда я еще изучала этот ТэТэшный чат. Она стала свидетелем моих с ним разборок по телефону. Так как Жена Друга частенько к нам забегала, то и она пришла со своей сестрой.</text:p>
      <text:p text:style-name="Text_20_body">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Text_20_body"><text:soft-page-break/>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Text_20_body">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Text_20_body">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Text_20_body">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Если еще зимой, когда я жила у сустры, она считала, что это я испортила наши отношения своей <text:span text:style-name="_30__20_Text">эмоциональностью</text:span>, то сейчас, пересказывая мне его слова, она обняла меня и попросила прощение. Он открылся. Его прижали к стенке и он показал свою личину. Всем.</text:p>
      <text:p text:style-name="Text_20_body">Ночевал он у Жены Друга. Он спал, пока я скидывала ей скрины чата с ее мужем, свидетельствующие о его предательстве и об измене мужа.</text:p>
      <text:p text:style-name="Text_20_body">Мало того, по той переписке было понятно — мой благоверный не просто знал об измене, но и толкал друга на эту измену. А на утро, когда она его спросила, почему он ей врал, он ответил, что ему нужны были деньги <text:soft-page-break/>и он боялся, что ее муж не заплатит зарплату, если узнает, что из-за него все всплыло.</text:p>
      <text:p text:style-name="Text_20_body">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Text_20_body">Он не был обязан ей помогать, но мог. Дело выбора.</text:p>
      <text:p text:style-name="P13">* * *</text:p>
      <text:p text:style-name="Text_20_body">На следующий день мне написала ТэТэ на личный номер:</text:p>
      <text:p text:style-name="Text_20_body"/>
      <text:p text:style-name="Quotations">«Он в панике по поводу происходящего. И я чувствую себя, отчасти, виноватой. Не знаю что именно ты там прочла, но это несерьезно...</text:p>
      <text:p text:style-name="Quotations">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Quotations">Ему ведь не все равно... Не возьмусь говорить о высоких чувствах, но то, что не все-равно, это точно.»</text:p>
      <text:p text:style-name="Text_20_body"/>
      <text:p text:style-name="Text_20_body">— Ты мужу переписку показывала? — спросила я.</text:p>
      <text:p text:style-name="Text_20_body">— Нет. — отвечает ТТ. — <text:span text:style-name="T5">Я подчищаю переписку, если там нет ничего важного</text:span>...</text:p>
      <text:p text:style-name="Text_20_body"><text:soft-page-break/>Эх. Что тут скажешь? А много чего. Разберем ее тираду:</text:p>
      <text:p text:style-name="P7">Он в панике по поводу происходящего.</text:p>
      <text:p text:style-name="P10">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7">«И я чувствую себя, отчасти, виноватой.»</text:p>
      <text:p text:style-name="Text_20_body">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Text_20_body">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Text_20_body">«Тоже»? Мы не знакомы. Она меня не знает, но называет мою реакцию на его похождения — местью?.. Что тут скажешь? Они нашли друг друга.</text:p>
      <text:p text:style-name="Text_20_body">На словах «причиняя боль любимому человеку»... она попыталась сделать виноватой меня, а это метод манипулятора.</text:p>
      <text:p text:style-name="Text_20_body"><text:soft-page-break/>И дальше она пытается напугать меня — «собственные горечь и сожаление» — вот чего я, по ее мнению, добилась.</text:p>
      <text:p text:style-name="Text_20_body">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7">«Ему ведь не все равно... Не возьмусь говорить о высоких чувствах, но то, что не все-равно, это точно.»</text:p>
      <text:p text:style-name="Text_20_body">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Text_20_body">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Text_20_body">Что бы что?</text:p>
      <text:p text:style-name="Text_20_body">После этого выпада я попросила его о двух вещах — чтоб мне больше не писали его... девочки, и чтобы он на выходных вывез свои вещи. Под ноль.</text:p>
      <text:p text:style-name="Text_20_body">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13"><text:soft-page-break/>* * *</text:p>
      <text:p text:style-name="Text_20_body">Последними его словами мне, сказанными в живую, глядя мне в глаза были:</text:p>
      <text:p text:style-name="Text_20_body">— Пошла в п*зду!</text:p>
      <text:p text:style-name="Text_20_body">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Text_20_body">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Text_20_body">В этом разговоре он мне сказал несколько вот таких предложений:</text:p>
      <text:p text:style-name="Text_20_body">— А я, блять, рад, что ты страдаешь от этой конченой квартиры...</text:p>
      <text:p text:style-name="Text_20_body">— Да ты просто самое низкое, блять, существо!</text:p>
      <text:p text:style-name="Text_20_body">— Через месяц, когда ты съебешь к ебеням, блять, нахуй из моей жизни из этого дома, из квартиры куда угодно, блять, хоть в ад провались...</text:p>
      <text:p text:style-name="Text_20_body">— Видимо, Каминская, ты его заслуживаешь — <text:span text:style-name="_30__20_Text">вот такого вот уродца, как я</text:span>!</text:p>
      <text:p text:style-name="Text_20_body">— Провались в ад, блять, к дьяволу самому и целуй его в задницу...</text:p>
      <text:p text:style-name="Text_20_body"><text:soft-page-break/>— Уебуй нахуй из моей жизни!</text:p>
      <text:p text:style-name="Text_20_body">О, да, я записала и этот разговор. Эта запись, как и все остальные, для меня является неопровержимым доказательством его деструктивности.</text:p>
      <text:p text:style-name="Text_20_body">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13">* * *</text:p>
      <text:p text:style-name="Text_20_body">На следующее утро он прислал сообщение. В отличии от предыдущего посыла, содержание в нем было следующее:</text:p>
      <text:p text:style-name="Text_20_body"/>
      <text:p text:style-name="Quotations">«Прости что нагрубил и наговорил гадостей. Я уже сам не ведаю что творю. Но не провоцируй меня, пожалуйста.</text:p>
      <text:p text:style-name="Quotations">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Quotations">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Quotations"><text:soft-page-break/>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Quotations">Я не обманывал тебя. Ты просто хотела услышать не то, о чем спрашивала.»</text:p>
      <text:p text:style-name="Quotations"/>
      <text:p text:style-name="Text_20_body">Ну что, разбираем?</text:p>
      <text:p text:style-name="P7">«Прости, что нагрубил и наговорил гадостей. Я уже сам не ведаю что творю.»</text:p>
      <text:p text:style-name="Text_20_body">Ого! Он просит прощение! Вот это поворот, хотя...</text:p>
      <text:p text:style-name="Text_20_body">Он тут же стремится оправдаться, что «перечеркивает» его, так называемое, извинение. Плюс, попытка вызвать жалость. К тому же, следом идет «но»:</text:p>
      <text:p text:style-name="P7">«<text:span text:style-name="T6">Но</text:span> не провоцируй меня, пожалуйста.»</text:p>
      <text:p text:style-name="Text_20_body">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Text_20_body">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P7">«Прости миллион раз, я столько гадостей наговорил, что ненавижу себя.»</text:p>
      <text:p text:style-name="Text_20_body">Выглядит очень искренне, не так ли?</text:p>
      <text:p text:style-name="Text_20_body"><text:soft-page-break/>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P7">«Я сомневался миллион раз после ссор, но я бы не позволил себе интриг у тебя за спиной.»</text:p>
      <text:p text:style-name="P10">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Text_20_body">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Text_20_body">И вот даже сейчас он мне об этом говорит. Даже прося прощение «миллион раз» — говорит о том, что у него были сомнения во мне. Оправдывается этим.</text:p>
      <text:p text:style-name="Text_20_body"><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Text_20_body">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Text_20_body">И вот мы окунаемся в омут когнитивного диссонанса: «Я бы не позволил себе того, что позволил.»</text:p>
      <text:p text:style-name="Text_20_body"><text:soft-page-break/>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7">«И, когда сомнения ушли, я понял, чего хочу и сделал предложение.»</text:p>
      <text:p text:style-name="Text_20_body">Сомнения ушли... Куда-то подевались. Встали и вышли в окно его пустого сердца. И он решил сделать меня его женой.</text:p>
      <text:p text:style-name="Text_20_body">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text:p>
      <text:p text:style-name="Quotations">«Такие, как я со своим благородством не доживают до этапа свадьбы, ибо <text:span text:style-name="T7">такую дуру, как Яна, которая будет согласна топать дальше — х*й найдешь</text:span> ))»</text:p>
      <text:p text:style-name="Text_20_body">Получив несколько <text:span text:style-name="T5">отказов, </text:span><text:span text:style-name="T6">и</text:span>менно это он написал нашему общему другу перед тем, как, тогда зимой, вернуть меня.</text:p>
      <text:p text:style-name="P7">«Но эта чертова ТТ и переписка... И вот больше ты мне не веришь.»</text:p>
      <text:p text:style-name="Text_20_body">Уже «чертова»?..</text:p>
      <text:p text:style-name="Text_20_body">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Text_20_body"><text:soft-page-break/>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И вот результаты такого отношения: разочарование жертвы, недоверие, что, несомненно, <text:span text:style-name="_30__20_Text">расстраивает его</text:span>. Он тут же надевает маску «жертвы» и сожалеет, но не о том, что наделал, а о том, что вещь сломалась и больше не выполняет функцию «верить».</text:p>
      <text:p text:style-name="P7">«Прости. Ты очень хорошо умеешь выводить меня из равновесия.»</text:p>
      <text:p text:style-name="Text_20_body">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Text_20_body">Он — Всегдаправ и будет продолжать обвинять и упрекать пострадавшего от своих деструктивных действий.</text:p>
      <text:p text:style-name="P7">«Ты так громко ругалась от этого всего и все эти разговоры о тряпке и о немужике — это невероятно демотивирует.»</text:p>
      <text:p text:style-name="Text_20_body">Вместо того, чтобы попросить прощение у меня лично, он попросил ТэТэ сделать это за него, спрятался под юбкой этой барышни... Да, я назвала его тряпкой, потому что нет в нем силы воли и достоинства. Вместо того, что<text:soft-page-break/>бы самому найти способ все исправить, он ищет руки, которые сделают это за него. <text:span text:style-name="T5">Но</text:span>...</text:p>
      <text:p text:style-name="Text_20_body">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P7">«Я понимаю, что тебе больно. Я недостаточно внимателен. Рассеян и позволяю то, чего не должен.»</text:p>
      <text:p text:style-name="Text_20_body">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7">«Твоя реакция настолько ужасна, ты не представляешь, как с тобой трудно справиться.»</text:p>
      <text:p text:style-name="P10">Не «мои действия ужасны», а «твоя реакция». Тут мне добавить нечего.</text:p>
      <text:p text:style-name="P7">Я не обманывал тебя.</text:p>
      <text:p text:style-name="Text_20_body">Я даже не знаю, кого он продолжает убеждать в этом — меня или себя.</text:p>
      <text:p text:style-name="P7">Ты просто хотела услышать не то, о чем спрашивала.</text:p>
      <text:p text:style-name="Text_20_body">Ну и в завершение, наконец-то, правда: Я говорил то, что ты хотела слышать, но в этот раз ты это (правду), слышать не хотела, ведь она бы тебя расстроила, огор<text:soft-page-break/>чила... Поэтому я сказал ложь, чтобы тебя не расстраивать...</text:p>
      <text:p text:style-name="Text_20_body"/>
      <text:p text:style-name="Quotations">«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Quotations">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Quotations">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Quotations">Но вот эта чертова ТТ и переписка... И ты больше мне не веришь.</text:p>
      <text:p text:style-name="Quotations">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Quotations">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text:soft-page-break/>сделать. Дорогая, нужно уметь заставить человека что-то сделать вместо себя!</text:p>
      <text:p text:style-name="Quotations">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Quotations">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Quotations">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Quotations">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Quotations">Я ведь уже все сказал тебе в тот разговор. Я же не понял изначально, что нужно говорить правду. Я думал, что мне нужно говорить то, что ты хочешь услышать...»</text:p>
      <text:p text:style-name="Text_20_body"/>
      <text:p text:style-name="Text_20_body">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Text_20_body"><text:soft-page-break/>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Text_20_body">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Text_20_body">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Text_20_body">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23" text:outline-level="1"><text:bookmark-start text:name="Glava_26__Apofieoz_otnoshienii_s_manipul"/>Глава 23. Апофеоз отношений с манипулятором<text:bookmark-end text:name="Glava_26__Apofieoz_otnoshienii_s_manipul"/></text:h>
      <text:p text:style-name="Эпиграф_20__2b__20_автор">Кто хочет жить, кто весел, кто не тля —</text:p>
      <text:p text:style-name="Эпиграф_20__2b__20_автор">Готовьте ваши руки к рукопашной!</text:p>
      <text:p text:style-name="Эпиграф_20_-_20_автор"><text:bookmark-start text:name="Glava_23__Zdorova_"/>А. Высоцкий<text:bookmark-end text:name="Glava_23__Zdorova_"/></text:p>
      <text:p text:style-name="Text_20_body">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text:p>
      <text:p text:style-name="Text_20_body">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Text_20_body">«Почему? За что?» — задавала я себе эти вопросы и боль разъедала мою душу. Растерзанную в кровь, покалеченную душу. Я села в скорую, меня привезли в лечебницу, вручили мне пластиковую кружку и положили в отделение для душевно больных.</text:p>
      <text:p text:style-name="Text_20_body"><text:soft-page-break/>Моя врач провела со мной беседу, в ходе которой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Text_20_body">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Text_20_body">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Text_20_body">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Text_20_body">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Text_20_body"><text:soft-page-break/>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Text_20_body">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Text_20_body">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 Но я видела, что я от них отличаюсь, и, стало быть — мне там не место.</text:p>
      <text:p text:style-name="Text_20_body">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Text_20_body">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На восьмой день <text:span text:style-name="_32__20_Text"><text:span text:style-name="T13">заключения, то есть лечения </text:span></text:span>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text:soft-page-break/>на логику, ассоциации, на внимательность и еще пару каких-то, но я уже не помню, каких именно.</text:p>
      <text:p text:style-name="Text_20_body">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Text_20_body">- Здорова! Иди...</text:p>
      <text:p text:style-name="Text_20_body">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Text_20_body">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Text_20_body">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Text_20_body">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Text_20_body"><text:soft-page-break/>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Text_20_body">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Мои друзья рассказали мне реакцию моего бывшего парня, когда он узнал, что я лежу в лечебнице для душевно больных. Он смеялся и сказал, что т<text:span text:style-name="_30__20_Text">ам мне самое место: «Д</text:span>авно пора было...»</text:p>
      <text:p text:style-name="Text_20_body">Ему это здорово подняло настроение. Странно, но я не могу вспомнить, чтоб он когда-то так искренне радовался каким-то простым вещам. Нет, помню:</text:p>
      <text:p text:style-name="Text_20_body">— Что, ручки из жопы?</text:p>
      <text:p text:style-name="Text_20_body">Или:</text:p>
      <text:p text:style-name="Text_20_body">— О, продолжай! Я же говорил, что ты неадекватная... — повторял он, снимая на камеру меня, доведенную до состояние сумасшествия...</text:p>
      <text:p text:style-name="P13"><text:soft-page-break/>* * *</text:p>
      <text:p text:style-name="Text_20_body">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text:p>
      <text:p text:style-name="Text_20_body"/>
      <text:p text:style-name="Quotations">«Ахах! И это запостила! Тебя даже дурка не исправит, ты просто безнадежна.</text:p>
      <text:p text:style-name="Quotations">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Quotations"/>
      <text:p text:style-name="Text_20_body">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Text_20_body"/>
      <text:p text:style-name="Quotations">«Это письмо не начнется со слова я или со слова ты или даже мы. И тут не будет ни обращений ни гадостей.</text:p>
      <text:p text:style-name="Quotations">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Quotations"><text:soft-page-break/>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Quotations">Почему нельзя проститься? Разойтись? Сколько еще нужно крови? Очень хочется чтоб это закончилось.</text:p>
      <text:p text:style-name="Quotations">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Quotations">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Quotations">P.S.: Прости, что обозвал.</text:p>
      <text:p text:style-name="Quotations">С прошедшим тебя. Будь счастлива.»</text:p>
      <text:p text:style-name="Quotations"/>
      <text:p text:style-name="Text_20_body">Эээээ, постойте... что?! Что это было?</text:p>
      <text:p text:style-name="P7">«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Text_20_body">Ну это вполне логично! Правда? Каждый человек хочет быть счастлив. Как я уже говорила, есть два типа людей: одни стараются быть счастливыми никому не в <text:soft-page-break/>ущерб, другие — за счет кого-то, принося боль, получают удовлетворение, что и делает их счастливыми.</text:p>
      <text:p text:style-name="Text_20_body">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Text_20_body">Совершенный когнитивный диссонанс — «Шо, кобыла...» и «...каждый понимает, что хочет просто быть счастливым.»</text:p>
      <text:p text:style-name="P7">«Можно очень многое сказать об ошибках. Они продолжают допускаться уже за пределами ситуации.»</text:p>
      <text:p text:style-name="Text_20_body">О чьих ошибках? Кто их допускает? Что сказать-то?...</text:p>
      <text:p text:style-name="P7">«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Text_20_body">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Text_20_body">Я решила, пусть все это видят. Ведь он считает свое поведение нормальным. Ну так, зачем прятаться в моей личке — айда на <text:span text:style-name="_32__20_Text"><text:span text:style-name="T12">сцену... то есть на </text:span></text:span>стену!</text:p>
      <text:p text:style-name="P7">«Почему нельзя проститься? Разойтись? Сколько еще нужно крови? Очень хочется чтоб это закончилось.»</text:p>
      <text:p text:style-name="Text_20_body"><text:soft-page-break/>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Text_20_body">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Text_20_body">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7">«Никто не хочет лишать кого-то покоя.»</text:p>
      <text:p text:style-name="Text_20_body">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Text_20_body">Зачем писать мне оскорбления, а потом вот это? У меня слишком много вопросов...</text:p>
      <text:p text:style-name="P7">«Все хотят идти дальше и жить счастливо. Почему этого просто не сделать?»</text:p>
      <text:p text:style-name="Text_20_body">Ну вот да — почему? Что мешает? Точка была поставлена, так зачем напоминать о себе? Зачем эти гадости? Что, недосамоутвердился за три года-то?</text:p>
      <text:p text:style-name="P7"><text:soft-page-break/>«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Text_20_body">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7">«Прости, что обозвал.»</text:p>
      <text:p text:style-name="Text_20_body">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Text_20_body">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Text_20_body">Ему срочно нужно было оправдаться, срочно нужно было что-то сделать, чтобы смыть с себя «мою клевету»...</text:p>
      <text:p text:style-name="Text_20_body">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Subtitle"><text:soft-page-break/>* * *</text:p>
      <text:p text:style-name="Text_20_body">И вот конец. Что теперь?</text:p>
      <text:p text:style-name="Text_20_body">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 text:style-name="_31__20_Text">ВЫ НИ В ЧЕМ НЕ ВИНОВАТЫ</text:span>!</text:p>
      <text:p text:style-name="Text_20_body">Осознание факта манипуляций даст вам ответ на большинство ваших вопросов, таких, как:</text:p>
      <text:p text:style-name="Text_20_body">— Что происходит?</text:p>
      <text:p text:style-name="Text_20_body">— Почему он так поступает?</text:p>
      <text:p text:style-name="Text_20_body">Ответ очень прост — потому, что этот человек — манипулятор. Вы попали к нему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Text_20_body">Ему от этого хорошо. С этим надо смириться. Это будет видно воочию, если/когда вы озвучите свое желание разорвать с абьюзером отношения.</text:p>
      <text:p text:style-name="Text_20_body">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Text_20_body"><text:soft-page-break/>Вы вещь, и он попытается вас купить. Не продавайтесь. Вы ст<text:span text:style-name="_30__20_Text">о</text:span>ите 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Text_20_body">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Text_20_body">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Text_20_body">Он этого добивался, но это не есть правда. Это он так придумал и внушил вам.</text:p>
      <text:p text:style-name="Text_20_body">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Text_20_body">Это его рук дело! Это он вас таким сделал. Манипулятор, первезный нарцисс, зверь по имени абьюзер. Это <text:soft-page-break/>было его планом! Это нужно понять, признать и сделать решительный ход.</text:p>
      <text:p text:style-name="Text_20_body">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Text_20_body">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Text_20_body">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Text_20_body">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Text_20_body">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и без поддержки я бы не обошлась.</text:p>
      <text:p text:style-name="Text_20_body">Но вот в чем ирония — мои друзья, кто поддержал меня и слушать не захотели эту запись — они видели <text:soft-page-break/>мою боль и были свидетелями того, что со мной происходит, им этого было достаточно!</text:p>
      <text:p text:style-name="Text_20_body">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text:p>
      <text:p text:style-name="Text_20_body">Они говорили, что он плакал, рассказывая о любви ко мне, совершенно не принимая во внимание услышанные в мой адрес оскорбления с этой записи...</text:p>
      <text:p text:style-name="Text_20_body">Так что, готовьтесь к тому, что вы потеряете часть своего окружения, если оно у вас есть, конечно. Они пойдут за ним, поверят ему, отвернуться от вас. Они уже не ваши друзья — они его инструменты. Смиритесь с этим фактом.</text:p>
      <text:p text:style-name="Text_20_body">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Text_20_body">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Text_20_body"><text:soft-page-break/>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text:p>
      <text:p text:style-name="Text_20_body">Не 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Text_20_body">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text:p>
      <text:p text:style-name="Text_20_body">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text:p>
      <text:p text:style-name="Text_20_body">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т стер между вами все границы.</text:p>
      <text:p text:style-name="Text_20_body">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text:soft-page-break/>лись уже с чем-то приятным, что не имеет к нему отношение.</text:p>
      <text:p text:style-name="Text_20_body">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Text_20_body">Вспоминайте себя! Пересматривайте свои старые фотографии.</text:p>
      <text:p text:style-name="Text_20_body">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Text_20_body">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Text_20_body">Будьте готовы к тому, что вас не поймут окружающие близкие вам люди! Все будут говорить:</text:p>
      <text:p text:style-name="Text_20_body">— Как же ты не заметила это все?! Куда же ты смотрела?!</text:p>
      <text:p text:style-name="Text_20_body">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text:soft-page-break/>с собой и своими мыслями — на этом этапе одиночество вам только навредит!</text:p>
      <text:p text:style-name="Text_20_body">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Text_20_body">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Text_20_body">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Text_20_body">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Text_20_body"/>
      <text:h text:style-name="P23" text:outline-level="1"><text:bookmark-start text:name="Glava_24__Prichiny_manipuliatsii"/>Глава 24. Причины манипуляции<text:bookmark-end text:name="Glava_24__Prichiny_manipuliatsii"/></text:h>
      <text:p text:style-name="Text_20_body">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Text_20_body">Каждый из описанных здесь методов имеет серьезное влияние и оказывает сильное воздействие на психику жертвы.</text:p>
      <text:p text:style-name="Text_20_body">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Text_20_body">Осознанны эти действия, или нет, сейчас не важно. Это вопрос, на который могут ответить только специалисты данной области, коим я не являюсь.</text:p>
      <text:p text:style-name="Subtitle"><text:soft-page-break/>* * *</text:p>
      <text:p text:style-name="Text_20_body">Существует две причины психопатии личности:</text:p>
      <text:list xml:id="list37505518" text:continue-numbering="true" text:style-name="List_20_1">
        <text:list-item>
          <text:p text:style-name="P28"><text:span text:style-name="T5">врожденная</text:span> патологическая особенность развития нервной системы;</text:p>
        </text:list-item>
        <text:list-item>
          <text:p text:style-name="P28"><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Text_20_body">В независимости от особенностей развития, психопатия всегда обусловлена нарушением функции головного мозга.</text:p>
      <text:p text:style-name="Text_20_body">Психопатам свойственна инфантильность (незрелость психики), необоснованная мстительность, патологическая или 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Text_20_body">К счастью, есть условия, при которых существует возможность коррекции и сглаживания симптомов психопатологии личности. Однако, судя по информации из различных источников, полного избавления от этого недуга быть не может.</text:p>
      <text:p text:style-name="Text_20_body">Рано или поздно, произойдут обстоятельства, которые приведут к срыву и поведенческой дезадаптации нездорового индивидуума.</text:p>
      <text:p text:style-name="Text_20_body"><text:soft-page-break/>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из неправильного воспитания.</text:p>
      <text:p text:style-name="Text_20_body">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13">* * *</text:p>
      <text:p text:style-name="Text_20_body">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Text_20_body">— Будешь баловаться, мы тебя этому дяде отдадим/сдадим в полицию/папу позову и он тебя накажет...</text:p>
      <text:p text:style-name="Text_20_body">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Text_20_body">— Нельзя.</text:p>
      <text:p text:style-name="Text_20_body">— Не плачь.</text:p>
      <text:p text:style-name="Text_20_body">— Ты должен.</text:p>
      <text:p text:style-name="Text_20_body"><text:soft-page-break/>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Text_20_body">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Text_20_body">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Text_20_body">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Text_20_body">Желания ребенка игнорировались, потребности и склонности не принимались во внимание.</text:p>
      <text:p text:style-name="Text_20_body">— Мама лучше знает...</text:p>
      <text:p text:style-name="Text_20_body">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text:soft-page-break/>ребенку ясно давали понять — это не его ума дело, а родителей.</text:p>
      <text:p text:style-name="Text_20_body">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Text_20_body">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Text_20_body">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Text_20_body">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Text_20_body">— У всех дети, как дети, а у нас…</text:p>
      <text:p text:style-name="Text_20_body">— Почему Петя и Маша могут, а ты нет?</text:p>
      <text:p text:style-name="Text_20_body">Подобные фразы произносились, как лично ребенку, так и при окружающих, даже при тех же самых Маше и Пете. Ребенок осознавал, что он плохой в сравнении с <text:soft-page-break/>&lt;...&gt; и пытался стать тем, с кем его сравнивают, то есть, старался не быть собой.</text:p>
      <text:p text:style-name="Text_20_body">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Text_20_body">— Ты получил пять по математике? Хорошо, НО ЕСЛИ БЫ ТЫ ЕЩЕ и по английскому пять получил... — часто слышал ребенок от своих воспитателей.</text:p>
      <text:p text:style-name="Text_20_body">Он не верил в свои силы и искал опору в окружающих, зачастую у самых близких ему людей — родителей.</text:p>
      <text:p text:style-name="Text_20_body">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Text_20_body">Но неуверенность остается, что заметно по напряженности и нервозности при различных сложных обстоятельствах.</text:p>
      <text:p text:style-name="Text_20_body">— Мы думали, что ты справишься...</text:p>
      <text:p text:style-name="Text_20_body">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text:soft-page-break/>оказалось недостаточно, и родители явно давали ему это понять, не замечая заслуг, лишь неудачи.</text:p>
      <text:p text:style-name="Text_20_body">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Text_20_body">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Text_20_body">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Text_20_body">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Text_20_body"><text:soft-page-break/>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13">* * *</text:p>
      <text:p text:style-name="Text_20_body">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Text_20_body">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Text_20_body">Он получал только ту информацию, которую ему давали, осваивал новые знания под скрытым или явным давлением, а не по собственному желанию. Его желания и <text:soft-page-break/>мечты подавлялись, что и породило потребность реализации этих желаний во взрослом возрасте.</text:p>
      <text:p text:style-name="Text_20_body">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 text:style-name="_30__20_Text">он</text:span>, но, к сожалению — не знает как. Ведь все решала заботливая мама или строгий папа.</text:p>
      <text:p text:style-name="Text_20_body">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Text_20_body">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Text_20_body">Для него это норма, ведь он так вырос.</text:p>
      <text:p text:style-name="P13">* * *</text:p>
      <text:p text:style-name="Text_20_body">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Text_20_body"><text:soft-page-break/>— Мы папе не скажем...</text:p>
      <text:p text:style-name="Text_20_body">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Text_20_body">Случай, когда родители объединяются против ребенка я даже рассматривать не буду. Понятно и так, что это травмирует детскую психику.</text:p>
      <text:p text:style-name="Text_20_body">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Text_20_body">Как бы то ни было, доверие для абьюзера это закрытая область взаимоотношений с окружающими людьми.</text:p>
      <text:p text:style-name="Text_20_body">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Text_20_body">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text:soft-page-break/>умелыми руками кукловода пляшут послушные марионетки.</text:p>
      <text:p text:style-name="P13">* * *</text:p>
      <text:p text:style-name="Text_20_body">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Text_20_body">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Text_20_body">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Text_20_body">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text:soft-page-break/>большинство детей не следит за порядком и/или гигиеной без надзора родителей.</text:p>
      <text:p text:style-name="Text_20_body">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Text_20_body">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Text_20_body">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Text_20_body">Либо так, либо наказание.</text:p>
      <text:p text:style-name="Text_20_body"/>
      <text:p text:style-name="Subtitle">* * *</text:p>
      <text:p text:style-name="Text_20_body">В семье манипулятора никто никому ничего не должен, например — заступиться или выслушать. Такое от<text:soft-page-break/>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Text_20_body">— Ты должен уметь постоять за себя...</text:p>
      <text:p text:style-name="Text_20_body">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Text_20_body">— Сегодня не куплю — завтра куплю...</text:p>
      <text:p text:style-name="Text_20_body">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Text_20_body">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13"><text:soft-page-break/>* * *</text:p>
      <text:p text:style-name="Text_20_body">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Text_20_body">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Text_20_body">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Text_20_body">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Text_20_body">— Ты не ценишь меня.</text:p>
      <text:p text:style-name="Text_20_body">— Ты не любишь меня.</text:p>
      <text:p text:style-name="Text_20_body">— Тебе со мной не интересно...</text:p>
      <text:p text:style-name="Text_20_body">И обида. Мама надевает «Лицо», хватается за сердце, демонстративно приходит в уныние со словами:</text:p>
      <text:p text:style-name="Text_20_body"><text:soft-page-break/>— Родители не вечны...</text:p>
      <text:p text:style-name="Text_20_body">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 text:style-name="_32__20_Text"><text:span text:style-name="T12">в жопу без мыла, пардон,</text:span></text:span> в душу без стука.</text:p>
      <text:p text:style-name="Text_20_body">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Text_20_body">Они не интересовались жизнью ребенка, потому, что для них это важно. Им было просто интересно. И, в случае, когда ребенок все-таки открывался и завязывался диалог, родители придирались, демонстрируя разочарование.</text:p>
      <text:list xml:id="list37528057" text:continue-numbering="true" text:style-name="List_20_1">
        <text:list-item>
          <text:p text:style-name="P28">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28">Получил пять по математике — нужно еще и по географии пять. Получил тройку — бестолочь, в кого ты у нас такой.</text:p>
        </text:list-item>
        <text:list-item>
          <text:p text:style-name="P28">Прибежал на физкультуре вторым из всех классов — почему не первый?</text:p>
        </text:list-item>
      </text:list>
      <text:p text:style-name="Text_20_body">И так можно перечислять до бесконечности.</text:p>
      <text:p text:style-name="Text_20_body">Это не воспитание, это не обучение. Таким образом они не объясняли причинно-следственную связь. Они <text:soft-page-break/>констатировали свое мнение, не более, не менее, причиняя ребенку душевную боль. запретами И даже не подозревали об этом.</text:p>
      <text:p text:style-name="Text_20_body">Он не прав, и родителям наплевать — вот что понимал ребенок после таких «душевных» разговоров.</text:p>
      <text:p text:style-name="Text_20_body">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text:p>
      <text:p text:style-name="Text_20_body">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Text_20_body">Такое воспитание привязало ребенка к родителям очень крепко. Уйти во взрослую жизнь от таких родителей бывает крайне сложно.</text:p>
      <text:p text:style-name="Text_20_body">— Мы — твои друзья, а друзей не бросают...</text:p>
      <text:p text:style-name="Text_20_body">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Text_20_body">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Text_20_body"><text:soft-page-break/>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Text_20_body">Если плохо ему, он не расскажет, из-за чего, он продемонстрирует — как ему плохо, он ни за что не разрешит постороннему человеку лезть в его голову и наругает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Text_20_body">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Text_20_body">— Нравится мальчик? Не говори подружкам — отобъют...</text:p>
      <text:p text:style-name="Text_20_body">— Петя не пошел с тобой гулять? Стало быть тренировка/уроки ему важнее друзей...</text:p>
      <text:p text:style-name="Text_20_body">— Это тот Петя, который во втором классе тебе подножку подставил?.. А... Понятно...</text:p>
      <text:p text:style-name="Text_20_body">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13"><text:soft-page-break/>* * *</text:p>
      <text:p text:style-name="Text_20_body">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Text_20_body">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Text_20_body">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Text_20_body">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Text_20_body">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Text_20_body">Под влиянием и давлением, его психика надломилась или поломалась. На подсознательном уровне он понимает, что с ним что-то не так, но либо отрицает эти мысли, <text:soft-page-break/>либо пытается от них избавиться, путем копирования поведения родителей и проявление его к окружающим, убеждая себя, что это норма.</text:p>
      <text:h text:style-name="P23" text:outline-level="1"><text:bookmark-start text:name="Glava_25__Priznaki__priiemy_i_protivosto"/>Глава 25. Признаки, приемы и противостояние манипуляции<text:bookmark-end text:name="Glava_25__Priznaki__priiemy_i_protivosto"/></text:h>
      <text:p text:style-name="Text_20_body">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Text_20_body">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Text_20_body">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Text_20_body">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Text_20_body">Помните, я говорила о нарушенной пропорциональности черт характера? К сожалению, в душе этого челове<text:soft-page-break/>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Text_20_body">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Text_20_body">Это его рок. Простить такого легко, если понять, что он всю жизнь будет несчастным.</text:p>
      <text:p text:style-name="Text_20_body">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Text_20_body">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Text_20_body">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21" text:outline-level="2"><text:bookmark-start text:name="Pochiemu_ia_"/>Почему я?<text:bookmark-end text:name="Pochiemu_ia_"/></text:h>
      <text:p text:style-name="Text_20_body">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Text_20_body">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Text_20_body">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Text_20_body">Нет смысла перечислять все уже перечисленное, чтобы понять — вы не абы кто с улицы, а самодостаточная и интересная личность.</text:p>
      <text:p text:style-name="Text_20_body">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Text_20_body">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text:soft-page-break/>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Text_20_body">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Text_20_body">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Text_20_body">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Text_20_body">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Text_20_body"><text:soft-page-break/>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Text_20_body">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Text_20_body">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Text_20_body">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Абьюзер выбирает в жертвы личность, <text:span text:style-name="_30__20_Text">которой хотел бы быть сам</text:span>. Но зависть не дает ему спокойно смотреть, как хорошо идут ваши дела, как вы счастливы, не так, как он. Поэтому, вскоре, он начнет воздействовать на вас, <text:span text:style-name="_30__20_Text">делая из вас — такого же, как он</text:span>.</text:p>
      <text:p text:style-name="Text_20_body">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text:soft-page-break/>что-то не так, что он отличается от большинства, и заставит вас так думать по отношению к себе.</text:p>
      <text:p text:style-name="Text_20_body">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Text_20_body">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Text_20_body">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Subtitle">* * *</text:p>
      <text:p text:style-name="Text_20_body">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Text_20_body"><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Text_20_body">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Text_20_body">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Text_20_body">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Text_20_body">Если на эти «одинаковые» вопросы он отвечает по-разному — он врет.</text:p>
      <text:p text:style-name="Text_20_body">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Text_20_body"><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Text_20_body">— Ты просто его не знаешь! — ответила я.</text:p>
      <text:p text:style-name="P13">* * *</text:p>
      <text:p text:style-name="Text_20_body">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Text_20_body">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Text_20_body">Давайте вспомним ранее описанный диалог, где я задаю своему бывшему парню вопрос:</text:p>
      <text:p text:style-name="Text_20_body">— Есть ли что-то, что я должна знать?..</text:p>
      <text:p text:style-name="Text_20_body">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Text_20_body">— Ты вокруг меня плетешь какую-то западню...</text:p>
      <text:p text:style-name="Text_20_body"><text:soft-page-break/>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Text_20_body">В последствии, задавая вопросы, намекая и уточняя, я получала все новые ответы:</text:p>
      <text:p text:style-name="Text_20_body">— Я ничего такого не делал...</text:p>
      <text:p text:style-name="Text_20_body">— Каждый справляется с болью по разному...</text:p>
      <text:p text:style-name="Text_20_body">— Я был на четырех свиданиях...</text:p>
      <text:p text:style-name="Text_20_body">— Да, я трахаться хотел...</text:p>
      <text:p text:style-name="Text_20_body">Чуть больше часа + одинаковые вопросы = море информации — вот такой прекрасный метод узнать правду.</text:p>
      <text:p text:style-name="Text_20_body">Вот и получается первый совет по противостоянию лжи и ложности в поведении:</text:p>
      <text:p text:style-name="Text_20_body">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3">* * *</text:p>
      <text:p text:style-name="Text_20_body">Но что же делать, если ваш партнер, все-таки, ответил вам прямо и быстро, легко и непринужденно?</text:p>
      <text:p text:style-name="Text_20_body"><text:soft-page-break/>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Text_20_body">Он от вас прячется. Он с вами не искренен. Запомните это. Зафиксируйте в памяти, ведь так будет происходить каждый раз, когда он вас обманывает.</text:p>
      <text:p text:style-name="Text_20_body">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Text_20_body">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Text_20_body">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Text_20_body">Человеческая психика, в принципе, является сложнейшим для понимания механизмом. Дать точное описание его работы, подчинить каким-то индивидуальным законам и принципам отдельной личности — невозможно.</text:p>
      <text:p text:style-name="Text_20_body"><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p>
      <text:p text:style-name="Text_20_body">Если речь идет о малознакомо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не оправдываются.</text:p>
      <text:p text:style-name="Text_20_body">Так мы можем знать по поведению близкого, что что-то неординарное произошло в его жизни, ведь его поведение тоже неординарное.</text:p>
      <text:p text:style-name="Text_20_body">Но, говоря о человеке малознакомом, мы и представления не имеем, что он из себя представляет. Ну, может быть имеем, но лишь невнятное. Поэтому, говорю вам, не доверяйте посторонним. Это может быть кто угодно с совершенно неожиданными намерениями.</text:p>
      <text:p text:style-name="Text_20_body">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text:p>
      <text:p text:style-name="Text_20_body">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13"><text:soft-page-break/>* * *</text:p>
      <text:p text:style-name="Text_20_body">Говоря на безопасные для себя темы, абьюзер, возможно, будет смотреть вам в глаза. Возможно? Да, абьюзер редко смотрит в глаза.</text:p>
      <text:p text:style-name="Text_20_body">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Text_20_body">Итак, если вы чувствуете, что вам демонстрируют свою честность, то, скорее всего, ваш собеседник лжет.</text:p>
      <text:p text:style-name="Text_20_body">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Text_20_body">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Text_20_body">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Text_20_body"><text:soft-page-break/>Понятно, что вы не будете его бить по шее, но мама в детстве так и делала, когда он нашкодит, поэтому он ее прячет.</text:p>
      <text:p text:style-name="Text_20_body">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Text_20_body">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Text_20_body">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Text_20_body">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Text_20_body">Поэтому, я считаю, что всем необходимо обращать внимание на элементарные аспекты поведения окружающих нас людей, особенно тех, кого мы собираемся под<text:soft-page-break/>пустить к себе ближе, чем на «расстояние вытянутой руки».</text:p>
      <text:p text:style-name="Text_20_body">Ради нашего же психологического спокойствия.</text:p>
      <text:p text:style-name="P13">* * *</text:p>
      <text:p text:style-name="Text_20_body">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Text_20_body">Так гораздо легче понять, что вами манипулируют.</text:p>
      <text:p text:style-name="Text_20_body">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Text_20_body">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Text_20_body"><text:soft-page-break/>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Text_20_body">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Человек, <text:span text:style-name="_30__20_Text">вспоминая</text:span>,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Text_20_body">Человек, который <text:span text:style-name="_30__20_Text">пытается придумать</text:span>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p>
      <text:p text:style-name="Text_20_body">Он спрячет от вас взгляд, но будет стараться говорить как можно убедительнее, рассуждая и анализируя в слух.</text:p>
      <text:p text:style-name="Text_20_body">Вы наверное знаете, что есть еще пара жестов, говорящие вам о противоречиях. Например, человек отвечает вам «Да», но при этом машет головой в разные стороны. Не слушайте — смотрите, ведь он говорит «Нет».</text:p>
      <text:p text:style-name="Text_20_body"><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Text_20_body">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Text_20_body">Словите этот момент. Скажите ему, что вы не хотите называть его лжецом, но его слова делают это за вас.</text:p>
      <text:p text:style-name="Text_20_body">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Text_20_body">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text:p>
      <text:p text:style-name="Text_20_body">Ничего говорить не надо! Он сам все скажет. Он будет в шоке. Он начнет объяснять <text:span text:style-name="_30__20_Text">не все свои слова, а только ложь</text:span>, недоумевая, чему именно вы не поверили, ведь он все так хорошо продумал.</text:p>
      <text:p text:style-name="Text_20_body">Так можно узнать, что именно в его словах неправда.</text:p>
      <text:p text:style-name="P13"><text:soft-page-break/>* * *</text:p>
      <text:p text:style-name="Text_20_body">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Text_20_body">Потом он спросил:</text:p>
      <text:p text:style-name="Text_20_body">— Что ты знаешь? — и его голос слегка дрожал. Очевидно, что он пытался скрыть волнение.</text:p>
      <text:p text:style-name="Text_20_body">И звучало это, как: «Что <text:span text:style-name="_30__20_Text">именно</text:span> ты знаешь?» Конечно, я ничего ему не выдала тогда. Если честно, то я очень сглупила — я еще не знала всего того, о чем сейчас пишу и действовала неосознанно.</text:p>
      <text:p text:style-name="Text_20_body">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Text_20_body">Тогда я прижала его к стенке и сама же отпустила его.</text:p>
      <text:p text:style-name="Text_20_body">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Text_20_body">Это выражается в его резком напряженном потухании. Он уже говорит осторожнее — фильтрует каждое слово, <text:soft-page-break/>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Text_20_body">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Text_20_body">Но, я не сожалею об этом, ведь уже на следующий день я сама все узнала совершенно случайно. Но вам я рекомендую не делать таких ошибок.</text:p>
      <text:p text:style-name="Text_20_body">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Text_20_body">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Text_20_body">Надеюсь, так будет и с вами.</text:p>
      <text:p text:style-name="P13">* * *</text:p>
      <text:p text:style-name="Text_20_body">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text:soft-page-break/>с вами, изображая искренность. Это своего рода игра такая.</text:p>
      <text:p text:style-name="Text_20_body">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Text_20_body">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Text_20_body">Затем он может и это обернуть в свою пользу и попытаться вызвать в вас чувство вины за «такие» мысли:</text:p>
      <text:p text:style-name="Text_20_body">— Как ты могла такое обо мне подумать?!</text:p>
      <text:p text:style-name="Text_20_body">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Text_20_body">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Text_20_body">Это будет сопровождаться обвинениями и упреками.</text:p>
      <text:p text:style-name="Text_20_body">— Как тебе не стыдно так думать про меня?!</text:p>
      <text:p text:style-name="Text_20_body">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Text_20_body"><text:soft-page-break/>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Text_20_body">Поверьте мне на слово — это будет полный бред. Он вам ни к чему.</text:p>
      <text:p text:style-name="Text_20_body">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Text_20_body">Или же он попытается рассуждать, основываясь на общеизвестные манеры поведения или мнения великих людей:</text:p>
      <text:p text:style-name="Text_20_body">— ...Говорят, что женщины не способны признать мужскую полигамность...</text:p>
      <text:p text:style-name="Text_20_body">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Text_20_body">Он постарается опровергнуть любое ваше слово, прицепившись к нему, даже если вы уверены, что ко всему, <text:soft-page-break/>что вы сейчас хотите сказать — не прицепиться. Поверьте, он сделает все, чтобы уйти от разговора.</text:p>
      <text:p text:style-name="Text_20_body">Ответьте ему что-то вроде:</text:p>
      <text:p text:style-name="Text_20_body">— Хороший вопрос! А попробуй сам на него ответить.</text:p>
      <text:p text:style-name="Text_20_body">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Text_20_body">Ловко.</text:p>
      <text:p text:style-name="Text_20_body">Дальше в ход может пойти «положительное подкрепление» (<text:span text:style-name="T5">см. р. «Положительное подкрепление»</text:span>):</text:p>
      <text:p text:style-name="Text_20_body">— Ты же умная и должна понимать, что &lt;...&gt;! — где &lt;продолжением&gt; будет то, что он хочет навязать вам.</text:p>
      <text:p text:style-name="Text_20_body">Лесть — это поистине отличный ход, чтобы отвлечь вас от этого разговора. Помните?</text:p>
      <text:p text:style-name="Text_20_body">— ...Ты большая умница и нужно быть слепым, чтоб не заметить это...</text:p>
      <text:p text:style-name="Text_20_body">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Text_20_body">Ответьте ему, с легкой улыбкой, что итак знаете, что вы хороший человек, поблагодарите за комплимент и продолжайте тему разговора.</text:p>
      <text:p text:style-name="Text_20_body">Ну и последний вариант развития — пассивная агрессия. Игнор.</text:p>
      <text:p text:style-name="Text_20_body"><text:soft-page-break/>— Не собираюсь ничего тебе доказывать!</text:p>
      <text:p text:style-name="Text_20_body">— Ты можешь продолжать убеждать себя в этом сколько угодно!</text:p>
      <text:p text:style-name="Text_20_body">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Text_20_body">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Text_20_body">— С тобой невозможно разговаривать!</text:p>
      <text:p text:style-name="Text_20_body">Радуйтесь. Вы не подходите на роль марионетки. Вы его уделали.</text:p>
      <text:p text:style-name="Text_20_body">Ну а если он не бросает вас, тогда сами БЕГИТЕ, КАК МОЖНО БЫСТРЕЕ И КАК МОЖНО ДАЛЬШЕ! ЛУЧШЕ НЕ БУДЕТ!!!</text:p>
      <text:h text:style-name="P21" text:outline-level="2"><text:bookmark-start text:name="Diemonstrativnoie_ighnorirovaniie_sobstv"/>Демонстративное игнорирование собственных обязательств.<text:bookmark-end text:name="Diemonstrativnoie_ighnorirovaniie_sobstv"/></text:h>
      <text:p text:style-name="Text_20_body">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Text_20_body">Такой человек может не знать, как включается стиральная машина, где находится половая тряпка или где ящик с инструментами.</text:p>
      <text:p text:style-name="Text_20_body">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Text_20_body">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Text_20_body"><text:span text:style-name="T9">Противостояние</text:span>:</text:p>
      <text:p text:style-name="Text_20_body">Пристыдить. Здесь хорошо должна сработать техника триангуляции:</text:p>
      <text:p text:style-name="Text_20_body"><text:soft-page-break/>— Мне пришлось попросить соседа Петю починить кран. Кстати, он сказал, что может тебя научить это делать.</text:p>
      <text:p text:style-name="Text_20_body">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Text_20_body">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Text_20_body">Но, если ваше <text:span text:style-name="T10">противостояние</text:span> не срабатывает — БЕГИТЕ, КАК МОЖНО БЫСТРЕЕ И КАК МОЖНО ДАЛЬШЕ! ЛУЧШЕ НЕ БУДЕТ!!!</text:p>
      <text:h text:style-name="P21" text:outline-level="2"><text:bookmark-start text:name="Gazlaitingh_"/>Газлайтинг.<text:bookmark-end text:name="Gazlaitingh_"/></text:h>
      <text:p text:style-name="Text_20_body">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Text_20_body">— Тебе показалось.</text:p>
      <text:p text:style-name="Text_20_body">— Ты себе накручиваешь.</text:p>
      <text:p text:style-name="Text_20_body">— Ничего у тебя не болит.</text:p>
      <text:p text:style-name="Text_20_body">— Ты сама придумываешь себе проблемы.</text:p>
      <text:p text:style-name="Text_20_body">Или на примере диалога:</text:p>
      <text:p text:style-name="Text_20_body">Жертва: Помнишь, ты мне как-то сказал, что &lt;...&gt;?</text:p>
      <text:p text:style-name="Text_20_body">Абьюзер: Не было такого. Я такого не говорил.</text:p>
      <text:p text:style-name="Text_20_body">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Text_20_body">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Text_20_body"><text:soft-page-break/>Такая форма общения действительно может развить серьезные психологические проблемы у жертвы.</text:p>
      <text:p text:style-name="Text_20_body">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Text_20_body">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Text_20_body">Такое бывает, если жертву запугивают, держат в напряжении, оказывает давление, внушают.</text:p>
      <text:p text:style-name="Text_20_body">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Text_20_body"><text:span text:style-name="T9">Противостояние</text:span>:</text:p>
      <text:p text:style-name="Text_20_body">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Text_20_body">Не развивайте в себе сомнения в своей правоте. Вместо того, чтобы пытаться перепроверить эти факты у себя в голове, сразу делайте выводы:</text:p>
      <text:p text:style-name="Text_20_body">— Мне это нравится? — Нет.</text:p>
      <text:p text:style-name="Text_20_body"><text:soft-page-break/>— Он сейчас прав? — Нет.</text:p>
      <text:p text:style-name="Text_20_body">— Я это слышала/видела? — Да.</text:p>
      <text:p text:style-name="Text_20_body">Таким образом вы избавитесь от сомнений в реальности этих фактов.</text:p>
      <text:p text:style-name="Text_20_body">Отстаивайте свою точку зрения. Описывайте свои чувства:</text:p>
      <text:p text:style-name="Text_20_body">— Как это у меня не болит? Еще как болит!</text:p>
      <text:p text:style-name="Text_20_body">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Text_20_body">— Ты что, хочешь сказать, что я сумасшедшая?!</text:p>
      <text:p text:style-name="Subtitle">* * *</text:p>
      <text:p text:style-name="Text_20_body">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Text_20_body">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Text_20_body">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Text_20_body">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Text_20_body">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Text_20_body">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Text_20_body">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Text_20_body">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Text_20_body">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21" text:outline-level="2"><text:bookmark-start text:name="Viskholdingh_"/>Висхолдинг.<text:bookmark-end text:name="Viskholdingh_"/></text:h>
      <text:p text:style-name="Text_20_body">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6">.</text:span></text:p>
      <text:p text:style-name="Text_20_body">Абьюзер может игнорировать вас, делая вид, будто не слышит.</text:p>
      <text:p text:style-name="Text_20_body">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Text_20_body">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Text_20_body">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Text_20_body"><text:soft-page-break/>— И это, по твоему, проблема? Ты действительно считаешь, что из-за этого стоит ссориться?</text:p>
      <text:p text:style-name="Text_20_body">И вот вы уже говорите о том, что не хотите ругаться, а просто пытаетесь решить семейный вопрос — он спрыгнул с темы.</text:p>
      <text:p text:style-name="Text_20_body">— Я не буду разговаривать об этом. Это полный бред! Ты хоть слышишь себя?</text:p>
      <text:p text:style-name="Text_20_body">И вот вы пытаетесь понять, что же «такого» вы сказали не так.</text:p>
      <text:p text:style-name="Text_20_body">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Text_20_body"><text:span text:style-name="T9">Противостояние</text:span>:</text:p>
      <text:p text:style-name="Text_20_body">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Text_20_body">Не душите в себе ощущение ненужности:</text:p>
      <text:p text:style-name="Text_20_body">— У меня такое впечатление, что тебе просто неинтересно меня слушать.</text:p>
      <text:p text:style-name="Text_20_body">— Ты каждый раз придумываешь отговорки, чтобы избежать разговоров со мной.</text:p>
      <text:p text:style-name="Text_20_body">— Я тебя поняла. Позвоню маме/подруге/другу, раз тебе неинтересно. Они-то точно меня выслушают.</text:p>
      <text:p text:style-name="Text_20_body">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Text_20_body">Когда он попытается соскочить с темы, скажите:</text:p>
      <text:p text:style-name="Text_20_body">— Кстати, тоже интересный момент, но давай мы его обсудим после. Вернемся к сути.</text:p>
      <text:p text:style-name="Text_20_body">Он не сможет вас упрекнуть в равнодушии к его мнению и вы вернете разговор в нужное русло.</text:p>
      <text:p text:style-name="Text_20_body">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Text_20_body">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21" text:outline-level="2"><text:bookmark-start text:name="__Da__no__________v_dopolnieniie_k_opisa"/>«Да, но &lt;...&gt;» (в дополнение к описанию висхолдинга).<text:bookmark-end text:name="__Da__no__________v_dopolnieniie_k_opisa"/></text:h>
      <text:p text:style-name="Text_20_body">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 <text:span text:style-name="_30__20_Text">Да</text:span>, я виноват, <text:span text:style-name="_30__20_Text">но</text:span> позавчера ты была больше не права, чем я сейчас.</text:p>
      <text:p text:style-name="Text_20_body">— Я полностью с тобой согласен, но ты абсолютно не права... (<text:span text:style-name="_30__20_Text"><text:span text:style-name="T5">см. р. «Дабл байнд»</text:span></text:span>),</text:p>
      <text:p text:style-name="Text_20_body">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Text_20_body"><text:span text:style-name="T9">Противостояние</text:span>:</text:p>
      <text:p text:style-name="Text_20_body">Дайте ему понять, что вы заметили эту тактику и раскусили его:</text:p>
      <text:p text:style-name="Text_20_body">— Мама научила меня не воспринимать все, что сказано до слова «Но». Так ты со мной согласен или нет?</text:p>
      <text:p text:style-name="Text_20_body">—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Text_20_body"><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21" text:outline-level="2">Изоляция жертвы от ее окружения.</text:h>
      <text:p text:style-name="Text_20_body">Это методы первезного нарцисса. Он всячески заполняет ваше время собой и своим окружением.</text:p>
      <text:p text:style-name="Text_20_body">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Text_20_body"><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p text:style-name="Text_20_body">— Твоя Машка как-то на меня так смотрела...</text:p>
      <text:p text:style-name="Text_20_body">— Мне не нравится, что Петя на тебя постоянно смотрит. Я видел, как ты с ним кокетничала.</text:p>
      <text:p text:style-name="Text_20_body">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Text_20_body">Что касается родителей, то вашим родителям он нравится. Мама без ума от его харизмы, а папа нашел себе <text:soft-page-break/>собеседника на тему «рыбалка». Ваша попытка пожаловаться на партнера будет расценена, как ваша минутная слабость.</text:p>
      <text:p text:style-name="Text_20_body">Другими словами, вам никто не поверит, что с таким прекрасным человеком могут быть проблемы.</text:p>
      <text:p text:style-name="Text_20_body"><text:span text:style-name="T9">Противостояние</text:span>:</text:p>
      <text:p text:style-name="Text_20_body">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Text_20_body">— Я пригласила на выходные Машу и Петю. Будем играть в покер.</text:p>
      <text:p text:style-name="Text_20_body">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Text_20_body">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text:p>
      <text:p text:style-name="Text_20_body">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ваши родите<text:soft-page-break/>ли — не вы. Так он поймет, что вы не один на один с ним.</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21" text:outline-level="2"><text:bookmark-start text:name="Passivnaia_aghriessiia__ighnorirovaniie_"/>Пассивная агрессия (игнорирование, обида, внезапный бойкот).<text:bookmark-end text:name="Passivnaia_aghriessiia__ighnorirovaniie_"/></text:h>
      <text:p text:style-name="Text_20_body">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Text_20_body">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Text_20_body">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Text_20_body">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Text_20_body">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Text_20_body"><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Text_20_body">Вы можете звать его несколько раз, а он сделает вид, будто не слышит вас, хотя находиться с вами в одной комнате.</text:p>
      <text:p text:style-name="Text_20_body">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Text_20_body">— Не может же он просто так взять и обидеться?</text:p>
      <text:p text:style-name="Text_20_body">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Text_20_body">— Милый, ну скажи, что не так? Ну прости, если я тебя чем-то обидела!</text:p>
      <text:p text:style-name="Text_20_body">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Text_20_body"><text:soft-page-break/>В следующую такую ситуацию вам обязательно напомнят:</text:p>
      <text:p text:style-name="Text_20_body">— Опять ты за свое. В прошлый раз было тоже самое!</text:p>
      <text:p text:style-name="Text_20_body">И вы снова не понимаете. И снова просите прощение, и обещаете, что такого больше не повторится! А вам говорят:</text:p>
      <text:p text:style-name="Text_20_body">— Ты в прошлый раз тоже говорил, что не повторится!</text:p>
      <text:p text:style-name="Text_20_body">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Text_20_body">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Text_20_body"><text:span text:style-name="T9">Противостояние</text:span>:</text:p>
      <text:p text:style-name="Text_20_body">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Text_20_body">— Что, опять? Ну ок...</text:p>
      <text:p text:style-name="Text_20_body"><text:soft-page-break/>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Text_20_body">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Text_20_body">Я хладнокровно резко прямо начала его ставить на место, не принимая его поведение. Он пытался молчать, но я не унималась.</text:p>
      <text:p text:style-name="Text_20_body">— Ну? Что опять? Ну, говори! Чем ты не доволен!? Давай — я недоволен тем, что... Продолжай предложение!</text:p>
      <text:p text:style-name="Text_20_body">Он даже сам дал ему название: «учитель—школьник». Невольно, конечно.</text:p>
      <text:p text:style-name="Text_20_body">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Text_20_body">Знаете, чем отличалась последняя ссора от всех остальных? Я поймала его за руку. Я осознала, что он мне соврал и — начала разочаровываться!</text:p>
      <text:p text:style-name="Text_20_body">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Text_20_body">Так что вот мой совет, как заставить человека прекратить вас игнорировать: осознайте, что вашей вины нет.</text:p>
      <text:p text:style-name="Text_20_body"><text:soft-page-break/>Четко дайте понять, что не принимаете его обиду:</text:p>
      <text:p text:style-name="Text_20_body">— Я ничего такого не сделала и не сказала, чтобы ты обиделся! Объясни свое поведение!</text:p>
      <text:p text:style-name="Text_20_body">Идите до конца, как бы сложно это не было, главное, делайте это спокойно, не повышайте тона, чтоб вас нельзя было упрекнуть в истерике:</text:p>
      <text:p text:style-name="Text_20_body">— Я жду ответа и не уйду, пока не получу его! Если ты утверждаешь что я неправа/виновата, то будь добр, объясни мне, в чем?</text:p>
      <text:p text:style-name="Text_20_body">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21" text:outline-level="2"><text:bookmark-start text:name="Eghoizm__Ravnodushiie_"/>Эгоизм. Равнодушие.<text:bookmark-end text:name="Eghoizm__Ravnodushiie_"/></text:h>
      <text:p text:style-name="Text_20_body">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Text_20_body"><text:span text:style-name="T9">Противостояние</text:span>:</text:p>
      <text:p text:style-name="Text_20_body">Не терпите такого поведения. Он ваш партнер, а значит должен быть с вами и в горе и в радости. Говорите об этом, требуйте:</text:p>
      <text:p text:style-name="Text_20_body">— Мне нужна твоя помощь/совет/поддержка!</text:p>
      <text:p text:style-name="Text_20_body">—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Text_20_body">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Text_20_body">— Ты что, обиделся? На что? На то, что не можешь оказать мне помощь?</text:p>
      <text:p text:style-name="Text_20_body"><text:soft-page-break/>Если вы заметили в своих отношениях наличие такого поведения — БЕГИТЕ, КАК МОЖНО БЫСТРЕЕ И КАК МОЖНО ДАЛЬШЕ! ЛУЧШЕ НЕ БУДЕТ!!!</text:p>
      <text:h text:style-name="P21" text:outline-level="2"><text:bookmark-start text:name="Ighra_na_vashikh_emotsiiakh_ili_psikholo"/>Игра на ваших эмоциях или психологические триггеры.<text:bookmark-end text:name="Ighra_na_vashikh_emotsiiakh_ili_psikholo"/></text:h>
      <text:p text:style-name="Text_20_body">Как я уже говорила, человеческая психика —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Text_20_body">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Text_20_body">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Text_20_body"><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Text_20_body">— Да, я помню, что ты уже однажды потеряла контроль над ситуацией... Так что не нужно мне рассказывать, что сейчас ты ни при чем...</text:p>
      <text:p text:style-name="Text_20_body">— Теперь я понимаю, почему Петя решил с тобой расстаться.</text:p>
      <text:p text:style-name="Text_20_body">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Text_20_body">Или если вы, например, отравились рыбой, лежите и болеете, а вам предлагают отведать селедочки под шубой.</text:p>
      <text:p text:style-name="Text_20_body">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Text_20_body">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Text_20_body"><text:soft-page-break/>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Text_20_body">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Text_20_body">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Text_20_body">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Text_20_body"><text:span text:style-name="T9">Противостояние</text:span>:</text:p>
      <text:p text:style-name="Text_20_body"><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Text_20_body">—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Text_20_body">Если вы заметили в своих отношениях наличие этого метода — БЕГИТЕ, КАК МОЖНО БЫСТРЕЕ И КАК МОЖНО ДАЛЬШЕ! ЛУЧШЕ НЕ БУДЕТ!!!</text:p>
      <text:h text:style-name="P21" text:outline-level="2"><text:bookmark-start text:name="Viktimblieimingh_"/>Виктимблейминг.<text:bookmark-end text:name="Viktimblieimingh_"/></text:h>
      <text:p text:style-name="Text_20_body">Виктимблейминг (<text:span text:style-name="T5">от англ</text:span>. <text:span text:style-name="T5">victim</text:span> — жертва, <text:span text:style-name="T5">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Text_20_body">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Text_20_body">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Text_20_body">Примерами такой манипуляции являются:</text:p>
      <text:p text:style-name="Text_20_body">— Ее бы не изнасиловали, если бы она не надела такое короткое платье.</text:p>
      <text:p text:style-name="Text_20_body">— Тебя не повысили, потому что ты мало старалась, тебе нужно было усерднее работать.</text:p>
      <text:p text:style-name="Text_20_body">— Твой кошелек украли из-за твоей невнимательности...</text:p>
      <text:p text:style-name="Text_20_body">Все эти примеры, и подобные, подводятся итоговым приговором:</text:p>
      <text:p text:style-name="Text_20_body">— Сама виновата!</text:p>
      <text:p text:style-name="Text_20_body"><text:soft-page-break/>Без вины виноватая (С). Жертва становится эдаким «козлом отпущения», и вместо поддержки, выслушивает упреки с нотками злорадства и сарказма.</text:p>
      <text:p text:style-name="Text_20_body">— А чего ты хотела?!</text:p>
      <text:p text:style-name="Text_20_body">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Text_20_body">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5">вынудило</text:span> его ее побить. В таком случае, жертву засыпают обвинениями в провокации физического насилия над ней.</text:p>
      <text:p text:style-name="Text_20_body">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Text_20_body">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Text_20_body"><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Text_20_body">— Прости меня, я сорвался из-за того, что ты сказала/сделала.</text:p>
      <text:p text:style-name="Text_20_body">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Text_20_body">Жертва прощает насильника, так как ей внушили, что она виновата в том, что произошло.</text:p>
      <text:p text:style-name="Text_20_body">Но что происходит с жертвами в момент рукоприкладства?</text:p>
      <text:p text:style-name="Text_20_body">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Text_20_body">Она не понимала — что именно, что не могла поверить, что ее бьют просто так.</text:p>
      <text:p text:style-name="Text_20_body">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text:soft-page-break/>жения нередко становятся результатом оказанного на нее психологического давления.</text:p>
      <text:p text:style-name="Text_20_body">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Text_20_body">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Text_20_body">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Text_20_body">Если же вам не пришлось вспоминать и вы узнали себя во всех этих примерах — вы стали жертвой виктимблейминга.</text:p>
      <text:p text:style-name="Text_20_body"><text:span text:style-name="T9">Противостояние</text:span>:</text:p>
      <text:p text:style-name="Text_20_body">Первое правило — вы ни в чем не виноваты!</text:p>
      <text:p text:style-name="Text_20_body">Ничто не дает человеку право причинять физический или психологический вред другому. Нет таких причин!</text:p>
      <text:p text:style-name="Text_20_body">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Text_20_body">Об этом нужно говорить. Говорить громко и уверенно. Вслух!</text:p>
      <text:p text:style-name="Text_20_body">— Меня побили!</text:p>
      <text:p text:style-name="Text_20_body">— Меня изнасиловали!</text:p>
      <text:p text:style-name="Text_20_body">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Text_20_body">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Text_20_body">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Text_20_body">Ищите помощь в инстанциях, постарайтесь найти человека, который сможет пойти с вами и оказать вам поддержку.</text:p>
      <text:p text:style-name="Text_20_body">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p text:style-name="Text_20_body">— То есть, если ты пересолила суп, то позволишь своему мужу наказать тебя? Побить?</text:p>
      <text:p text:style-name="Text_20_body">— Я бы, например, сказала человеку, что у него карман не застегнут. Ведь я нормальный честный человек! А ты бы как поступил?</text:p>
      <text:p text:style-name="Text_20_body">— Ты хочешь сказать, что, если увидишь на улице девушку в короткой юбке, это даст тебе полное право изнасиловать е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21" text:outline-level="2"><text:bookmark-start text:name="Vam_riedko_ustupaiut_ili_nie_ustupaiut_v"/>Вам редко уступают или не уступают вообще.<text:bookmark-end text:name="Vam_riedko_ustupaiut_ili_nie_ustupaiut_v"/></text:h>
      <text:p text:style-name="Text_20_body">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Text_20_body">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Text_20_body">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Text_20_body">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Text_20_body"><text:span text:style-name="T9">Противостояние</text:span>:</text:p>
      <text:p text:style-name="Text_20_body">Как-то однажды в студенческие годы я работала в торговом центре. Там, в одном обувном магазине мне <text:soft-page-break/>очень пригляделись одни сапожки. Но, для меня, как для студентки, они были очень дорогими.</text:p>
      <text:p text:style-name="Text_20_body">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Text_20_body">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Text_20_body">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Text_20_body">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Text_20_body">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Text_20_body"><text:soft-page-break/>Вы готовы пойти на уступки, но ему придется тоже вам что-то дать. Только так он сможет получить то, что желает.</text:p>
      <text:p text:style-name="Text_20_body">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Text_20_body">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Text_20_body">Требуйте, раз уж это спор, объяснений его сырой аргументации:</text:p>
      <text:p text:style-name="Text_20_body">—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Text_20_body">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Text_20_body">Не соглашайтесь с ним без его объяснений. Это вполне справедливо и обосновано.</text:p>
      <text:p text:style-name="Text_20_body">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p text:style-name="Text_20_body">—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Text_20_body">Но вы должны быть готовы к тому, что он будет отчаянно стараться надавить на вас. Это будет больно.</text:p>
      <text:p text:style-name="Text_20_body">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Text_20_body">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Text_20_body">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Text_20_body">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Text_20_body">Один человек, которого я очень уважаю, как-то сказал мне:</text:p>
      <text:p text:style-name="Text_20_body">— В семье должно быть соперничество!</text:p>
      <text:p text:style-name="Text_20_body">Конечно, я возмутилась и уже была готова начать жуткий спор, но он тут же продолжил:</text:p>
      <text:p text:style-name="Text_20_body">— Кто кого счастливее сделает!</text:p>
      <text:p text:style-name="Text_20_body">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Text_20_body">Пара — речь идет об обоих!</text:p>
      <text:p text:style-name="Text_20_body">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21"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Text_20_body">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Text_20_body">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Text_20_body">У такого поведения абьюзера есть два побочных эффекта на психику жертвы.</text:p>
      <text:p text:style-name="Text_20_body">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Text_20_body">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Text_20_body">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Text_20_body">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Text_20_body">Но посмотрите внимательнее на такое поведение. Это не просто безответственность или неуважение. Это самая настоящая ложь.</text:p>
      <text:p text:style-name="Text_20_body">Ложь и патологическая ложь между собой имеют одно важное различие.</text:p>
      <text:p text:style-name="Text_20_body">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Text_20_body">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Text_20_body"><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Text_20_body">Это происходит из-за того, что он очень хочет, чтобы она стала действительностью. И она становится таковой для него.</text:p>
      <text:p text:style-name="Text_20_body">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Text_20_body">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Text_20_body">Или, например, вы в чем-то ошиблись, и очень бы хотели вернуть время вспять, чтобы все исправить...</text:p>
      <text:p text:style-name="Text_20_body">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Text_20_body">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Text_20_body">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Text_20_body">Так и было — он не понимал. В своей голове уже давно «переписал» данные мне обещания.</text:p>
      <text:p text:style-name="Text_20_body">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Text_20_body"><text:span text:style-name="T9">Противостояние</text:span>:</text:p>
      <text:p text:style-name="Text_20_body">Манипулятор, будучи бессердечной личностью, подсознательно или осознанно отодвигает дела, которые для него несущественны.</text:p>
      <text:p text:style-name="Text_20_body">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Text_20_body">Не пытайтесь шантажировать его! Любое ваше «Ты у меня еще поплачешь» обернется против вас.</text:p>
      <text:p text:style-name="Text_20_body">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Text_20_body">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8">1) </text:span></text:span>Пристыдить.</text:p>
      <text:p text:style-name="Text_20_body">— Ты можешь и не обещать, если не хочешь выглядеть обманщиком.</text:p>
      <text:p text:style-name="Text_20_body">При этом сказать так, чтобы он понял, как вы относитесь к обманщикам. На эту тактику вы можете получить неожиданный ответ:</text:p>
      <text:p text:style-name="Text_20_body">— Если тебя не устраивает — давай расстанемся.</text:p>
      <text:p text:style-name="Text_20_body">И это будет вам на руку. Соглашайтесь! Это его решение, абьюзер его принял. Но чего он этим добьется?</text:p>
      <text:p text:style-name="Text_20_body">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Text_20_body">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Text_20_body">— Я пока поживу у друзей/родителей, а вещи соберу на выходных, договорились?</text:p>
      <text:p text:style-name="Text_20_body"><text:span text:style-name="_31__20_Text"><text:span text:style-name="_31__20_Text"><text:span text:style-name="T8">2)</text:span></text:span></text:span><text:span text:style-name="_31__20_Text"> </text:span>Отзеркаливание.</text:p>
      <text:p text:style-name="Text_20_body">Пообещайте ему что-то, что ему может очень понравиться, например:</text:p>
      <text:p text:style-name="Text_20_body">— Сегодня дома тебя ждет большой сюрприз!</text:p>
      <text:p text:style-name="Text_20_body"><text:soft-page-break/>Но никакого сюрприза не готовьте, а если вам начнут предъявлять претензии или демонстрировать обиду, просто ответьте:</text:p>
      <text:p text:style-name="Text_20_body">— Я собиралась, честно, но возникли дела по важнее, поэтому сюрприз переноситься на завтра.</text:p>
      <text:p text:style-name="Text_20_body">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Text_20_body">—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Text_20_body">И чмокните его в щечку, мол это же ничего!..</text:p>
      <text:p text:style-name="Text_20_body">Таким образом вы поставите его на свое место и он, возможно, поймет, как это неприятно, и начнет выполнять свои обязательства.</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21" text:outline-level="2"><text:bookmark-start text:name="Trianghuliatsiia_"/>Триангуляция.<text:bookmark-end text:name="Trianghuliatsiia_"/></text:h>
      <text:p text:style-name="Text_20_body">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Text_20_body">— Даже Маша/Петя говорит, что ты не права.</text:p>
      <text:p text:style-name="Text_20_body">Или что-то подобное. Манипулятор даже может не посчитать нужным сказать, кто именно отозвался так о вас:</text:p>
      <text:p text:style-name="Text_20_body">— Да какая разница — кто? Главное, что я не один так считаю...</text:p>
      <text:p text:style-name="Text_20_body">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Text_20_body">Если же он называет вам автора:</text:p>
      <text:p text:style-name="Text_20_body">— Маша/Петя вообще не понимает, почему я с тобой до сих пор встречаюсь...</text:p>
      <text:p text:style-name="Text_20_body">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Text_20_body">Так он может устранять людей, которые могут оказать вам поддержку.</text:p>
      <text:p text:style-name="Text_20_body"><text:soft-page-break/>Триангуляция заставляет вас чувствовать ревность и неуверенность, при этом вы не можете объяснить себе причину таким ощущениям.</text:p>
      <text:p text:style-name="Text_20_body">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Text_20_body">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Text_20_body">Также отношу сюда мнение общества, стереотипы (мужчины полигамны, ты же знаешь!) и предрассудки.</text:p>
      <text:p text:style-name="Text_20_body"><text:span text:style-name="T9">Противостояние</text:span>:</text:p>
      <text:p text:style-name="Text_20_body">Первое и, пожалуй, самое важное, что стоит сделать, это научиться себя уважать.</text:p>
      <text:p text:style-name="Text_20_body">Второе, что необходимо сделать, это узнать лично у этого третьего человека, действительно ли он говорил такое и, если да, то почему так сказал.</text:p>
      <text:p text:style-name="Text_20_body">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Text_20_body">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Text_20_body">— А свое мнение у тебя есть?</text:p>
      <text:p text:style-name="Text_20_body">Если он скажет, что согласен с мнением Маши/Пети, смело уточняйте у него смысл этого, уже его, мнения:</text:p>
      <text:p text:style-name="Text_20_body">— То есть, ты хочешь сказать, что не понимаешь, почему мы с тобой встречаемся?</text:p>
      <text:p text:style-name="Text_20_body">Так же можно вывести его на чистую воду — узнать, по какой причине он рассказывает о ваших отношениях другим людям:</text:p>
      <text:p text:style-name="Text_20_body">— Ты что, жаловался Маше/Пете на меня?</text:p>
      <text:p text:style-name="Text_20_body">Ну или пристыдить в распускании слухов о вашей паре:</text:p>
      <text:p text:style-name="Text_20_body">— Можно не быть сплетником и лицемером, милый, и обсудить эти вопросы со мной, а не с посторонними людьми.</text:p>
      <text:p text:style-name="Text_20_body">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Text_20_body">Так вы попытаетесь узнать, что у него в голове, и, возможно, даже узнает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21" text:outline-level="2"><text:bookmark-start text:name="Dabl_baind_"/>Дабл байнд.<text:bookmark-end text:name="Dabl_baind_"/></text:h>
      <text:p text:style-name="Text_20_body">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Text_20_body">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Text_20_body">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Text_20_body">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Text_20_body">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Text_20_body"><text:soft-page-break/>Как же отличить здоровое (нормальное) общение от деструктивного?</text:p>
      <text:p text:style-name="Text_20_body">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Text_20_body">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Text_20_body">Дабл байнд — это единственный и самый верный ответ на вопрос «Почему терпела и не ушла!?»</text:p>
      <text:p text:style-name="Text_20_body">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Text_20_body">Противоречия в посыле абьюзера могут быть вербальными, например:</text:p>
      <text:p text:style-name="Text_20_body">— Закрой свой рот и ответь мне!</text:p>
      <text:p text:style-name="Text_20_body">Или же невербальными, когда то, <text:span text:style-name="T5">что</text:span> манипулятор говорит, и то, <text:span text:style-name="T5">как</text:span> он это произносит воспринимается на различных коммуникативных уровнях.</text:p>
      <text:p text:style-name="Text_20_body">Приведу пример из уже описанного мною разговора, который я записала на диктофон. Мой парень говорит мне:</text:p>
      <text:p text:style-name="Text_20_body">— Главное, что хорошо тебе! Вот это самое главное!</text:p>
      <text:p text:style-name="Text_20_body"><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Text_20_body">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Text_20_body">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Text_20_body">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Text_20_body">— Ты все придумываешь. Я такого не говорил...</text:p>
      <text:p text:style-name="Text_20_body">Потом висхолдинг:</text:p>
      <text:p text:style-name="Text_20_body">— И это, по твоему, проблема? Ты действительно считаешь, что из-за этого стоит ссориться?</text:p>
      <text:p text:style-name="Text_20_body">Потом он шлифует это все триггером:</text:p>
      <text:p text:style-name="Text_20_body">— Вчера ты тоже говорила, что не хочешь ругаться, но, тем не менее мы поругались...</text:p>
      <text:p text:style-name="Text_20_body">Конечно, без триангуляции никуда:</text:p>
      <text:p text:style-name="Text_20_body">— Да все говорят, что ты просто неуравновешенная...</text:p>
      <text:p text:style-name="Text_20_body">И в заключение, виктимблейминг:</text:p>
      <text:p text:style-name="Text_20_body"><text:soft-page-break/>— Хватит ныть! Сидела бы молча — ничего бы этого не было!..</text:p>
      <text:p text:style-name="P13">* * *</text:p>
      <text:p text:style-name="Text_20_body">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Text_20_body">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Text_20_body">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Text_20_body">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Subtitle"><text:soft-page-break/>* * *</text:p>
      <text:p text:style-name="Text_20_body">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Шизофрения (<text:span text:style-name="T5">от </text:span><text:span text:style-name="_30__20_Text">греч. schizo – расщеплять, phren – ум, рассудок</text:span>)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p>
      <text:p text:style-name="Text_20_body">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Text_20_body">Если вы можете сказать, что ваш партнер ведет себя демонстративно по-разному наедине с вами и в присутствии посторонних — это «дабл байнд».</text:p>
      <text:p text:style-name="Text_20_body">— Мне так нравится ее смех!/ Сколько можно ржать?!</text:p>
      <text:p text:style-name="Text_20_body">Если ваш партнер часто меняет собственную систему ценности, чем и оказывает влияние на ваши отношения — это «дабл байнд».</text:p>
      <text:p text:style-name="Text_20_body">— Слушай, а это хорошая идея!/Ты серьезно? Тупее ничего не придумала?</text:p>
      <text:p text:style-name="Text_20_body">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Text_20_body">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Text_20_body">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Text_20_body">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Text_20_body">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Text_20_body">— Если ты пригласишь всех друзей, то это вызовет дискомфорт.</text:p>
      <text:p text:style-name="Text_20_body">Нельзя не согласиться, что подтекстом данного заявления является запрет.</text:p>
      <text:p text:style-name="Text_20_body">— Я не хочу, чтобы ты приглашала всех друзей, так как это повлечет за собой дискомфорт...</text:p>
      <text:p text:style-name="Text_20_body"><text:soft-page-break/>Этот подтекст является скрытой (или пассивной) агрессией, и ее очень сложно отследить, ведь жертва изначально видит только такие намерения:</text:p>
      <text:p text:style-name="Text_20_body">— Я хочу, чтобы всем было комфортно.</text:p>
      <text:p text:style-name="Text_20_body">Я тогда и подумать не могла, что на самом деле, как оказалось, должно быть комфортно только ему и его друзьям на моем празднике.</text:p>
      <text:p text:style-name="Text_20_body">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Text_20_body">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Text_20_body">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Text_20_body">— Я тебя люблю ни смотря ни на что! (Ты очень плохая. У тебя множество недостатков. По сути тебя не за что любить, но — я тебя все равно люблю!)</text:p>
      <text:p text:style-name="Text_20_body">— Мы сделаем это когда ты захочешь — завтра!</text:p>
      <text:p text:style-name="Text_20_body">— Ты можешь рассказать мне. Я пойму! / Как ты могла такое сделать?! Ты в своем уме?</text:p>
      <text:p text:style-name="Text_20_body"><text:soft-page-break/>— Тебе не нужна косметика, ты у меня и так красивая! / Ух какая девушка, не то, что моя — замухрышка!</text:p>
      <text:p text:style-name="Text_20_body">— Ты у меня самая лучшая! Я тебя недостоин! (Ты слишком умная/красивая/талантливая... Тебе надо быть хуже, чтобы я был достойным тебя!)</text:p>
      <text:p text:style-name="Text_20_body">— Не работает — нахлебница, сидит на моей шее. / Работает — а обо мне кто будет заботиться?! Эгоистка!</text:p>
      <text:p text:style-name="Text_20_body">— Все женщины корыстные сучки! Им только деньги и нужны! / Как это ты сама за себя заплатишь? Ты хочешь меня унизить?</text:p>
      <text:p text:style-name="Text_20_body">— Занимаешься спортом — хочешь, чтоб парни на твою накачанную попку смотрели? / Не занимаешься — лентяйка и жопа у тебя жирная!</text:p>
      <text:p text:style-name="Text_20_body">— Ей только обнимашки и нужны! / Она вообще не обращает на меня внимание!</text:p>
      <text:p text:style-name="Text_20_body">— Мне нравятся умные девушки! / Она что думает, что она самая умная?!</text:p>
      <text:p text:style-name="Text_20_body">— Мне так нравится твой смех! / Когда ты уже успокоишься? Веди себя нормально!</text:p>
      <text:p text:style-name="Text_20_body">— Мне для тебя ничего не жалко! / Джинсы тебе новые? А чем тебе старые не нравятся?</text:p>
      <text:p text:style-name="P8"><text:span text:style-name="T9">Противостояние</text:span>:</text:p>
      <text:p text:style-name="Text_20_body">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Text_20_body"><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Text_20_body">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21" text:outline-level="2"><text:bookmark-start text:name="Podkrieplieniie__Stimuliatsiia_na_dieist"/>Подкрепление. Стимуляция на действия.<text:bookmark-end text:name="Podkrieplieniie__Stimuliatsiia_na_dieist"/></text:h>
      <text:p text:style-name="Text_20_body">Подкрепление — это событие, которое служит для увеличения вероятности реакции. Это, своего рода, стимулятор.</text:p>
      <text:p text:style-name="Text_20_body">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Text_20_body">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Text_20_body">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20" text:outline-level="3"><text:bookmark-start text:name="Polozhitiel_noie_podkrieplieniie_"/>Положительное подкрепление. <text:bookmark-end text:name="Polozhitiel_noie_podkrieplieniie_"/></text:h>
      <text:p text:style-name="Text_20_body">Положительное подкрепление (<text:span text:style-name="T5">зеленая кнопка</text:span>) — это позитивное событие, которое стимулирует на действия путем вызова нужной реакции. Речь пойдет о мотивации плюшками.</text:p>
      <text:p text:style-name="P7">«Если мне нравится то, что ты делаешь, тебя ждет награда.»</text:p>
      <text:p text:style-name="Text_20_body">У положительного подкрепления есть несколько, так сказать, направлений.</text:p>
      <text:p text:style-name="Text_20_body">1. Стимуляция жертвы на действия путем поощрения за выполнение обязанностей манипулятора.</text:p>
      <text:p text:style-name="Text_20_body">— Ты у меня такая сильная! Такие тяжелые пакеты из магазина притащила! Люблю сильных женщин. Иди сюда, я тебя поцелую!</text:p>
      <text:p text:style-name="Text_20_body">В этом случае он благодарит за то, что должен был сделать сам, но вам ведь приятно, вас похвалили и вашу усталость, как рукой сняло!</text:p>
      <text:p text:style-name="Text_20_body">2. Стимуляция жертвы на действия путем благодарности за то, что жертва выполнила свои обязанности.</text:p>
      <text:p text:style-name="Text_20_body">— Вот тебе цветы за то, что ты вчера приготовила такой вкусный ужин!</text:p>
      <text:p text:style-name="Text_20_body">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Text_20_body"><text:soft-page-break/>Он не сделал это просто так, потому что вы хорошая и заботливая, или потому что он вас любит. Он великодушно отплатил вам за ваши труды.</text:p>
      <text:p text:style-name="Text_20_body">3. Стимуляция жертвы на действия путем требований ответной реакции на его действия.</text:p>
      <text:p text:style-name="Text_20_body">— Я вчера с тобой поделился, теперь ты делись.</text:p>
      <text:p text:style-name="Text_20_body">— В прошлый раз я уступил, теперь ты уступи.</text:p>
      <text:p text:style-name="Text_20_body">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Text_20_body">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Text_20_body">— Летом едем на море, а зимой — в горы, договорились?</text:p>
      <text:p text:style-name="Text_20_body">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Text_20_body">4. Стимуляция жертвы путем похвалы на самостоятельное выполнение общих обязанностей.</text:p>
      <text:p text:style-name="Text_20_body"><text:soft-page-break/>— Милая, но ты же знаешь, что я не уберу в квартире, как ты! Ты с этим справишься гораздо быстрее, чем я! Ты у меня такая молодец!</text:p>
      <text:p text:style-name="Text_20_body">— У тебя так здорово получается все планировать, так что я решил дать тебе возможность полностью спланировать эту поездку!</text:p>
      <text:p text:style-name="Text_20_body">— Никто не сделает это лучше тебя! Не буду мешать!..</text:p>
      <text:p text:style-name="Text_20_body">5. Сглаживание последствий деструктивного (отрицательного) поведения абьюзера.</text:p>
      <text:p text:style-name="Text_20_body">— Милая, не обижайся! Я ведь так тебя люблю!</text:p>
      <text:p text:style-name="Text_20_body">— Я вчера погорячился... Вот тебе цветы!</text:p>
      <text:p text:style-name="Text_20_body">— Я без тебя не смогу! Ты мне очень нужна! Не бросай меня! Я не знаю, что буду без тебя (такой хорошей) делать!</text:p>
      <text:p text:style-name="Text_20_body">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Text_20_body">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Text_20_body">То есть, постоянно нажимают на вашу зеленую кнопку!</text:p>
      <text:p text:style-name="P13"><text:soft-page-break/>* * *</text:p>
      <text:p text:style-name="Text_20_body">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Text_20_body">Такие поощрения не есть плюшки.</text:p>
      <text:p text:style-name="Text_20_body">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Text_20_body">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Text_20_body">Чем же отличается положительное подкрепление от проявления внимания и любви к вам?</text:p>
      <text:p text:style-name="Text_20_body">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Text_20_body">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Text_20_body">Положительное подкрепление возникает как раз в тот момент, когда от вас ожидают каких-то действий — сделать что-то (самостоятельно решить какой-то вопрос) <text:soft-page-break/>или не делать чего-то (не злиться). Задача положительного подкрепления — повысить вероятность этих ваших действий в будущем.</text:p>
      <text:p text:style-name="Text_20_body">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Text_20_body">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Text_20_body"><text:span text:style-name="T9">Противостояние</text:span>:</text:p>
      <text:p text:style-name="Text_20_body">Помните, действия абьюзера рассчитаны на обеспечение собственного комфорта.</text:p>
      <text:p text:style-name="Text_20_body">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Text_20_body">Если он выполнит вашу просьбу — похвалите его. Это будет вашим положительным подкреплением.</text:p>
      <text:p text:style-name="Text_20_body"><text:soft-page-break/>— Спасибо! Я очень рада! Ты приготовил действительно вкусный ужин!</text:p>
      <text:p text:style-name="Text_20_body">— Спасибо! Это действительно важно для меня! Ты мне очень помог!</text:p>
      <text:p text:style-name="Text_20_body">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Text_20_body">К сожалению, такой круговорот может так и не придти в движение. Поэтому, если вы заметили в своих отношениях признаки наличия этого метода — БЕГИТЕ, КАК МОЖНО БЫСТРЕЕ И КАК МОЖНО ДАЛЬШЕ! ЛУЧШЕ НЕ БУДЕТ!!!</text:p>
      <text:h text:style-name="P20" text:outline-level="3"><text:bookmark-start text:name="Nieustoichivoie_ili_chastichnoie_podkrie"/>Неустойчивое или частичное подкрепление.<text:bookmark-end text:name="Nieustoichivoie_ili_chastichnoie_podkrie"/></text:h>
      <text:p text:style-name="Text_20_body">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7">«Я сомневаюсь в том, что ты сделаешь так, как я хочу.»</text:p>
      <text:p text:style-name="Text_20_body">Он оценивает ваши действия, значительно занижая свои оценки вам, поощряя вас стараться лучше, упорствовать, угождать.</text:p>
      <text:p text:style-name="Text_20_body">— Ты приготовила замечательный ужин! Вот если бы ты еще и десерт приготовила — цены бы тебе не было!</text:p>
      <text:p text:style-name="Text_20_body">— Сегодня ты приготовила замечательный ужин! Но вчера ужин был вкуснее.</text:p>
      <text:p text:style-name="Text_20_body">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Text_20_body">Вместо того, чтобы потребовать отдачи, вы чувствуете свою вину в том, что у вас что-то получилось не так хорошо, как могло бы.</text:p>
      <text:p text:style-name="Text_20_body">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Text_20_body"><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Text_20_body">— Ты прямо статусами из соц сети заговорила!</text:p>
      <text:p text:style-name="Text_20_body">— Вау, а что это за платье у тебя такое! Может оденешь что-то другое?</text:p>
      <text:p text:style-name="Text_20_body">— Тебе бы постричься не помешало... Только вчера была у парикмахера?.. Понятно...</text:p>
      <text:p text:style-name="Text_20_body">Или, например, с вами разговаривают, употребляя сложные термины, заводя тему, в которой вы не разбираетесь. Вы чувствуете себя неловко и глупо...</text:p>
      <text:p text:style-name="Text_20_body">— Это из-за того, что по теореме эквивалентности при элементарных преобразованиях... Ну ты же понимаешь, о чем я, да?</text:p>
      <text:p text:style-name="Text_20_body">Также во многом это проявляется в быту:</text:p>
      <text:p text:style-name="Text_20_body">— Ты вчера борщ пересолила, поэтому сегодня готовишь тоже ты.</text:p>
      <text:p text:style-name="Text_20_body">— Я мыл лапы Рексу, поэтому гулять с ним идешь опять ты.</text:p>
      <text:p text:style-name="Text_20_body">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Text_20_body">На самом деле это безинициативщина, ненаходчивость, лень и, как правило — инфантильность, которая <text:soft-page-break/>покрывается вуалью из замечаний и упреков (куда же без них-то?!)</text:p>
      <text:p text:style-name="Text_20_body">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Text_20_body">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Text_20_body">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Text_20_body"><text:span text:style-name="T9">Противостояние</text:span>:</text:p>
      <text:p text:style-name="Text_20_body">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Text_20_body">— Да, эта то самое платье, в котором я была на нашем свидании неделю назад. Ты еще сказал, что я хорошо выгляжу.</text:p>
      <text:p text:style-name="Text_20_body"><text:soft-page-break/>— Ты думаешь, что если скажешь мне пару незнакомых мне слов, я тебя любить больше буду?</text:p>
      <text:p text:style-name="Text_20_body">— Если ты хочешь рыбу на ужин, то ты мог бы сам ее приготовить.</text:p>
      <text:p text:style-name="Text_20_body">— Не нравится — делай сам.</text:p>
      <text:p text:style-name="Text_20_body">— Это все потому, что ты не помог мне. Легко говорить, когда ты даже не учавствовал.</text:p>
      <text:p text:style-name="Text_20_body">Вполне справедливо.</text:p>
      <text:p text:style-name="Text_20_body">Не берите на себя слишком много! Если это вам нужно — то вперед. Только потом не плачьте, что вас наказали или недооценили.</text:p>
      <text:p text:style-name="Text_20_body">— Тебе надо, ты и делай! - услышите вы на все предложения.</text:p>
      <text:p text:style-name="Text_20_body">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Text_20_body">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Text_20_body">Что касается бытовых вопросов, то тут сложнее, ведь вам придется прекратить проявлять инициативу (она наказуема).</text:p>
      <text:p text:style-name="Text_20_body"><text:soft-page-break/>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Text_20_body">Поэтому, если вы заметили в своих отношениях признаки наличия этого метода — БЕГИТЕ, КАК МОЖНО БЫСТРЕЕ И КАК МОЖНО ДАЛЬШЕ! ЛУЧШЕ НЕ БУДЕТ!!!</text:p>
      <text:h text:style-name="P20" text:outline-level="3"><text:bookmark-start text:name="Otritsatiel_noie_podkrieplieniie_"/>Отрицательное подкрепление.<text:bookmark-end text:name="Otritsatiel_noie_podkrieplieniie_"/></text:h>
      <text:p text:style-name="Text_20_body">Отрицательное подкрепление (<text:span text:style-name="T5">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7">«Если ты сделаешь не так, как я хочу, то тебя ждет наказание.»</text:p>
      <text:p text:style-name="Text_20_body">Используя отрицательное подкрепление, абьюзер создает угрозу и стимулирует вас на все, что поможет вам избежать этой угрозы.</text:p>
      <text:p text:style-name="Text_20_body">— Если ты сейчас пойдешь гулять, то я с тобой не буду разговаривать.</text:p>
      <text:p text:style-name="Text_20_body">— Если ты купишь это платье, то мы не поедем в отпуск.</text:p>
      <text:p text:style-name="Text_20_body">— Если ты еще раз так сделаешь — пеняй на себя!</text:p>
      <text:p text:style-name="Text_20_body">— Если ты выйдешь из квартиры — можешь не возвращаться!</text:p>
      <text:p text:style-name="Text_20_body">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Text_20_body">Крики, гнев, приказы, рукоприкладство, ограничение вас денежными средствами, равнодушие, бойкот или истерики со слезами — это далеко не все действия в ка<text:soft-page-break/>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Text_20_body"><text:span text:style-name="T9">Противостояние</text:span>:</text:p>
      <text:p text:style-name="Text_20_body">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Text_20_body">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Text_20_body">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Text_20_body"><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8">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Text_20_body"><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Text_20_body">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Text_20_body">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Text_20_body">— Объясни мне, по какой причине ты запрещаешь мне это делать (пойти гулять)?</text:p>
      <text:p text:style-name="Text_20_body">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Text_20_body">Оставайтесь спокойной, не повышайте интонацию. Скажите ровно и может даже с улыбкой:</text:p>
      <text:p text:style-name="Text_20_body">— Но ты не можешь мне запретить!</text:p>
      <text:p text:style-name="Text_20_body"><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Text_20_body">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Text_20_body">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Text_20_body">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Text_20_body">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Text_20_body">— Поговорим, когда я вернусь.</text:p>
      <text:p text:style-name="Text_20_body"><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Text_20_body">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Text_20_body">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Text_20_body">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20" text:outline-level="3"><text:bookmark-start text:name="Travmiruiushchii_odnorazovyi_opyt_"/>Травмирующий одноразовый опыт.<text:bookmark-end text:name="Travmiruiushchii_odnorazovyi_opyt_"/></text:h>
      <text:p text:style-name="Text_20_body">Травмирующий одноразовый опыт (<text:span text:style-name="T5">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7">«Так будет каждый раз, когда ты сделаешь то, чего я не хочу.»</text:p>
      <text:p text:style-name="Text_20_body">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Text_20_body">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Text_20_body">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Text_20_body">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Text_20_body"><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Text_20_body">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Text_20_body"><text:span text:style-name="T9">Противостояние</text:span>:</text:p>
      <text:p text:style-name="Text_20_body">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Text_20_body">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21" text:outline-level="2"><text:bookmark-start text:name="Postoiannyie_zhaloby_"/>Постоянные жалобы.<text:bookmark-end text:name="Postoiannyie_zhaloby_"/></text:h>
      <text:p text:style-name="Text_20_body">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Text_20_body">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Text_20_body">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Text_20_body">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Text_20_body">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Text_20_body"><text:soft-page-break/>Пожалуй, я включу сюда еще один момент — жажда внимания. Почему именно в этот раздел? Потому, что это тоже своего рода жалоба:</text:p>
      <text:p text:style-name="Text_20_body">— Ты уделяешь мне недостаточно внимания!</text:p>
      <text:p text:style-name="Text_20_body">— Ты должна уделять мне больше внимания!</text:p>
      <text:p text:style-name="Text_20_body">Вы, в коем-то веке, собрались с подругами — он вам без конца звонит. Вы чем-то заняты, но он вас зовет, а если вы не подходите — обижается...</text:p>
      <text:p text:style-name="Text_20_body">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Text_20_body"><text:span text:style-name="T9">Противостояние</text:span>:</text:p>
      <text:p text:style-name="Text_20_body">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Text_20_body">Этими приемами, зачастую, пользуются сами манипуляторы, люди невосприимчивые к манипуляциям и делают это они — подсознательно.</text:p>
      <text:p text:style-name="Text_20_body">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Text_20_body">Другими словами, чтобы избавиться от психологического напряжения со стороны манипулятора, нужно <text:soft-page-break/>самому себя чуть-чуть держать в напряжении. Клин клином вышибает. Зато вы будете уверены, что ситуация под вашим контролем.</text:p>
      <text:p text:style-name="Text_20_body">Вам понадобится чуток равнодушия и подход с юмором:</text:p>
      <text:p text:style-name="Text_20_body">— Болит голова? Выпей таблетку. Вон там лежит...</text:p>
      <text:p text:style-name="Text_20_body">— Что? Опять злодей-Володя тебе палки в колеса ставит? Вот паразит! Ужинать будешь?</text:p>
      <text:p text:style-name="Text_20_body">— А? Что? Прости, я не слушала тебя сейчас — задумалась о своем... Повтори, пожалуйста... А нет, стой, я забыла, мне тут позвонить срочно надо!..</text:p>
      <text:p text:style-name="Text_20_body">— Милый, не могу подойти! Тебе надо — ты и подходи.</text:p>
      <text:p text:style-name="Text_20_body">В любом случае, это не супер-сложные дела, чтоб вы летели к нему по первому зову.</text:p>
      <text:p text:style-name="Text_20_body">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21" text:outline-level="2"><text:bookmark-start text:name="On_zatsiklien_na_siebie_i_na_sobstvienno"/>Он зациклен на себе и на собственном комфорте.<text:bookmark-end text:name="On_zatsiklien_na_siebie_i_na_sobstvienno"/></text:h>
      <text:p text:style-name="Text_20_body">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Text_20_body">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Text_20_body"><text:span text:style-name="T9">Противостояние</text:span>:</text:p>
      <text:p text:style-name="Text_20_body">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Text_20_body">В этом случае техника отзеркаливания хорошо работает. Если ваш партнер лежит, пока вы вкалываете — ляг<text:soft-page-break/>те рядом с ним. Если такой метод может нанести вред, например, вашей карьере, то вам стоит прямо сказать, что вас не устраивает такое отношение.</text:p>
      <text:p text:style-name="Text_20_body">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Text_20_body">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Text_20_body">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Text_20_body">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Text_20_body">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21" text:outline-level="2"><text:bookmark-start text:name="Nieriashlivost__"/>О<text:bookmark-end text:name="Nieriashlivost__"/>тношение к чистоте.</text:h>
      <text:p text:style-name="Text_20_body">Еще один из признаков абьюза — отношение к чистоте. Если речь идет о крайностях, то это, как вы понимаете, ненормально.</text:p>
      <text:h text:style-name="Heading_20_3" text:outline-level="3">Неряшливость.</text:h>
      <text:p text:style-name="Text_20_body">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Text_20_body">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Text_20_body">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Text_20_body"><text:span text:style-name="T9">Противостояние</text:span>:</text:p>
      <text:p text:style-name="Text_20_body"><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Text_20_body">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Text_20_body">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Text_20_body">Попробуйте осторожно намекать, например, если он закинул одежду в которой был на пикнике в шкаф к чистым вещам:</text:p>
      <text:p text:style-name="Text_20_body">— Фу, чем это так пахнет? Дорогой, это что, от тебя? Да ты у меня вонючка!</text:p>
      <text:p text:style-name="Text_20_body">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Heading_20_3" text:outline-level="3">Предельная аккуратность.</text:h>
      <text:p text:style-name="Text_20_body"><text:soft-page-break/>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Text_20_body">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Text_20_body">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Text_20_body">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8">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8">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8">Одна из моих знакомых могла получить по лицу за каплю на раковине. При том, что эта девушка довольно <text:soft-page-break/>чистоплотна и хозяйственна. Она вкусно готовит, наводит порядки и обеспечивает уют в доме.</text:p>
      <text:p text:style-name="P8">В отношениях с маниакальным чистюлей этого недостаточно.</text:p>
      <text:p text:style-name="P8">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8">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8">Также, чрезмерная приверженность к чистоте может свидетельствовать о наличии таких качеств, как:</text:p>
      <text:list xml:id="list2013573322489924735" text:style-name="L1">
        <text:list-item>
          <text:p text:style-name="P29"><text:span text:style-name="T11">закомплексованность и неуверенность в себе</text:span><text:span text:style-name="T1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29"><text:span text:style-name="T11">сексуальная неудовлетворенность</text:span><text:span text:style-name="T10">, как считал Фрейд,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30"><text:soft-page-break/><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30"><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30"><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8">Но что же делать вам, если именно от вас требуют идеальной чистоты в доме?</text:p>
      <text:p text:style-name="P12">Противостояние<text:span text:style-name="T10">:</text:span></text:p>
      <text:p text:style-name="P8">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Text_20_body"><text:span text:style-name="T10">Вы не слуга! </text:span>Это первое и главное, что нужно усвоить!</text:p>
      <text:p text:style-name="Text_20_body">Если ваш партнер хочет видеть идеальный порядок — пусть наводит его сам.</text:p>
      <text:p text:style-name="Text_20_body"><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Text_20_body">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Text_20_body">Надо — делай сам. Точка. Конец предложения.</text:p>
      <text:p text:style-name="Text_20_body">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21" text:outline-level="2"><text:bookmark-start text:name="Nieghliekt_"/>Неглект.<text:bookmark-end text:name="Nieghliekt_"/></text:h>
      <text:p text:style-name="Text_20_body">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Text_20_body">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Text_20_body">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567277728424468237" text:style-name="L2">
        <text:list-item>
          <text:p text:style-name="P31">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3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31">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31">— Я тебя и больной любить буду.</text:p>
        </text:list-item>
        <text:list-item>
          <text:p text:style-name="P31"><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31">Абьюзер считает, что у вас лишний вес и заставляет вас голодать.</text:p>
        </text:list-item>
        <text:list-item>
          <text:p text:style-name="P31">Абьюзер нарочно мешает вам спать.</text:p>
        </text:list-item>
      </text:list>
      <text:p text:style-name="Text_20_body">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Text_20_body">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Text_20_body"><text:span text:style-name="T9">Противостояние</text:span>:</text:p>
      <text:p text:style-name="Text_20_body">У вас должна быть сила воли отказаться от его плюшек. Требуйте от него заботу или ищите ее в другом месте.</text:p>
      <text:p text:style-name="Text_20_body">—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Text_20_body"><text:soft-page-break/>— Алло, доктор? Подскажите, мне можно в моем состоянии заниматься сексом/есть петрушку/пить спиртное? Нет. Хорошо, спасибо за информацию.</text:p>
      <text:p text:style-name="Text_20_body">— Ты же знаешь, что я на антибиотиках. Ты не хочешь, чтобы я поправилась?</text:p>
      <text:p text:style-name="Text_20_body">— Если ты считаешь, что мне не стоит употреблять эти лекарства, тогда предложи мне альтернативу. Или ты хочешь, чтоб мне было плохо?</text:p>
      <text:p text:style-name="Text_20_body">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Text_20_body">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Text_20_body">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Это не шутка, так как <text:span text:style-name="_31__20_Text">неглект может стать причиной смерти жертвы</text:span>. Если у вас, по каким-то причинам, нет возможности обратиться к близким или знакомым — звоните на горячие линии, обращайтесь в центры помо<text:soft-page-break/>щи, говорите, что вы подвергаетесь физическому насилию и вам нужна помощь!</text:p>
      <text:h text:style-name="P21" text:outline-level="2"><text:bookmark-start text:name="Popytka_vytorghovat____pravo_nalievo____"/>Попытка выторговать право на «лево». Принуждение к трио.<text:bookmark-end text:name="Popytka_vytorghovat____pravo_nalievo____"/></text:h>
      <text:p text:style-name="Text_20_body">Измены. Измены. Измены. Пожалуй этот раздел для меня самый тяжелый. Как лучше — описать прямо и вкратце, или расписать подробно? Как это сделать?</text:p>
      <text:p text:style-name="Text_20_body">Для многих измена — это самый настоящий удар. Удар по самолюбию. Жизнь после измены никогда не станет прежней. С этим человеком.</text:p>
      <text:p text:style-name="Text_20_body">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17">Лично я никогда об этом не задумывалась, но как-то разговорилась с девчонками на эту тему и услышала довольно интересное мнение.</text:p>
      <text:p text:style-name="Text_20_body">— Я бы простила измену. — сказала мне одна девушка, которая очень себя любит.</text:p>
      <text:p text:style-name="Text_20_body">— Как же так? — спросила я. — Это же предательство!</text:p>
      <text:p text:style-name="Text_20_body">Но ответ был очень интересным. Она ответила, что сама не представляет, как это всю жизнь — одно и тоже. </text:p>
      <text:p text:style-name="P15">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16">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Text_20_body">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Text_20_body">Говорить об ­изменах — все равно, что водить вилами по воде — бессмысленно. Что тут скажешь, когда дело сделано?..</text:p>
      <text:p text:style-name="Text_20_body">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Text_20_body">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Text_20_body">Так чем же банальная слабость отличается от деструктива?</text:p>
      <text:p text:style-name="Text_20_body">Слабость. Не смог устоять.</text:p>
      <text:p text:style-name="Text_20_body"><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Text_20_body">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Text_20_body">Такое встречается очень часто. К сожалению для второй стороны.</text:p>
      <text:p text:style-name="Text_20_body">В деструктивных отношениях все происходит несколько иначе.</text:p>
      <text:p text:style-name="Text_20_body">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Text_20_body">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Text_20_body">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Text_20_body">Рядом с недомужчиной — тень красивой, счастливой, ухоженной женщины. Почему? Воздействие на нее, с сопровождающимися: «Зачем тебе это надо? Я тебя и та<text:soft-page-break/>кой любить буду.» + «Ты недостаточно какая-то там хорошая» - убивает в ней все силы и стремления. Ее душат постоянные упреки и сомнения в ней.</text:p>
      <text:p text:style-name="Text_20_body">Так... я обещала не повторяться.</text:p>
      <text:p text:style-name="Text_20_body">На «выходе» мы получаем <text:span text:style-name="T5">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Text_20_body">Уничтожив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Text_20_body">Он выбирает рубашку — ставит на ней пятно. Мозгов не хватает отстирать его и он эту рубашку выбрасывает: «Плохая некачественная рубашка!»</text:p>
      <text:p text:style-name="Text_20_body">Он покупает молоко. Забывает про него — оно скисает. Он выливает его: «Отвратительное молоко!»</text:p>
      <text:p text:style-name="Text_20_body">Он покупает себе ботинки. Хорошие кожаные качественные ботинки. Занашивает их до дыр и выбрасывает их: «Подделка!»</text:p>
      <text:p text:style-name="Text_20_body">Он выбирает женщину. Пользуется ей. Не заботится о ней. Обижает ее, может даже бьет, а потом бросает ее: «Разве это баба?! Вот Машка — вот это баба!»</text:p>
      <text:p text:style-name="Text_20_body">И начинается процесс замены.</text:p>
      <text:p text:style-name="Text_20_body">Судя из той информации, которую я раскопала, нельзя точно судить, изменял ли мне бывший или нет. Но можно <text:soft-page-break/>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Text_20_body">Если вы не понимаете, к чему я веду, то совсем скоро поймете.</text:p>
      <text:p text:style-name="Text_20_body">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Subtitle">* * *</text:p>
      <text:p text:style-name="Text_20_body">Начнем с измены.</text:p>
      <text:p text:style-name="Text_20_body">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Text_20_body">Беда печаль.</text:p>
      <text:p text:style-name="Text_20_body">Как правило, отношения не свеженькие. Что-то уже пережили вместе за какое-то там время. Близкие, родственные души, которые понимают друг друга... Ну как: вы понимаете его, ведь он — просит вас понимать его. Все. О вас речи не идет.</text:p>
      <text:p text:style-name="Text_20_body"><text:soft-page-break/>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10">Вы узнаёте об измене либо случайно, либо «типа» случайно. Обязательно в тот момент, когда у вас все хорошо!</text:p>
      <text:p text:style-name="P10">Это для вас удар. Полное опустошение. Вы не можете в это поверить. Слезы-сопли. Крики и отчаянные попытки заставить его объясниться. Вы в шоке.</text:p>
      <text:p text:style-name="P10">А в шоке от того, что он не видит в этом проблемы.</text:p>
      <text:p text:style-name="P10">— Что здесь такого? Я же тебя люблю! А она для меня ничего не значит!</text:p>
      <text:p text:style-name="P10">— Ну перепихнулся, ну и что здесь такого?!...</text:p>
      <text:p text:style-name="P10">Или, как было в моем случае — бросил самым жестоким образом, погулял и вернулся, мол — жить без тебя не могу.</text:p>
      <text:p text:style-name="P10">Все было хорошо, а потом, как вы помните:</text:p>
      <text:p text:style-name="P10">— Не имеет значения, что произошло в тот момент, когда люди были, как бы, не вместе...</text:p>
      <text:p text:style-name="P10">— Да, я трахаться хотел! Мне было плохо!..</text:p>
      <text:p text:style-name="P10">Не можешь простить — дура. Из-за херни, пардон, отношения рушишь. Уходишь? - Не уходи! Я тебя люблю! И так далее...</text:p>
      <text:p text:style-name="P10"><text:soft-page-break/>А знаете, что самое интересное? Он будет повторять подобные вещи с совершенно спокойным выражением лица. Типа:</text:p>
      <text:p text:style-name="P10">— Подумаешь, кружку разбил. На счастье...</text:p>
      <text:p text:style-name="P10">Он продемонстрирует вам, что ничего такого не произошло. Ни-че-го! А вы поверите. После долгой, подобного рода, обработке.</text:p>
      <text:p text:style-name="P10">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10">—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Мам, ну купи!</text:h>
      <text:p text:style-name="Text_20_body">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Text_20_body">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Text_20_body"><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Text_20_body">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Text_20_body">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Text_20_body">Здорово придумал, да?</text:p>
      <text:p text:style-name="Text_20_body">Неа, не прокатит. То, о чем вы сейчас подумали — не прокатит. Он не разрешит вам сделать что-либо подобное. Даже не пытайтесь!</text:p>
      <text:p text:style-name="Text_20_body">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Text_20_body">Есть конечно и еще один вариант — он вам разрешит. И вот это для вас будет очень плохо.</text:p>
      <text:p text:style-name="Text_20_body">Ну, на самом деле, это для вас будет хорошо — весь этот деструктив закончится, ведь он вас обвинит в изме<text:soft-page-break/>не или, чего лучше, в проституции и бросит, неверную! В любом случае, он постарается сделать так, что вам будет очень плохо.</text:p>
      <text:p text:style-name="Text_20_body">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Text_20_body">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Text_20_body">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Text_20_body">А ведь вы не сможете.</text:p>
      <text:p text:style-name="Text_20_body">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Text_20_body">Хм, кажется я повторяюсь...</text:p>
      <text:p text:style-name="Text_20_body">Так вот — это конец.</text:p>
      <text:p text:style-name="Text_20_body">— У женщины мужик должен быть один. Только шлюхи трахаются со всеми подряд! — можете услышать вы в ответ.</text:p>
      <text:p text:style-name="Text_20_body"><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Text_20_body">Он ясно даст понять, либо же поставит перед фактом — ему это надо, мол, не нравится — на коридор. Дверь там.</text:p>
      <text:p text:style-name="Text_20_body">Он считает свое поведение абсолютно нормальным:</text:p>
      <text:p text:style-name="Text_20_body">— А чё?!</text:p>
      <text:p text:style-name="Text_20_body">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Text_20_body">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Text_20_body">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 измене.</text:p>
      <text:p text:style-name="Text_20_body">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Text_20_body"><text:soft-page-break/>Он созванивается и переписывается с новыми пассиями не шифруясь.</text:p>
      <text:p text:style-name="P10">— Это мои подружки!</text:p>
      <text:p text:style-name="Text_20_body">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Text_20_body">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Text_20_body">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Text_20_body">Тут мне, к сожалению, добавить больше нечего. Или к счастью...</text:p>
      <text:p text:style-name="Subtitle">* * *</text:p>
      <text:p text:style-name="Text_20_body">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p text:style-name="Text_20_body"><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Text_20_body">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Text_20_body">Да, дальше речь пойдет о трио в постели.</text:p>
      <text:p text:style-name="Text_20_body">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Text_20_body">Он преподнесет такие идеи, как что-то очень любопытное и интересное.</text:p>
      <text:p text:style-name="Text_20_body">— Слууушай, а давай...!</text:p>
      <text:p text:style-name="Text_20_body">Он даже может это преподнести, как предложение сделать еще один серьезный шаг, перейти на новый уровень.</text:p>
      <text:p text:style-name="Text_20_body">— Я думаю, что мы готовы к этому...</text:p>
      <text:p text:style-name="Text_20_body">Вы встречались. Потом начали жить вместе. Теперь «это». Ваши отношения, хотите вы этого или нет — набирают новые обороты.</text:p>
      <text:p text:style-name="Text_20_body">Девочка. Конечно третьей должна быть девочка (того же пола, что и абьюзер). Мужик ведь в постели должен быть один — он. Мне, например, милый говорил, что, возможно, даже участвовать не будет:</text:p>
      <text:p text:style-name="Text_20_body"><text:soft-page-break/>— Я, — говорит. — просто посижу и посмотрю на вас!</text:p>
      <text:p text:style-name="Text_20_body">Весело, да?</text:p>
      <text:p text:style-name="Text_20_body">Я, конечно, отшучивалась, говорила, мол, что, мне тоже интересно попробовать... только с мальчиком. У него такие глаза были! Столько возмущений!..</text:p>
      <text:p text:style-name="Text_20_body">Конечно, ведь девочка в постели — это ничего. Подумаешь, ведь она такая же как и вы. Чем же это должно возмущать?! Этого он никогда не поймет.</text:p>
      <text:p text:style-name="Text_20_body">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Text_20_body">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Subtitle">* * *</text:p>
      <text:p text:style-name="Text_20_body">Да, виноваты в любом случае будете вы. При совершенно исключительно любом исходе. Но что же этим своим поведением хочет сказать ваш партнер?</text:p>
      <text:p text:style-name="Text_20_body">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Text_20_body">Этот нарциссизм во всей своей красе будет проявляться в его отношении... к себе, конечно!</text:p>
      <text:p text:style-name="Text_20_body"><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Text_20_body">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Text_20_body">Но цель одна — выбить вас из колеи.</text:p>
      <text:p text:style-name="Text_20_body">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Text_20_body">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Text_20_body">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Text_20_body">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Text_20_body">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Text_20_body">Вас активно ломают, прогибают под свои аморальные идеи, садятся вам на голову. И все это прячут за маской нормальности. «Нормальности».</text:p>
      <text:p text:style-name="Text_20_body">— Что здесь такого? — слышите вы в ответ на все ваши возмущения.</text:p>
      <text:p text:style-name="Text_20_body">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Text_20_body">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Text_20_body">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Text_20_body">Я призываю вас мне поверить. Если он заговорил, намекнул или даже пошутил на это тему — он вам изменит. Можете даже не сомневаться в этом.</text:p>
      <text:p text:style-name="Text_20_body">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Text_20_body">Это была Иллюзия с большой буквы! Это было очевидным фактом с самого первого раза, как я стала свидетелем разговора с его его друзьями:</text:p>
      <text:p text:style-name="Text_20_body">— Измена — это искусство сделать так, чтоб о ней никто не узнал!</text:p>
      <text:p text:style-name="Text_20_body">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Text_20_body">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Text_20_body">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Text_20_body">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Text_20_body"><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Text_20_body"/>
      <text:p text:style-name="Text_20_body"/>
      <text:p text:style-name="Text_20_body"/>
      <text:h text:style-name="P21" text:outline-level="2"><text:bookmark-start text:name="Pierspiektitsid_"/>Перспектицид.<text:bookmark-end text:name="Pierspiektitsid_"/></text:h>
      <text:p text:style-name="Text_20_body">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Text_20_body">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5">см. «Газлайтинг»</text:span>), но, по своей сути, это отличающиеся понятия.</text:p>
      <text:p text:style-name="Text_20_body">Перспектицид (<text:span text:style-name="T5">с англ.</text:span> <text:span text:style-name="T5">perspective</text:span> — точка зрения; окончание <text:span text:style-name="T5">cide</text:span> — убийство) — воздействие на жертву с целью лишения ее собственных мыслей, идей и целей.</text:p>
      <text:p text:style-name="Text_20_body">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Text_20_body">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Text_20_body"><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Text_20_body"><text:span text:style-name="T9">Противостояние</text:span>:</text:p>
      <text:p text:style-name="Text_20_body">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Text_20_body">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21" text:outline-level="2"><text:bookmark-start text:name="Zaiavlieniie_o_razryvie_otnoshienii_"/>Заявление о разрыве отношений.<text:bookmark-end text:name="Zaiavlieniie_o_razryvie_otnoshienii_"/></text:h>
      <text:p text:style-name="Text_20_body">У вас все хорошо, или, наконец, наладилось после последней ссоры, но вдруг вам объявляют, что вас бросают:</text:p>
      <text:p text:style-name="Text_20_body">— Так будет лучше для нас.</text:p>
      <text:p text:style-name="Text_20_body">Или:</text:p>
      <text:p text:style-name="Text_20_body">— Так больше не может продолжаться, ведь ты...</text:p>
      <text:p text:style-name="Text_20_body">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Text_20_body">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Text_20_body">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Text_20_body">Второй тип, как я, и, стало быть — вы, кто поддается влиянию и становится марионеткой. Есть третий тип людей — манипуляторы.</text:p>
      <text:p text:style-name="Text_20_body">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Text_20_body">Со вторым типом все понятно.</text:p>
      <text:p text:style-name="Text_20_body">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Text_20_body">Они тоже становятся настоящими, такими, как мы с вами, жертвами. Психическое влияние — это очень сильное оружие.</text:p>
      <text:p text:style-name="Text_20_body">Но такой вариант очень редкий случай.</text:p>
      <text:p text:style-name="Subtitle">* * *</text:p>
      <text:p text:style-name="Text_20_body">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Text_20_body">Вы тешите себя иллюзией, что от осознания этого вам станет гораздо легче, но это не так.</text:p>
      <text:p text:style-name="Text_20_body">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Text_20_body"><text:soft-page-break/>Вам внушали, что нужно быть лучше. И вы снова и снова разрушали себя с его подачи, но — самостоятельно.</text:p>
      <text:p text:style-name="Text_20_body">Вот так будет и в его следующих отношениях, к сожалению для его новой жертвы.</text:p>
      <text:p text:style-name="Text_20_body">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Text_20_body">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Text_20_body">Ключевое слово — демонстрирует.</text:p>
      <text:p text:style-name="Text_20_body">Легче вам не стало, не станет и не стало бы. Все, чего вы добьетесь — это изведете себя еще больше.</text:p>
      <text:p text:style-name="Text_20_body"><text:span text:style-name="T9">Противостояние</text:span>:</text:p>
      <text:p text:style-name="Text_20_body">Хотите, чтоб вам стало лучше?</text:p>
      <text:p text:style-name="Text_20_body">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Text_20_body">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Text_20_body"><text:soft-page-break/>Вы хороший человек, такой же, как и новая жертва. Он таких и выбирает — хороших.</text:p>
      <text:p text:style-name="Text_20_body">Разрыв с абьюзером — освобождение для вас. А его новая жертва... Скажите ей спасибо и пожалейте ее, ведь ее ждет то же самое, что и вас.</text:p>
      <text:p text:style-name="Text_20_body">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Text_20_body">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Text_20_body">Не проявляйте эмоции. Не показывайте ему их. Они — его главный инструмент.</text:p>
      <text:p text:style-name="Text_20_body">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Text_20_body">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Text_20_body">Это его тактика. И вы должны понимать, что именно так и следует вести себя с манипуляторами впредь. Никаких эмоций.</text:p>
      <text:p text:style-name="Text_20_body"><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21" text:outline-level="2"><text:bookmark-start text:name="Sakharnoie_shou_"/>Сахарное шоу.<text:bookmark-end text:name="Sakharnoie_shou_"/></text:h>
      <text:p text:style-name="Text_20_body">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Text_20_body">При чем, в пр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Text_20_body">— Меня никто, кроме тебя не понимает!</text:p>
      <text:p text:style-name="Text_20_body">— Ты лучшее, что со мной случилось в жизни!</text:p>
      <text:p text:style-name="Text_20_body">— Как я мог так поступать с тобой?! Теперь я все понял!</text:p>
      <text:p text:style-name="Text_20_body">Задумайтесь, почему он сначала делает все, чтоб вы ушли, а потом делает все, чтоб вы вернулись?</text:p>
      <text:p text:style-name="Text_20_body">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Text_20_body"><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Text_20_body">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Text_20_body">Оно вам надо?</text:p>
      <text:p text:style-name="P12">Противостояние<text:span text:style-name="T10">:</text:span></text:p>
      <text:p text:style-name="Text_20_body"><text:span text:style-name="T10">Не возвращайтесь!</text:span></text:p>
      <text:h text:style-name="P24"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Введение<text:tab/>3</text:p>
          <text:p text:style-name="P26">Глава 1. Это еще не конец<text:tab/>21</text:p>
          <text:p text:style-name="P26">Глава 2. Таблетка<text:tab/>24</text:p>
          <text:p text:style-name="P26">Глава 3. Останешься?<text:tab/>36</text:p>
          <text:p text:style-name="P26">Глава 4. Зачем платить больше?<text:tab/>40</text:p>
          <text:p text:style-name="P26">Глава 5. Интроверт<text:tab/>45</text:p>
          <text:p text:style-name="P26">Глава 6. Стразики<text:tab/>70</text:p>
          <text:p text:style-name="P26">Глава 7. З — Забота<text:tab/>82</text:p>
          <text:p text:style-name="P26">Глава 8. Сама, котик<text:tab/>100</text:p>
          <text:p text:style-name="P26">Глава 9. Мы так общаемся<text:tab/>116</text:p>
          <text:p text:style-name="P26">Глава 10. Это не я<text:tab/>133</text:p>
          <text:p text:style-name="P26">Глава 11. Трио<text:tab/>154</text:p>
          <text:p text:style-name="P26">Глава 12. Не ной<text:tab/>163</text:p>
          <text:p text:style-name="P26">Глава 13. Неадекватная<text:tab/>173</text:p>
          <text:p text:style-name="P26">Глава 14. Вожак<text:tab/>197</text:p>
          <text:p text:style-name="P26">Глава 15. Ад<text:tab/>216</text:p>
          <text:p text:style-name="P26">Глава 16. Nosce te ipsum<text:tab/>228</text:p>
          <text:p text:style-name="P26">Глава 17. Я все понял<text:tab/>237</text:p>
          <text:p text:style-name="P26">Глава 18. А зачем вам Она?<text:tab/>242</text:p>
          <text:p text:style-name="P26">Глава 19. Я подумаю<text:tab/>250</text:p>
          <text:p text:style-name="P26">Глава 20. Меньше нюансов<text:tab/>255</text:p>
          <text:p text:style-name="P26">Глава 21. Быть честным очень легко!<text:tab/>264</text:p>
          <text:p text:style-name="P26">Глава 22. Гори в аду<text:tab/>308</text:p>
          <text:p text:style-name="P26">Глава 23. Апофеоз отношений с манипулятором<text:tab/>327</text:p>
          <text:p text:style-name="P26"><text:soft-page-break/>Глава 24. Причины манипуляции<text:tab/>344</text:p>
          <text:p text:style-name="P26">Глава 25. Признаки, приемы и противостояние манипуляции<text:tab/>363</text:p>
          <text:p text:style-name="P25">Почему я?<text:tab/>365</text:p>
          <text:p text:style-name="P25">Демонстративное игнорирование собственных обязательств.<text:tab/>385</text:p>
          <text:p text:style-name="P25">Газлайтинг.<text:tab/>387</text:p>
          <text:p text:style-name="P25">Висхолдинг.<text:tab/>392</text:p>
          <text:p text:style-name="P25">«Да, но &lt;...&gt;» (в дополнение к описанию висхолдинга).<text:tab/>395</text:p>
          <text:p text:style-name="P25">Изоляция жертвы от ее окружения.<text:tab/>397</text:p>
          <text:p text:style-name="P25">Пассивная агрессия (игнорирование, обида, внезапный бойкот).<text:tab/>400</text:p>
          <text:p text:style-name="P25">Эгоизм. Равнодушие.<text:tab/>405</text:p>
          <text:p text:style-name="P25">Игра на ваших эмоциях или психологические триггеры.<text:tab/>407</text:p>
          <text:p text:style-name="P25">Виктимблейминг.<text:tab/>411</text:p>
          <text:p text:style-name="P25">Вам редко уступают или не уступают вообще.<text:tab/>417</text:p>
          <text:p text:style-name="P25">Патологическая ложь. Введение в болезненное состояние ожидания.<text:tab/>422</text:p>
          <text:p text:style-name="P25">Триангуляция.<text:tab/>428</text:p>
          <text:p text:style-name="P25">Дабл байнд.<text:tab/>432</text:p>
          <text:p text:style-name="P25">Подкрепление. Стимуляция на действия.<text:tab/>441</text:p>
          <text:p text:style-name="P27">Положительное подкрепление. <text:tab/>442</text:p>
          <text:p text:style-name="P27">Неустойчивое или частичное подкрепление.<text:tab/>448</text:p>
          <text:p text:style-name="P27">Отрицательное подкрепление.<text:tab/>453</text:p>
          <text:p text:style-name="P27">Травмирующий одноразовый опыт.<text:tab/>458</text:p>
          <text:p text:style-name="P25">Постоянные жалобы.<text:tab/>460</text:p>
          <text:p text:style-name="P25">Он зациклен на себе и на собственном комфорте.<text:tab/>463</text:p>
          <text:p text:style-name="P25">Отношение к чистоте.<text:tab/>466</text:p>
          <text:p text:style-name="P27">Неряшливость.<text:tab/>466</text:p>
          <text:p text:style-name="P27">Предельная аккуратность.<text:tab/>468</text:p>
          <text:p text:style-name="P25">Неглект.<text:tab/>472</text:p>
          <text:p text:style-name="P25"><text:soft-page-break/>Попытка выторговать право на «лево». Принуждение к трио.<text:tab/>476</text:p>
          <text:p text:style-name="P27">Вариант 1. <text:s/>Ничто не предвещало беды.<text:tab/>481</text:p>
          <text:p text:style-name="P27">Вариант 2. Мам, ну купи!<text:tab/>482</text:p>
          <text:p text:style-name="P27">Вариант 3. Я уже взрослый.<text:tab/>485</text:p>
          <text:p text:style-name="P25">Перспектицид.<text:tab/>493</text:p>
          <text:p text:style-name="P25">Заявление о разрыве отношений.<text:tab/>495</text:p>
          <text:p text:style-name="P25">Сахарное шоу.<text:tab/>500</text:p>
          <text:p text:style-name="P26">Содержание<text:tab/>503</text:p>
        </text:index-body>
      </text:table-of-content>
      <text:p text:style-name="P1"/>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0.199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1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2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Глава 25. Признаки, приемы и противостояние манипуляции</text:chapter></text:p>
      </style:header>
      <style:footer>
        <text:p text:style-name="Footer_20_right"><text:page-number text:select-page="current">499</text:page-number></text:p>
      </style:footer>
    </style:master-page>
    <style:master-page style:name="Right_20_Page" style:display-name="Right Page" style:page-layout-name="Mpm5" style:next-style-name="Left_20_Page">
      <style:header>
        <text:p text:style-name="Header_20_right"><text:chapter text:display="number-and-name" text:outline-level="1">Введение</text:chapter></text:p>
      </style:header>
      <style:footer>
        <text:p text:style-name="Footer_20_right"><text:page-number text:select-page="current">3</text:page-number></text:p>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1-24T17:32:07.22</dc:date>
    <meta:editing-cycles>28</meta:editing-cycles>
    <meta:editing-duration>P4DT18H4M9S</meta:editing-duration>
    <meta:document-statistic meta:table-count="0" meta:image-count="0" meta:object-count="0" meta:page-count="505" meta:paragraph-count="3444" meta:word-count="92244" meta:character-count="56721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